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돋움" svg:font-family="돋움"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45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48.44mm" fo:break-before="auto" style:use-optimal-row-height="true"/>
    </style:style>
    <style:style style:name="ro4" style:family="table-row">
      <style:table-row-properties style:row-height="9.47mm" fo:break-before="auto" style:use-optimal-row-height="true"/>
    </style:style>
    <style:style style:name="ro5" style:family="table-row">
      <style:table-row-properties style:row-height="34.75mm" fo:break-before="auto" style:use-optimal-row-height="true"/>
    </style:style>
    <style:style style:name="ro6" style:family="table-row">
      <style:table-row-properties style:row-height="24.48mm" fo:break-before="auto" style:use-optimal-row-height="true"/>
    </style:style>
    <style:style style:name="ro7" style:family="table-row">
      <style:table-row-properties style:row-height="14.2mm" fo:break-before="auto" style:use-optimal-row-height="true"/>
    </style:style>
    <style:style style:name="ro8" style:family="table-row">
      <style:table-row-properties style:row-height="10.78mm" fo:break-before="auto" style:use-optimal-row-height="true"/>
    </style:style>
    <style:style style:name="ro9" style:family="table-row">
      <style:table-row-properties style:row-height="17.62mm" fo:break-before="auto" style:use-optimal-row-height="true"/>
    </style:style>
    <style:style style:name="ro10" style:family="table-row">
      <style:table-row-properties style:row-height="31.33mm" fo:break-before="auto" style:use-optimal-row-height="true"/>
    </style:style>
    <style:style style:name="ro11" style:family="table-row">
      <style:table-row-properties style:row-height="38.17mm" fo:break-before="auto" style:use-optimal-row-height="true"/>
    </style:style>
    <style:style style:name="ro12" style:family="table-row">
      <style:table-row-properties style:row-height="21.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ko" style:country-asian="KR"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시트1" table:style-name="ta1">
        <table:table-column table:style-name="co1" table:default-cell-style-name="ce1"/>
        <table:table-column table:style-name="co2" table:default-cell-style-name="ce1"/>
        <table:table-column table:style-name="co1" table:number-columns-repeated="5" table:default-cell-style-name="Default"/>
        <table:table-row table:style-name="ro1">
          <table:table-cell office:value-type="string" calcext:value-type="string">
            <text:p><text:a xlink:href="https://en.dict.naver.com/#/entry/enko/6eefbd02c7c54f5eb05220b0b90079fa" xlink:type="simple">ter·rify</text:a> </text:p>
          </table:table-cell>
          <table:table-cell office:value-type="string" calcext:value-type="string">
            <text:p>[ˈterɪfaɪ] </text:p>
          </table:table-cell>
          <table:table-cell office:value-type="string" calcext:value-type="string">
            <text:p>:</text:p>
          </table:table-cell>
          <table:table-cell office:value-type="string" calcext:value-type="string">
            <text:p>1.동사 (몹시) 무섭게[겁먹게] 하다Flying terrifies her.비행기를 타는 것은 그녀를 무섭게 한다[비행기를 타는 것이 그녀는 무섭다].</text:p>
          </table:table-cell>
          <table:table-cell/>
          <table:table-cell table:style-name="ce1" table:number-columns-repeated="2"/>
        </table:table-row>
        <table:table-row table:style-name="ro1">
          <table:table-cell office:value-type="string" calcext:value-type="string">
            <text:p><text:a xlink:href="https://en.dict.naver.com/#/entry/enko/371c2c90ad0f4cc0b8e86fc963b9dd6e" xlink:type="simple">red-hand·ed</text:a> </text:p>
          </table:table-cell>
          <table:table-cell office:value-type="string" calcext:value-type="string">
            <text:p>[-hǽndid] </text:p>
          </table:table-cell>
          <table:table-cell office:value-type="string" calcext:value-type="string">
            <text:p>:</text:p>
          </table:table-cell>
          <table:table-cell office:value-type="string" calcext:value-type="string">
            <text:p>1.형용사 손이 빨간; 손이 피투성이의2.형용사 현행범의</text:p>
          </table:table-cell>
          <table:table-cell/>
          <table:table-cell table:style-name="ce1" table:number-columns-repeated="2"/>
        </table:table-row>
        <table:table-row table:style-name="ro1">
          <table:table-cell office:value-type="string" calcext:value-type="string">
            <text:p><text:a xlink:href="https://en.dict.naver.com/#/entry/enko/cfc863af88d5490782095b676dbbb670" xlink:type="simple">chill</text:a> </text:p>
          </table:table-cell>
          <table:table-cell office:value-type="string" calcext:value-type="string">
            <text:p>[tʃɪl] </text:p>
          </table:table-cell>
          <table:table-cell office:value-type="string" calcext:value-type="string">
            <text:p>:</text:p>
          </table:table-cell>
          <table:table-cell office:value-type="string" calcext:value-type="string">
            <text:p>1.명사 냉기, 한기There’s a chill in the air this morning.오늘 아침에는 공기가 차다.2.명사 오한3.명사 오싹한 느낌a chill of fear/apprehension두려움/불안감에 오싹해지는 기분</text:p>
          </table:table-cell>
          <table:table-cell/>
          <table:table-cell table:style-name="ce1" table:number-columns-repeated="2"/>
        </table:table-row>
        <table:table-row table:style-name="ro1">
          <table:table-cell office:value-type="string" calcext:value-type="string">
            <text:p><text:a xlink:href="https://en.dict.naver.com/#/entry/enko/ec2a96a50fd84787a876b784e043b07c" xlink:type="simple">whine</text:a> </text:p>
          </table:table-cell>
          <table:table-cell office:value-type="string" calcext:value-type="string">
            <text:p>[waɪn] </text:p>
          </table:table-cell>
          <table:table-cell office:value-type="string" calcext:value-type="string">
            <text:p>:</text:p>
          </table:table-cell>
          <table:table-cell office:value-type="string" calcext:value-type="string">
            <text:p>1.동사 징징[칭얼]거리다, 우는 소리를 하다Stop whining그만 징징거려2.동사 낑낑[끙끙]거리다The dog whined and scratched at the door.개가 낑낑거리며 문을 긁었다.3.동사 끼익끽 하는 소리를 내다</text:p>
          </table:table-cell>
          <table:table-cell/>
          <table:table-cell table:style-name="ce1" table:number-columns-repeated="2"/>
        </table:table-row>
        <table:table-row table:style-name="ro2">
          <table:table-cell office:value-type="string" calcext:value-type="string">
            <text:p><text:a xlink:href="https://en.dict.naver.com/#/entry/enko/7070c69ac2e5452a8b1f2e451b5650bb" xlink:type="simple">whip[lick]…into shape</text:a> </text:p>
          </table:table-cell>
          <table:table-cell table:style-name="Default"/>
          <table:table-cell office:value-type="string" calcext:value-type="string">
            <text:p>:</text:p>
          </table:table-cell>
          <table:table-cell office:value-type="string" calcext:value-type="string">
            <text:p>1.…을 정상화하다A carpenter can lick a broken chair into shape.목수는 부러진 의자를 온전한 것으로 만들 수 있다.2.사람으로 만들어 놓다A doctor whipped him into shape.의사는 그를 사람으로 만들어 놓았다.</text:p>
          </table:table-cell>
          <table:table-cell/>
          <table:table-cell table:style-name="ce1"/>
          <table:table-cell/>
        </table:table-row>
        <table:table-row table:style-name="ro2">
          <table:table-cell office:value-type="string" calcext:value-type="string">
            <text:p><text:a xlink:href="https://en.dict.naver.com/#/entry/enko/e3d12dc93cb74c0db36541eaf70cf80a" xlink:type="simple">|make |up (with somebody)</text:a> </text:p>
          </table:table-cell>
          <table:table-cell table:style-name="Default"/>
          <table:table-cell office:value-type="string" calcext:value-type="string">
            <text:p>:</text:p>
          </table:table-cell>
          <table:table-cell office:value-type="string" calcext:value-type="string">
            <text:p>1. (~와) 화해하다</text:p>
          </table:table-cell>
          <table:table-cell/>
          <table:table-cell table:style-name="ce1"/>
          <table:table-cell/>
        </table:table-row>
        <table:table-row table:style-name="ro2">
          <table:table-cell office:value-type="string" calcext:value-type="string">
            <text:p><text:a xlink:href="https://en.dict.naver.com/#/entry/enko/905c7696e9ae4d16afc5c6af7db222cc" xlink:type="simple">|wind somebody⇄|up</text:a> </text:p>
          </table:table-cell>
          <table:table-cell table:style-name="Default"/>
          <table:table-cell office:value-type="string" calcext:value-type="string">
            <text:p>:</text:p>
          </table:table-cell>
          <table:table-cell office:value-type="string" calcext:value-type="string">
            <text:p>1. ~를 약올리다</text:p>
          </table:table-cell>
          <table:table-cell/>
          <table:table-cell table:style-name="ce1"/>
          <table:table-cell/>
        </table:table-row>
        <table:table-row table:style-name="ro1">
          <table:table-cell office:value-type="string" calcext:value-type="string">
            <text:p><text:a xlink:href="https://en.dict.naver.com/#/entry/enko/1a18e967b946437ca221306bfbceac3a" xlink:type="simple">grin</text:a> </text:p>
          </table:table-cell>
          <table:table-cell office:value-type="string" calcext:value-type="string">
            <text:p>[ɡrɪn] </text:p>
          </table:table-cell>
          <table:table-cell office:value-type="string" calcext:value-type="string">
            <text:p>:</text:p>
          </table:table-cell>
          <table:table-cell office:value-type="string" calcext:value-type="string">
            <text:p>1.동사 (소리 없이) 활짝[크게] 웃다She grinned amiably at us.그녀가 우리를 보고 다정하게 활짝 웃었다.2.명사 (소리 없이) 활짝[크게] 웃음She gave a broad grin.그녀가 크게 활짝 웃어 보였다.</text:p>
          </table:table-cell>
          <table:table-cell/>
          <table:table-cell table:style-name="ce1" table:number-columns-repeated="2"/>
        </table:table-row>
        <table:table-row table:style-name="ro1">
          <table:table-cell office:value-type="string" calcext:value-type="string">
            <text:p><text:a xlink:href="https://en.dict.naver.com/#/entry/enko/6216644f808d4b55b4cc08ade8ca06f4" xlink:type="simple">fool</text:a> </text:p>
          </table:table-cell>
          <table:table-cell table:style-name="Default" office:value-type="string" calcext:value-type="string">
            <text:p>[fuːl]</text:p>
          </table:table-cell>
          <table:table-cell office:value-type="string" calcext:value-type="string">
            <text:p>:</text:p>
          </table:table-cell>
          <table:table-cell office:value-type="string" calcext:value-type="string">
            <text:p>1.명사 바보Don’t be such a fool그렇게 바보같이 굴지 마2.명사 (과거 왕이 고용하던) 어릿광대3.명사 풀(과일을 삶아 으깬 것에 크림이나 커스터드(custard)를 섞어 차게 먹는 디저트)rhubarb fool대황 풀</text:p>
          </table:table-cell>
          <table:table-cell/>
          <table:table-cell table:style-name="ce1"/>
          <table:table-cell/>
        </table:table-row>
        <table:table-row table:style-name="ro1">
          <table:table-cell office:value-type="string" calcext:value-type="string">
            <text:p><text:a xlink:href="https://en.dict.naver.com/#/entry/enko/8304df908a7c47c49b39e00e5e3310ab" xlink:type="simple">|fairy tale</text:a> </text:p>
          </table:table-cell>
          <table:table-cell table:style-name="Default"/>
          <table:table-cell office:value-type="string" calcext:value-type="string">
            <text:p>:</text:p>
          </table:table-cell>
          <table:table-cell office:value-type="string" calcext:value-type="string">
            <text:p>1.명사 동화2.명사 꾸며낸 이야기, 거짓말Now tell me the truth: I don’t want any more of your fairy stories.자 이제 진실을 말해 봐. 더 이상 네가 꾸며낸 얘긴 듣고 싶지 않아.</text:p>
          </table:table-cell>
          <table:table-cell/>
          <table:table-cell table:style-name="ce1"/>
          <table:table-cell/>
        </table:table-row>
        <table:table-row table:style-name="ro1">
          <table:table-cell table:style-name="Default" office:value-type="string" calcext:value-type="string">
            <text:p>be |onto something</text:p>
          </table:table-cell>
          <table:table-cell table:style-name="Default"/>
          <table:table-cell office:value-type="string" calcext:value-type="string">
            <text:p>:</text:p>
          </table:table-cell>
          <table:table-cell office:value-type="string" calcext:value-type="string">
            <text:p>1. (대단한 것을) 발견해[이뤄] 낼 가능성이 있다</text:p>
          </table:table-cell>
          <table:table-cell table:number-columns-repeated="3"/>
        </table:table-row>
        <table:table-row table:style-name="ro1">
          <table:table-cell table:style-name="Default" office:value-type="string" calcext:value-type="string">
            <text:p>What are you getting at?</text:p>
          </table:table-cell>
          <table:table-cell table:style-name="Default"/>
          <table:table-cell office:value-type="string" calcext:value-type="string">
            <text:p>:</text:p>
          </table:table-cell>
          <table:table-cell office:value-type="string" calcext:value-type="string">
            <text:p>1. 결국 자네는 무슨 말을 하고자 하는 건가?</text:p>
          </table:table-cell>
          <table:table-cell table:number-columns-repeated="3"/>
        </table:table-row>
        <table:table-row table:style-name="ro1">
          <table:table-cell table:style-name="Default" office:value-type="string" calcext:value-type="string">
            <text:p>get at</text:p>
          </table:table-cell>
          <table:table-cell table:style-name="Default"/>
          <table:table-cell office:value-type="string" calcext:value-type="string">
            <text:p>:</text:p>
          </table:table-cell>
          <table:table-cell office:value-type="string" calcext:value-type="string">
            <text:p>1.…에 도달하다, 닿다2.…을 잡다, 수중에 넣다3.[일]에 착수하다, 시작하다</text:p>
          </table:table-cell>
          <table:table-cell table:number-columns-repeated="3"/>
        </table:table-row>
        <table:table-row table:style-name="ro1">
          <table:table-cell table:style-name="Default" office:value-type="string" calcext:value-type="string">
            <text:p>weary</text:p>
          </table:table-cell>
          <table:table-cell office:value-type="string" calcext:value-type="string">
            <text:p>[ˈwɪri] </text:p>
          </table:table-cell>
          <table:table-cell office:value-type="string" calcext:value-type="string">
            <text:p>:</text:p>
          </table:table-cell>
          <table:table-cell office:value-type="string" calcext:value-type="string">
            <text:p>1.형용사 (몹시) 지친, 피곤한a weary traveller지친 여행자2.형용사 지치게[피곤하게] 하는a weary journey피곤한 여정3.형용사 ~에 싫증난Students soon grow weary of listening to a parade of historical facts.학생들은 이어지는 역사적 사실들을 듣는 것에 금방 싫증을 낸다.</text:p>
          </table:table-cell>
          <table:table-cell table:number-columns-repeated="2"/>
          <table:table-cell table:style-name="ce1"/>
        </table:table-row>
        <table:table-row table:style-name="ro1">
          <table:table-cell table:style-name="Default" office:value-type="string" calcext:value-type="string">
            <text:p>re·peti·tive</text:p>
          </table:table-cell>
          <table:table-cell table:style-name="Default" office:value-type="string" calcext:value-type="string">
            <text:p>[rɪˈpetətɪv]</text:p>
          </table:table-cell>
          <table:table-cell office:value-type="string" calcext:value-type="string">
            <text:p>:</text:p>
          </table:table-cell>
          <table:table-cell office:value-type="string" calcext:value-type="string">
            <text:p>1.형용사 (지루할·단조로운 정도로) 반복적인a repetitive task.반복적인 작업2.형용사 (계속) 반복되는a repetitive pattern of behaviour반복되는 행동 양식</text:p>
          </table:table-cell>
          <table:table-cell table:number-columns-repeated="3"/>
        </table:table-row>
        <table:table-row table:style-name="ro2">
          <table:table-cell office:value-type="string" calcext:value-type="string">
            <text:p><text:a xlink:href="https://en.dict.naver.com/#/entry/enko/51f9f881172641e6b6289c22d4166f32" xlink:type="simple">mon·ot·on·ous</text:a> </text:p>
          </table:table-cell>
          <table:table-cell office:value-type="string" calcext:value-type="string">
            <text:p>[mə|nɑːtənəs] </text:p>
          </table:table-cell>
          <table:table-cell office:value-type="string" calcext:value-type="string">
            <text:p>:</text:p>
          </table:table-cell>
          <table:table-cell office:value-type="string" calcext:value-type="string">
            <text:p>1.형용사 (지루할 정도로) 단조로운[변함없는]a monotonous voice/diet/routine단조로운 목소리/식사/변함없는 틀[일상]</text:p>
          </table:table-cell>
          <table:table-cell/>
          <table:table-cell table:style-name="ce1" table:number-columns-repeated="2"/>
        </table:table-row>
        <table:table-row table:style-name="ro1">
          <table:table-cell office:value-type="string" calcext:value-type="string">
            <text:p><text:a xlink:href="https://en.dict.naver.com/#/entry/enko/5da7b0f8c6d542848933ec148a51acb5" xlink:type="simple">wealthy</text:a> </text:p>
          </table:table-cell>
          <table:table-cell office:value-type="string" calcext:value-type="string">
            <text:p>[ˈwelθi] </text:p>
          </table:table-cell>
          <table:table-cell office:value-type="string" calcext:value-type="string">
            <text:p>:</text:p>
          </table:table-cell>
          <table:table-cell office:value-type="string" calcext:value-type="string">
            <text:p>1.형용사 부유한, 재산이 많은a wealthy nation부유한 나라[부국(富國)]2.형용사 부자들</text:p>
          </table:table-cell>
          <table:table-cell/>
          <table:table-cell table:style-name="ce1" table:number-columns-repeated="2"/>
        </table:table-row>
        <table:table-row table:style-name="ro1">
          <table:table-cell office:value-type="string" calcext:value-type="string">
            <text:p><text:a xlink:href="https://en.dict.naver.com/#/entry/enko/14bda3ad05cf4e4c8b2550fc88c3b3aa" xlink:type="simple">trump</text:a> </text:p>
          </table:table-cell>
          <table:table-cell office:value-type="string" calcext:value-type="string">
            <text:p>[trʌmp] </text:p>
          </table:table-cell>
          <table:table-cell office:value-type="string" calcext:value-type="string">
            <text:p>:</text:p>
          </table:table-cell>
          <table:table-cell office:value-type="string" calcext:value-type="string">
            <text:p>1.명사 (일부 카드놀이에서) 으뜸패I played a trump and won the trick.나는 으뜸패를 내어 그 판을 이겼다.2.명사 (일부 카드놀이에서 한 벌의) 으뜸패What’s trumps?으뜸패는 뭐지?3.동사 으뜸패를 내다</text:p>
          </table:table-cell>
          <table:table-cell/>
          <table:table-cell table:style-name="ce1" table:number-columns-repeated="2"/>
        </table:table-row>
        <table:table-row table:style-name="ro1">
          <table:table-cell table:style-name="Default" office:value-type="string" calcext:value-type="string">
            <text:p>I brought a friend along today.</text:p>
          </table:table-cell>
          <table:table-cell table:style-name="Default"/>
          <table:table-cell office:value-type="string" calcext:value-type="string">
            <text:p>:</text:p>
          </table:table-cell>
          <table:table-cell office:value-type="string" calcext:value-type="string">
            <text:p>오늘 친구를 한 명 함께 데려왔어.</text:p>
          </table:table-cell>
          <table:table-cell table:number-columns-repeated="3"/>
        </table:table-row>
        <table:table-row table:style-name="ro1">
          <table:table-cell office:value-type="string" calcext:value-type="string">
            <text:p><text:a xlink:href="https://en.dict.naver.com/#/entry/enko/7f1e4469b7ab4140bccddf74a503bdfa" xlink:type="simple">perk</text:a> </text:p>
          </table:table-cell>
          <table:table-cell office:value-type="string" calcext:value-type="string">
            <text:p>[pə́ːrk] </text:p>
          </table:table-cell>
          <table:table-cell office:value-type="string" calcext:value-type="string">
            <text:p>:</text:p>
          </table:table-cell>
          <table:table-cell office:value-type="string" calcext:value-type="string">
            <text:p>1.자동사 &lt;귀·꼬리 등이&gt; 쫑긋 서다 ((up)); 목에 힘을 주다; 젠체하다, 뽐내다, 으스대다; 목에 힘을 주다He perks over his neighbors.그는 이웃 사람들에게 으스댄다.2.자동사 (앓고 난 후에) 기운을 회복하다, 생기가 나다, 활발해지다You'll soon perk up.곧 기운을 되찾을 거야.3.타동사 멋부려 차려입다 ((out, up))</text:p>
          </table:table-cell>
          <table:table-cell/>
          <table:table-cell table:style-name="ce1" table:number-columns-repeated="2"/>
        </table:table-row>
        <table:table-row table:style-name="ro1">
          <table:table-cell table:style-name="Default" office:value-type="string" calcext:value-type="string">
            <text:p>argh</text:p>
          </table:table-cell>
          <table:table-cell table:style-name="Default"/>
          <table:table-cell office:value-type="string" calcext:value-type="string">
            <text:p>:</text:p>
          </table:table-cell>
          <table:table-cell office:value-type="string" calcext:value-type="string">
            <text:p>1.감탄사 앗, 으악((좌절, 성가심, 고통, 혼란 등을 나타낼 때 사용하는 감탄사))I spent 2 hours writing my report. Argh I didn't save it.보고서를 2 시간이나 썼다. 앗 저장을 안 했네.2.감탄사 헉, 으악((치명상을 입고 죽기 직전에 외치는 외마디 비명))ARGH After giving a cry, he was suffering and lying at death's door.으악 외마디 비명을 외친 후, 그는 고통을 받으며 죽어가고 있었다.</text:p>
          </table:table-cell>
          <table:table-cell table:number-columns-repeated="3"/>
        </table:table-row>
        <table:table-row table:style-name="ro1">
          <table:table-cell table:style-name="Default" office:value-type="string" calcext:value-type="string">
            <text:p>dash</text:p>
          </table:table-cell>
          <table:table-cell table:style-name="Default" office:value-type="string" calcext:value-type="string">
            <text:p>[dæʃ]</text:p>
          </table:table-cell>
          <table:table-cell office:value-type="string" calcext:value-type="string">
            <text:p>:</text:p>
          </table:table-cell>
          <table:table-cell office:value-type="string" calcext:value-type="string">
            <text:p>1.명사 황급히[맹렬히] 달려감, 돌진, 질주When the doors opened, there was a mad dash for seats.문이 열리자 (사람들이) 자리를 찾아 미친 듯이 달려갔다.2.명사 (…을) 황급히[서둘러] 함a last-minute dash to buy presents마지막 순간에 서둘러 선물들을 사기3.명사 (다른 것에 첨가하는) 소량[약간]Add a dash of lemon juice.레몬주스를 약간 넣어라.</text:p>
          </table:table-cell>
          <table:table-cell table:number-columns-repeated="3"/>
        </table:table-row>
        <table:table-row table:style-name="ro1">
          <table:table-cell table:style-name="Default" office:value-type="string" calcext:value-type="string">
            <text:p>peek</text:p>
          </table:table-cell>
          <table:table-cell table:style-name="Default" office:value-type="string" calcext:value-type="string">
            <text:p>[piːk]</text:p>
          </table:table-cell>
          <table:table-cell office:value-type="string" calcext:value-type="string">
            <text:p>:</text:p>
          </table:table-cell>
          <table:table-cell office:value-type="string" calcext:value-type="string">
            <text:p>1.동사 (재빨리) 훔쳐보다No peeking훔쳐보기 없기2.동사 살짝[아주 조금] 보이다Her feet peeked out from the end of the blanket.담요 끝자락 밖으로 그녀의 발이 살짝 보였다.3.명사I took a quick peek inside.나는 재빨리 안을 훔쳐보았다.</text:p>
          </table:table-cell>
          <table:table-cell table:number-columns-repeated="3"/>
        </table:table-row>
        <table:table-row table:style-name="ro1">
          <table:table-cell table:style-name="Default" office:value-type="string" calcext:value-type="string">
            <text:p>flinch</text:p>
          </table:table-cell>
          <table:table-cell office:value-type="string" calcext:value-type="string">
            <text:p>[flɪntʃ] </text:p>
          </table:table-cell>
          <table:table-cell office:value-type="string" calcext:value-type="string">
            <text:p>:</text:p>
          </table:table-cell>
          <table:table-cell office:value-type="string" calcext:value-type="string">
            <text:p>1.동사 움찔[주춤]하다He flinched at the sight of the blood.그는 피를 보고 움찔했다.</text:p>
          </table:table-cell>
          <table:table-cell table:number-columns-repeated="2"/>
          <table:table-cell table:style-name="ce1"/>
        </table:table-row>
        <table:table-row table:style-name="ro1">
          <table:table-cell office:value-type="string" calcext:value-type="string">
            <text:p><text:a xlink:href="https://en.dict.naver.com/#/entry/enko/1e57268e25ce40cf8c68097573708f06" xlink:type="simple">gosh</text:a> </text:p>
          </table:table-cell>
          <table:table-cell office:value-type="string" calcext:value-type="string">
            <text:p>[ɡɑːʃ] </text:p>
          </table:table-cell>
          <table:table-cell office:value-type="string" calcext:value-type="string">
            <text:p>:</text:p>
          </table:table-cell>
          <table:table-cell office:value-type="string" calcext:value-type="string">
            <text:p>1.감탄사 이크, 어이쿠Gosh, is that the time?어이쿠, 시간이 저렇게 됐어?</text:p>
          </table:table-cell>
          <table:table-cell/>
          <table:table-cell table:style-name="ce1" table:number-columns-repeated="2"/>
        </table:table-row>
        <table:table-row table:style-name="ro1">
          <table:table-cell office:value-type="string" calcext:value-type="string">
            <text:p><text:a xlink:href="https://en.dict.naver.com/#/entry/enko/1c298b315991440482063edede3c2bd6" xlink:type="simple">grumpy</text:a> </text:p>
          </table:table-cell>
          <table:table-cell office:value-type="string" calcext:value-type="string">
            <text:p>[ˈɡrʌmpi] </text:p>
          </table:table-cell>
          <table:table-cell office:value-type="string" calcext:value-type="string">
            <text:p>:</text:p>
          </table:table-cell>
          <table:table-cell office:value-type="string" calcext:value-type="string">
            <text:p>1. 형용사 성격이 나쁜</text:p>
          </table:table-cell>
          <table:table-cell/>
          <table:table-cell table:style-name="ce1" table:number-columns-repeated="2"/>
        </table:table-row>
        <table:table-row table:style-name="ro1">
          <table:table-cell office:value-type="string" calcext:value-type="string">
            <text:p><text:a xlink:href="https://en.dict.naver.com/#/userEntry/enko/12d458545f0d1948c454f441ba86068d" xlink:type="simple">in ages</text:a> </text:p>
          </table:table-cell>
          <table:table-cell table:style-name="Default"/>
          <table:table-cell office:value-type="string" calcext:value-type="string">
            <text:p>:</text:p>
          </table:table-cell>
          <table:table-cell office:value-type="string" calcext:value-type="string">
            <text:p>1.오랫 동안I haven't read a book in ages.책 읽은 지 오래 됐어.2.오랫동안3."오랫동안"이라는 뜻이다.</text:p>
          </table:table-cell>
          <table:table-cell/>
          <table:table-cell table:style-name="ce1"/>
          <table:table-cell/>
        </table:table-row>
        <table:table-row table:style-name="ro1">
          <table:table-cell table:style-name="Default" office:value-type="string" calcext:value-type="string">
            <text:p>sulk</text:p>
          </table:table-cell>
          <table:table-cell table:style-name="Default" office:value-type="string" calcext:value-type="string">
            <text:p>[sʌlk]</text:p>
          </table:table-cell>
          <table:table-cell office:value-type="string" calcext:value-type="string">
            <text:p>:</text:p>
          </table:table-cell>
          <table:table-cell office:value-type="string" calcext:value-type="string">
            <text:p>1.동사 부루퉁하다, 샐쭉하다He went off to sulk in his room.그가 부루퉁해서 자기 방으로 가 버렸다.2.명사 (한동안) 부루퉁함[샐쭉함]Jo was in a sulk upstairs.조는 위층에서 부루퉁해 있었다.</text:p>
          </table:table-cell>
          <table:table-cell table:number-columns-repeated="3"/>
        </table:table-row>
        <table:table-row table:style-name="ro1">
          <table:table-cell table:style-name="Default" office:value-type="string" calcext:value-type="string">
            <text:p>shat·ter</text:p>
          </table:table-cell>
          <table:table-cell table:style-name="Default" office:value-type="string" calcext:value-type="string">
            <text:p>[ˈʃætə(r)]</text:p>
          </table:table-cell>
          <table:table-cell office:value-type="string" calcext:value-type="string">
            <text:p>:</text:p>
          </table:table-cell>
          <table:table-cell office:value-type="string" calcext:value-type="string">
            <text:p>1.동사 산산이 부서지다, 산산조각 나다; 산산이 부수다. 산산조각 내다He dropped the vase and it shattered into pieces on the floor.그가 그 꽃병을 떨어뜨려 그것이 바닥에서 산산이 부서졌다.2.동사 (특히 희망·신념 등을[이]) 산산조각 내다[산산조각 나다]Anna’s self-confidence had been completely shattered.안나의 자신감은 완전 산산조각 난 상태였다.3.동사 엄청난 충격을 주다The unexpected death of their son shattered them.예기치 않은 아들의 죽음은 그들을 엄청난 충격에 빠뜨렸다.</text:p>
          </table:table-cell>
          <table:table-cell table:number-columns-repeated="3"/>
        </table:table-row>
        <table:table-row table:style-name="ro2">
          <table:table-cell office:value-type="string" calcext:value-type="string">
            <text:p><text:a xlink:href="https://en.dict.naver.com/#/entry/enko/ae432a2188434cd89b75ee2488078ed6" xlink:type="simple">aba·lone</text:a> </text:p>
          </table:table-cell>
          <table:table-cell office:value-type="string" calcext:value-type="string">
            <text:p>[|æbə|loʊni] </text:p>
          </table:table-cell>
          <table:table-cell office:value-type="string" calcext:value-type="string">
            <text:p>:</text:p>
          </table:table-cell>
          <table:table-cell office:value-type="string" calcext:value-type="string">
            <text:p>1. 명사 전복</text:p>
          </table:table-cell>
          <table:table-cell/>
          <table:table-cell table:style-name="ce1" table:number-columns-repeated="2"/>
        </table:table-row>
        <table:table-row table:style-name="ro1">
          <table:table-cell table:style-name="Default" office:value-type="string" calcext:value-type="string">
            <text:p>silly</text:p>
          </table:table-cell>
          <table:table-cell table:style-name="Default" office:value-type="string" calcext:value-type="string">
            <text:p>[ˈsɪli]</text:p>
          </table:table-cell>
          <table:table-cell office:value-type="string" calcext:value-type="string">
            <text:p>:</text:p>
          </table:table-cell>
          <table:table-cell office:value-type="string" calcext:value-type="string">
            <text:p>1.형용사 어리석은, 바보 같은a silly idea어리석은 생각2.형용사 우스꽝스러운, 유치한, 철없는a silly sense of humour유치한 유머 감각3.형용사 (실용적이지 않고) 장난감 같은; 심각하지 않은We had to wear these silly little hats.우리는 이 장난감 같은 작은 모자를 써야 했다.</text:p>
          </table:table-cell>
          <table:table-cell table:number-columns-repeated="3"/>
        </table:table-row>
        <table:table-row table:style-name="ro1">
          <table:table-cell table:style-name="Default" office:value-type="string" calcext:value-type="string">
            <text:p>keep somebody |company</text:p>
          </table:table-cell>
          <table:table-cell table:style-name="Default"/>
          <table:table-cell office:value-type="string" calcext:value-type="string">
            <text:p>:</text:p>
          </table:table-cell>
          <table:table-cell office:value-type="string" calcext:value-type="string">
            <text:p>1.~의 곁에 있어 주다[친구가 되어 주다]I’ll keep you company while you’re waiting.네가 기다리는 동안 함께 있어 줄게.</text:p>
          </table:table-cell>
          <table:table-cell table:number-columns-repeated="3"/>
        </table:table-row>
        <table:table-row table:style-name="ro1">
          <table:table-cell table:style-name="Default" office:value-type="string" calcext:value-type="string">
            <text:p>stub·born</text:p>
          </table:table-cell>
          <table:table-cell table:style-name="Default"/>
          <table:table-cell office:value-type="string" calcext:value-type="string">
            <text:p>:</text:p>
          </table:table-cell>
          <table:table-cell office:value-type="string" calcext:value-type="string">
            <text:p>1.형용사 완고한, 고집스러운, 완강한He was too stubborn to admit that he was wrong.그는 너무 완고해서 자기 잘못을 인정하지 않았다.2.형용사 없애기[다루기] 힘든, 고질적인a stubborn cough/stain잘 안 낫는[고질적인] 기침/잘 안 없어지는 얼룩</text:p>
          </table:table-cell>
          <table:table-cell table:number-columns-repeated="3"/>
        </table:table-row>
        <table:table-row table:style-name="ro1">
          <table:table-cell table:style-name="Default" office:value-type="string" calcext:value-type="string">
            <text:p>picky</text:p>
          </table:table-cell>
          <table:table-cell table:style-name="Default"/>
          <table:table-cell office:value-type="string" calcext:value-type="string">
            <text:p>:</text:p>
          </table:table-cell>
          <table:table-cell office:value-type="string" calcext:value-type="string">
            <text:p>1. 형용사 까다로운, 별스러운</text:p>
          </table:table-cell>
          <table:table-cell table:number-columns-repeated="3"/>
        </table:table-row>
        <table:table-row table:style-name="ro1">
          <table:table-cell table:style-name="Default" office:value-type="string" calcext:value-type="string">
            <text:p>ar·ro·gant</text:p>
          </table:table-cell>
          <table:table-cell table:style-name="Default" office:value-type="string" calcext:value-type="string">
            <text:p>[ˈærəɡənt]</text:p>
          </table:table-cell>
          <table:table-cell office:value-type="string" calcext:value-type="string">
            <text:p>:</text:p>
          </table:table-cell>
          <table:table-cell office:value-type="string" calcext:value-type="string">
            <text:p>1. 형용사 오만한</text:p>
          </table:table-cell>
          <table:table-cell table:number-columns-repeated="3"/>
        </table:table-row>
        <table:table-row table:style-name="ro2">
          <table:table-cell table:style-name="Default" office:value-type="string" calcext:value-type="string">
            <text:p>in·con·sid·er·ate</text:p>
          </table:table-cell>
          <table:table-cell office:value-type="string" calcext:value-type="string">
            <text:p>[ˌɪnkənˈsɪdərət] </text:p>
          </table:table-cell>
          <table:table-cell office:value-type="string" calcext:value-type="string">
            <text:p>:</text:p>
          </table:table-cell>
          <table:table-cell office:value-type="string" calcext:value-type="string">
            <text:p>1.형용사 사려깊지 못한inconsiderate behaviour사려깊지 못한 행동</text:p>
          </table:table-cell>
          <table:table-cell table:number-columns-repeated="2"/>
          <table:table-cell table:style-name="ce1"/>
        </table:table-row>
        <table:table-row table:style-name="ro1">
          <table:table-cell table:style-name="Default" office:value-type="string" calcext:value-type="string">
            <text:p>as[so] far as</text:p>
          </table:table-cell>
          <table:table-cell table:style-name="Default"/>
          <table:table-cell office:value-type="string" calcext:value-type="string">
            <text:p>:</text:p>
          </table:table-cell>
          <table:table-cell office:value-type="string" calcext:value-type="string">
            <text:p>1.(거리·범위·정도가) …까지Yet-got it as far as June Snyder. Please finish them for me.준 스나이더까지 끝냈는데 나머지를 좀 부탁해.2.…와 같은[같이 먼] 거리까지3.…하는 한; …에 관한 한</text:p>
          </table:table-cell>
          <table:table-cell table:number-columns-repeated="3"/>
        </table:table-row>
        <table:table-row table:style-name="ro2">
          <table:table-cell office:value-type="string" calcext:value-type="string">
            <text:p><text:a xlink:href="https://en.dict.naver.com/#/entry/enko/c7d104daad08483c91f5a57370d1b827" xlink:type="simple">at (your) |ease</text:a> </text:p>
          </table:table-cell>
          <table:table-cell table:style-name="Default"/>
          <table:table-cell office:value-type="string" calcext:value-type="string">
            <text:p>:</text:p>
          </table:table-cell>
          <table:table-cell office:value-type="string" calcext:value-type="string">
            <text:p>1.마음이 편안한I never feel completely at ease with him.나는 그와 함께 있을 때 마음이 완전히 편안한 적이 한 번도 없다.</text:p>
          </table:table-cell>
          <table:table-cell/>
          <table:table-cell table:style-name="ce1"/>
          <table:table-cell/>
        </table:table-row>
        <table:table-row table:style-name="ro1">
          <table:table-cell office:value-type="string" calcext:value-type="string">
            <text:p><text:a xlink:href="https://en.dict.naver.com/#/entry/enko/20e747131ab8481194527a05d18c4679" xlink:type="simple">op·pos·ite</text:a> </text:p>
          </table:table-cell>
          <table:table-cell office:value-type="string" calcext:value-type="string">
            <text:p>[|ɑːpəzət] </text:p>
          </table:table-cell>
          <table:table-cell office:value-type="string" calcext:value-type="string">
            <text:p>:</text:p>
          </table:table-cell>
          <table:table-cell office:value-type="string" calcext:value-type="string">
            <text:p>1.형용사 (보통 마주 보고 있는 둘 중) 다른 편[쪽]의[건너편의]Answers are given on the opposite page.해답은 다른 쪽[옆] 페이지에 제시되어 있다.2.형용사 … 맞은편의I could see smoke coming from the windows of the house directly opposite.내 눈에 바로 맞은편 집 창문에서 연기가 나오는 게 보였다.3.형용사 (정)반대의I watched them leave and then drove off in the opposite direction.나는 그들이 떠나는 것을 지켜보다가 차를 몰고 반대 방향으로 떠났다.</text:p>
          </table:table-cell>
          <table:table-cell/>
          <table:table-cell table:style-name="ce1" table:number-columns-repeated="2"/>
        </table:table-row>
        <table:table-row table:style-name="ro1">
          <table:table-cell office:value-type="string" calcext:value-type="string">
            <text:p><text:a xlink:href="https://en.dict.naver.com/#/entry/enko/71540da66d4a42e8972c82992742839e" xlink:type="simple">phew</text:a> </text:p>
          </table:table-cell>
          <table:table-cell office:value-type="string" calcext:value-type="string">
            <text:p>[fjuː] </text:p>
          </table:table-cell>
          <table:table-cell office:value-type="string" calcext:value-type="string">
            <text:p>:</text:p>
          </table:table-cell>
          <table:table-cell office:value-type="string" calcext:value-type="string">
            <text:p>1.감탄사 후유, 휴(더울 때·지쳤을 때·안도감을 느낄 때 내는 소리)Phew, it’s hot in here후유, 이 안은 더워</text:p>
          </table:table-cell>
          <table:table-cell/>
          <table:table-cell table:style-name="ce1" table:number-columns-repeated="2"/>
        </table:table-row>
        <table:table-row table:style-name="ro2">
          <table:table-cell office:value-type="string" calcext:value-type="string">
            <text:p><text:a xlink:href="https://en.dict.naver.com/#/entry/enko/18b43c6c1be044a7aee00dab48df63e7" xlink:type="simple">|come |over (to…)</text:a> </text:p>
          </table:table-cell>
          <table:table-cell table:style-name="Default"/>
          <table:table-cell office:value-type="string" calcext:value-type="string">
            <text:p>:</text:p>
          </table:table-cell>
          <table:table-cell office:value-type="string" calcext:value-type="string">
            <text:p>1. (특히 누구의 집에) 들르다</text:p>
          </table:table-cell>
          <table:table-cell/>
          <table:table-cell table:style-name="ce1"/>
          <table:table-cell/>
        </table:table-row>
        <table:table-row table:style-name="ro1">
          <table:table-cell office:value-type="string" calcext:value-type="string">
            <text:p><text:a xlink:href="https://en.dict.naver.com/#/entry/enko/a16b978fc0994a6eb2006773d40e1397" xlink:type="simple">re·lief</text:a> </text:p>
          </table:table-cell>
          <table:table-cell office:value-type="string" calcext:value-type="string">
            <text:p>[rɪˈliːf] </text:p>
          </table:table-cell>
          <table:table-cell office:value-type="string" calcext:value-type="string">
            <text:p>:</text:p>
          </table:table-cell>
          <table:table-cell office:value-type="string" calcext:value-type="string">
            <text:p>1.명사 안도, 안심a sense of relief안도감2.명사 (고통·불안 등의) 경감[완화/제거]modern methods of pain relief현대적인 진통법들3.명사 구호품, 구호물자; 구호famine relief기아 구호품</text:p>
          </table:table-cell>
          <table:table-cell/>
          <table:table-cell table:style-name="ce1" table:number-columns-repeated="2"/>
        </table:table-row>
        <table:table-row table:style-name="ro1">
          <table:table-cell office:value-type="string" calcext:value-type="string">
            <text:p><text:a xlink:href="https://en.dict.naver.com/#/entry/enko/9029a9cd3aa64279ae0a152d6b0c865b" xlink:type="simple">weep</text:a> </text:p>
          </table:table-cell>
          <table:table-cell office:value-type="string" calcext:value-type="string">
            <text:p>[wiːp] </text:p>
          </table:table-cell>
          <table:table-cell office:value-type="string" calcext:value-type="string">
            <text:p>:</text:p>
          </table:table-cell>
          <table:table-cell office:value-type="string" calcext:value-type="string">
            <text:p>1.동사 울다, 눈물을 흘리다She started to weep uncontrollably.그녀가 걷잡을 수 없이 울기 시작했다.2.동사 진물이 흐르다His legs were covered with weeping sores.그의 다리는 진물이 흐르는 상처투성이였다.3.명사 울기Sometimes you feel better for a good weep.때로는 한바탕 실컷 울고 나면 기분이 나아진다.</text:p>
          </table:table-cell>
          <table:table-cell/>
          <table:table-cell table:style-name="ce1" table:number-columns-repeated="2"/>
        </table:table-row>
        <table:table-row table:style-name="ro1">
          <table:table-cell office:value-type="string" calcext:value-type="string">
            <text:p><text:a xlink:href="https://en.dict.naver.com/#/entry/enko/08813421879e4d1f8e540f99f2c5b927" xlink:type="simple">sob</text:a> </text:p>
          </table:table-cell>
          <table:table-cell table:style-name="Default" office:value-type="string" calcext:value-type="string">
            <text:p>[sɑːb]</text:p>
          </table:table-cell>
          <table:table-cell office:value-type="string" calcext:value-type="string">
            <text:p>:</text:p>
          </table:table-cell>
          <table:table-cell office:value-type="string" calcext:value-type="string">
            <text:p>1.동사 (흑흑) 흐느끼다, 흐느껴 울다I heard a child sobbing loudly.난 어떤 아이가 크게 흐느껴 우는 소리를 들었다.2.동사 흐느끼며[흐느껴 울며] 말하다‘I hate him,’ she sobbed.“난 그가 싫어요.” 그녀가 흐느끼며 말했다.3.명사 흐느껴 울기[우는 소리], 흐느낌He gave a deep sob.그는 한바탕 서럽게 흐느꼈다.</text:p>
          </table:table-cell>
          <table:table-cell/>
          <table:table-cell table:style-name="ce1"/>
          <table:table-cell/>
        </table:table-row>
        <table:table-row table:style-name="ro1">
          <table:table-cell table:style-name="Default" office:value-type="string" calcext:value-type="string">
            <text:p>de·lib·er·ate·ly</text:p>
          </table:table-cell>
          <table:table-cell table:style-name="Default"/>
          <table:table-cell office:value-type="string" calcext:value-type="string">
            <text:p>:</text:p>
          </table:table-cell>
          <table:table-cell office:value-type="string" calcext:value-type="string">
            <text:p>1.부사 고의로, 의도[계획]적으로She’s been deliberately ignoring him all day.그녀는 하루 종일 의도적으로 그를 무시하고 있다.2.부사 신중하게, 찬찬히He packed up his possessions slowly and deliberately.그는 자기 소지품들을 천천히 신중하게 꾸렸다.</text:p>
          </table:table-cell>
          <table:table-cell table:number-columns-repeated="3"/>
        </table:table-row>
        <table:table-row table:style-name="ro1">
          <table:table-cell table:style-name="Default" office:value-type="string" calcext:value-type="string">
            <text:p>|fall for somebody</text:p>
          </table:table-cell>
          <table:table-cell table:style-name="Default"/>
          <table:table-cell office:value-type="string" calcext:value-type="string">
            <text:p>:</text:p>
          </table:table-cell>
          <table:table-cell office:value-type="string" calcext:value-type="string">
            <text:p>1.~에게 홀딱 반하다[빠지다]They fell for each other instantly.그들은 즉시 서로에게 홀딱 빠졌다.</text:p>
          </table:table-cell>
          <table:table-cell table:number-columns-repeated="3"/>
        </table:table-row>
        <table:table-row table:style-name="ro2">
          <table:table-cell office:value-type="string" calcext:value-type="string">
            <text:p><text:a xlink:href="https://en.dict.naver.com/#/entry/enko/140a6386419a41218223eb5810658934" xlink:type="simple">(all) by one|self</text:a> </text:p>
          </table:table-cell>
          <table:table-cell table:style-name="Default"/>
          <table:table-cell office:value-type="string" calcext:value-type="string">
            <text:p>:</text:p>
          </table:table-cell>
          <table:table-cell office:value-type="string" calcext:value-type="string">
            <text:p>1.혼자; 다른 사람 없이2.도움을 받지 않고</text:p>
          </table:table-cell>
          <table:table-cell/>
          <table:table-cell table:style-name="ce1"/>
          <table:table-cell/>
        </table:table-row>
        <table:table-row table:style-name="ro1">
          <table:table-cell office:value-type="string" calcext:value-type="string">
            <text:p><text:a xlink:href="https://en.dict.naver.com/#/entry/enko/b6535eb260184b67b6f06bf5d23f06f9" xlink:type="simple">sneeze</text:a> </text:p>
          </table:table-cell>
          <table:table-cell office:value-type="string" calcext:value-type="string">
            <text:p>[sniːz] </text:p>
          </table:table-cell>
          <table:table-cell office:value-type="string" calcext:value-type="string">
            <text:p>:</text:p>
          </table:table-cell>
          <table:table-cell office:value-type="string" calcext:value-type="string">
            <text:p>1.동사 재채기하다I’ve been sneezing all morning.난 오전 내내 재채기를 하고 있어.2.명사 재채기coughs and sneezes기침과 재채기</text:p>
          </table:table-cell>
          <table:table-cell/>
          <table:table-cell table:style-name="ce1" table:number-columns-repeated="2"/>
        </table:table-row>
        <table:table-row table:style-name="ro1">
          <table:table-cell office:value-type="string" calcext:value-type="string">
            <text:p><text:a xlink:href="https://en.dict.naver.com/#/entry/enko/d361b6f0c3f34489a3a585a36b6a6495" xlink:type="simple">rum·mage</text:a> </text:p>
          </table:table-cell>
          <table:table-cell office:value-type="string" calcext:value-type="string">
            <text:p>[ˈrʌmɪdʒ] </text:p>
          </table:table-cell>
          <table:table-cell office:value-type="string" calcext:value-type="string">
            <text:p>:</text:p>
          </table:table-cell>
          <table:table-cell office:value-type="string" calcext:value-type="string">
            <text:p>1.동사 뒤지다She was rummaging around in her bag for her keys.그녀는 열쇠를 찾아 가방 안을 이리저리 뒤지고 있었다.2.명사 뒤지기Have a rummage around in the drawer and see if you can find a pen.서랍을 이리저리 뒤져서 펜이 있는지 한번 봐.</text:p>
          </table:table-cell>
          <table:table-cell/>
          <table:table-cell table:style-name="ce1" table:number-columns-repeated="2"/>
        </table:table-row>
        <table:table-row table:style-name="ro1">
          <table:table-cell office:value-type="string" calcext:value-type="string">
            <text:p><text:a xlink:href="https://en.dict.naver.com/#/entry/enko/1ee3b7d3f2dd464bb64305db39765af8" xlink:type="simple">fidget</text:a> </text:p>
          </table:table-cell>
          <table:table-cell office:value-type="string" calcext:value-type="string">
            <text:p>[ˈfɪdʒɪt] </text:p>
          </table:table-cell>
          <table:table-cell office:value-type="string" calcext:value-type="string">
            <text:p>:</text:p>
          </table:table-cell>
          <table:table-cell office:value-type="string" calcext:value-type="string">
            <text:p>1.동사 (초조지루함흥분 등으로) 꼼지락거리다[가만히 못 있다]Sit still and stop fidgeting그만 좀 나부대고 가만히 앉아 있어2.명사 잠시도 가만히 못 있는 사람</text:p>
          </table:table-cell>
          <table:table-cell/>
          <table:table-cell table:style-name="ce1" table:number-columns-repeated="2"/>
        </table:table-row>
        <table:table-row table:style-name="ro1">
          <table:table-cell office:value-type="string" calcext:value-type="string">
            <text:p><text:a xlink:href="https://en.dict.naver.com/#/entry/enko/107e4758f58943a1bbd8981a24a494b4" xlink:type="simple">whoosh</text:a> </text:p>
          </table:table-cell>
          <table:table-cell office:value-type="string" calcext:value-type="string">
            <text:p>[wʊʃ; wuːʃ] </text:p>
          </table:table-cell>
          <table:table-cell office:value-type="string" calcext:value-type="string">
            <text:p>:</text:p>
          </table:table-cell>
          <table:table-cell office:value-type="string" calcext:value-type="string">
            <text:p>1.명사 쉭 하는 소리(공기물이 빠르게 지나가며 내는 소리)a whoosh of air쉭 하는 공기 소리2.동사 (아주 빠르게) 휙[쉭] 하고 지나가다</text:p>
          </table:table-cell>
          <table:table-cell/>
          <table:table-cell table:style-name="ce1" table:number-columns-repeated="2"/>
        </table:table-row>
        <table:table-row table:style-name="ro1">
          <table:table-cell office:value-type="string" calcext:value-type="string">
            <text:p><text:a xlink:href="https://en.dict.naver.com/#/entry/enko/dd5ae4d898974f5fbbd7c3663b590aea" xlink:type="simple">nod</text:a> </text:p>
          </table:table-cell>
          <table:table-cell office:value-type="string" calcext:value-type="string">
            <text:p>[nɑːd] </text:p>
          </table:table-cell>
          <table:table-cell office:value-type="string" calcext:value-type="string">
            <text:p>:</text:p>
          </table:table-cell>
          <table:table-cell office:value-type="string" calcext:value-type="string">
            <text:p>1.동사 (고개를) 끄덕이다[끄덕여 나타내다]; (고개가) 끄덕여지다I asked him if he would help me and he nodded.내가 그에게 나를 도와주겠느냐고 물었더니 그가 고개를 끄덕였다.2.동사 (인사신호의 표시로 고개를) 까딱하다The president nodded to the crowd as he passed in the motorcade.대통령이 자동차를 타고 퍼레이드를 하면서 모인 사람들에게 고개를 까딱해 보였다.3.동사 턱을 들어 가리키다I asked where Steve was and she nodded in the direction of the kitchen.스티브가 어디 있냐고 내가 묻자 그녀가 턱을 들어 부엌 쪽을 가리켰다.</text:p>
          </table:table-cell>
          <table:table-cell/>
          <table:table-cell table:style-name="ce1" table:number-columns-repeated="2"/>
        </table:table-row>
        <table:table-row table:style-name="ro1">
          <table:table-cell office:value-type="string" calcext:value-type="string">
            <text:p><text:a xlink:href="https://en.dict.naver.com/#/entry/enko/8979bd88bba14b139f96fe6d4b6fa0c9" xlink:type="simple">im·pressed</text:a> </text:p>
          </table:table-cell>
          <table:table-cell office:value-type="string" calcext:value-type="string">
            <text:p>[ɪmˈprest] </text:p>
          </table:table-cell>
          <table:table-cell office:value-type="string" calcext:value-type="string">
            <text:p>:</text:p>
          </table:table-cell>
          <table:table-cell office:value-type="string" calcext:value-type="string">
            <text:p>1.형용사 인상 깊게 생각하는, 감명[감동]을 받은I must admit I am impressed.제가 감명을 받았음을 인정해야겠군요.</text:p>
          </table:table-cell>
          <table:table-cell/>
          <table:table-cell table:style-name="ce1" table:number-columns-repeated="2"/>
        </table:table-row>
        <table:table-row table:style-name="ro1">
          <table:table-cell office:value-type="string" calcext:value-type="string">
            <text:p><text:a xlink:href="https://en.dict.naver.com/#/entry/enko/bfc6c15d2f6a43d9b1e1dbf2683d3ef6" xlink:type="simple">ador·able</text:a> </text:p>
          </table:table-cell>
          <table:table-cell office:value-type="string" calcext:value-type="string">
            <text:p>[əˈdɔːrəbl] </text:p>
          </table:table-cell>
          <table:table-cell office:value-type="string" calcext:value-type="string">
            <text:p>:</text:p>
          </table:table-cell>
          <table:table-cell office:value-type="string" calcext:value-type="string">
            <text:p>1.형용사 사랑스러운What an adorable child정말 사랑스러운 아이구나</text:p>
          </table:table-cell>
          <table:table-cell/>
          <table:table-cell table:style-name="ce1" table:number-columns-repeated="2"/>
        </table:table-row>
        <table:table-row table:style-name="ro1">
          <table:table-cell table:style-name="Default" office:value-type="string" calcext:value-type="string">
            <text:p>|watch |out</text:p>
          </table:table-cell>
          <table:table-cell table:style-name="Default"/>
          <table:table-cell office:value-type="string" calcext:value-type="string">
            <text:p>:</text:p>
          </table:table-cell>
          <table:table-cell office:value-type="string" calcext:value-type="string">
            <text:p>1.(위험하니까) 조심해라Watch out There’s a car coming조심해 차가 오고 있어</text:p>
          </table:table-cell>
          <table:table-cell table:number-columns-repeated="3"/>
        </table:table-row>
        <table:table-row table:style-name="ro2">
          <table:table-cell office:value-type="string" calcext:value-type="string">
            <text:p><text:a xlink:href="https://en.dict.naver.com/#/entry/enko/3a78d106736948508ade9c1ab5b5b61e" xlink:type="simple">kick up a fuss</text:a> </text:p>
          </table:table-cell>
          <table:table-cell table:style-name="Default"/>
          <table:table-cell office:value-type="string" calcext:value-type="string">
            <text:p>:</text:p>
          </table:table-cell>
          <table:table-cell office:value-type="string" calcext:value-type="string">
            <text:p>1.소란피우다; 투덜거리다; 말썽꾸러기가 되다; 무례하게 행동하여 (남에게) 폐를 끼치다(row는 cow와 운을 같이 한다. 예문의 변형에 주의)They are kicking up a fuss.그들이 소동을 일으키고 있다.</text:p>
          </table:table-cell>
          <table:table-cell/>
          <table:table-cell table:style-name="ce1"/>
          <table:table-cell/>
        </table:table-row>
        <table:table-row table:style-name="ro2">
          <table:table-cell office:value-type="string" calcext:value-type="string">
            <text:p><text:a xlink:href="https://en.dict.naver.com/#/entry/enko/800814bc396c42479616b22ce4221b42" xlink:type="simple">read someone the riot act</text:a> </text:p>
          </table:table-cell>
          <table:table-cell table:style-name="Default"/>
          <table:table-cell office:value-type="string" calcext:value-type="string">
            <text:p>:</text:p>
          </table:table-cell>
          <table:table-cell office:value-type="string" calcext:value-type="string">
            <text:p>1.엄하게 나무라다; 엄중히 타이르다; …에게 엄한 질책을 하다I had to read my son the riot act, so that he could realize what he has done wrong.나는 아들이 잘못한 것을 인식하게 하기 위해 호되게 꾸짖어야 했다.</text:p>
          </table:table-cell>
          <table:table-cell/>
          <table:table-cell table:style-name="ce1"/>
          <table:table-cell/>
        </table:table-row>
        <table:table-row table:style-name="ro1">
          <table:table-cell office:value-type="string" calcext:value-type="string">
            <text:p><text:a xlink:href="https://en.dict.naver.com/#/entry/enko/4edae86c93304a939ae558e5a9bbca51" xlink:type="simple">be·have</text:a> </text:p>
          </table:table-cell>
          <table:table-cell office:value-type="string" calcext:value-type="string">
            <text:p>[bɪˈheɪv] </text:p>
          </table:table-cell>
          <table:table-cell office:value-type="string" calcext:value-type="string">
            <text:p>:</text:p>
          </table:table-cell>
          <table:table-cell office:value-type="string" calcext:value-type="string">
            <text:p>1.동사 (특정한 방식으로) 처신[행동]하다The doctor behaved very unprofessionally.그 의사는 아주 전문가답지 못하게 처신했다.2.동사 예의 바르게 행동하다Will you kids just behave얘들아 얌전하게 굴어야지3.동사 행동[행실]이 …한well-/badly-behaved children행실이 좋은/나쁜 아이들</text:p>
          </table:table-cell>
          <table:table-cell/>
          <table:table-cell table:style-name="ce1" table:number-columns-repeated="2"/>
        </table:table-row>
        <table:table-row table:style-name="ro2">
          <table:table-cell office:value-type="string" calcext:value-type="string">
            <text:p><text:a xlink:href="https://en.dict.naver.com/#/entry/enko/803ae2501b854d0089b349b5646fcdac" xlink:type="simple">ride a carousel[merry-go-round]</text:a> </text:p>
          </table:table-cell>
          <table:table-cell table:style-name="Default"/>
          <table:table-cell office:value-type="string" calcext:value-type="string">
            <text:p>:</text:p>
          </table:table-cell>
          <table:table-cell office:value-type="string" calcext:value-type="string">
            <text:p>1. 회전 목마를 타다</text:p>
          </table:table-cell>
          <table:table-cell/>
          <table:table-cell table:style-name="ce1"/>
          <table:table-cell/>
        </table:table-row>
        <table:table-row table:style-name="ro1">
          <table:table-cell table:style-name="Default" office:value-type="string" calcext:value-type="string">
            <text:p>a haunted house</text:p>
          </table:table-cell>
          <table:table-cell table:style-name="Default"/>
          <table:table-cell office:value-type="string" calcext:value-type="string">
            <text:p>:</text:p>
          </table:table-cell>
          <table:table-cell office:value-type="string" calcext:value-type="string">
            <text:p>1. 귀신 나오는 집, 흉가</text:p>
          </table:table-cell>
          <table:table-cell table:number-columns-repeated="3"/>
        </table:table-row>
        <table:table-row table:style-name="ro1">
          <table:table-cell table:style-name="Default" office:value-type="string" calcext:value-type="string">
            <text:p>a while back</text:p>
          </table:table-cell>
          <table:table-cell table:style-name="Default"/>
          <table:table-cell office:value-type="string" calcext:value-type="string">
            <text:p>:</text:p>
          </table:table-cell>
          <table:table-cell office:value-type="string" calcext:value-type="string">
            <text:p>1.수주[수개월] 전에(는), 앞서(는)I talked to your parents a while back.나는 요전에 네 부모님들과 이야기를 나눴다.</text:p>
          </table:table-cell>
          <table:table-cell table:number-columns-repeated="3"/>
        </table:table-row>
        <table:table-row table:style-name="ro1">
          <table:table-cell table:style-name="Default" office:value-type="string" calcext:value-type="string">
            <text:p>pos·sibly</text:p>
          </table:table-cell>
          <table:table-cell office:value-type="string" calcext:value-type="string">
            <text:p>[|pɑːsəbli] </text:p>
          </table:table-cell>
          <table:table-cell office:value-type="string" calcext:value-type="string">
            <text:p>:</text:p>
          </table:table-cell>
          <table:table-cell office:value-type="string" calcext:value-type="string">
            <text:p>1.부사 아마It was possibly their worst performance ever.그것은 아마 지금까지 있은 그들의 공연 중 최악의 공연이었을 것이다.2.부사 &lt;놀라움·짜증스러움 등을 강조함&gt;You can’t possibly mean that너 설마 그 말 진심은 아니겠지3.부사 &lt;정중한 부탁을 할 때 씀&gt;Could you possibly open that window?저 창문 좀 열어 주실 수 있으세요?</text:p>
          </table:table-cell>
          <table:table-cell table:number-columns-repeated="2"/>
          <table:table-cell table:style-name="ce1"/>
        </table:table-row>
        <table:table-row table:style-name="ro1">
          <table:table-cell office:value-type="string" calcext:value-type="string">
            <text:p><text:a xlink:href="https://en.dict.naver.com/#/entry/enko/fb0421338f3a458cab7ed53789655327" xlink:type="simple">out of</text:a> </text:p>
          </table:table-cell>
          <table:table-cell table:style-name="Default"/>
          <table:table-cell office:value-type="string" calcext:value-type="string">
            <text:p>:</text:p>
          </table:table-cell>
          <table:table-cell office:value-type="string" calcext:value-type="string">
            <text:p>1.…의 안에서 밖으로, …의 밖으로The prisoner hopes to get out of jail within a few months.그 죄수는 몇 달 안에 출옥하기를 희망한다.2.…바깥에, …을 떨어져서3.(행위·능력 따위의) 범위 밖에(beyond)</text:p>
          </table:table-cell>
          <table:table-cell/>
          <table:table-cell table:style-name="ce1"/>
          <table:table-cell/>
        </table:table-row>
        <table:table-row table:style-name="ro1">
          <table:table-cell office:value-type="string" calcext:value-type="string">
            <text:p><text:a xlink:href="https://en.dict.naver.com/#/entry/enko/e082a92e30a14c31a1fff7fcf46beaed" xlink:type="simple">take after</text:a> </text:p>
          </table:table-cell>
          <table:table-cell table:style-name="Default"/>
          <table:table-cell office:value-type="string" calcext:value-type="string">
            <text:p>:</text:p>
          </table:table-cell>
          <table:table-cell office:value-type="string" calcext:value-type="string">
            <text:p>1. …을 닮다(=resemble).</text:p>
          </table:table-cell>
          <table:table-cell/>
          <table:table-cell table:style-name="ce1"/>
          <table:table-cell/>
        </table:table-row>
        <table:table-row table:style-name="ro1">
          <table:table-cell table:style-name="Default" office:value-type="string" calcext:value-type="string">
            <text:p>flat·ter</text:p>
          </table:table-cell>
          <table:table-cell office:value-type="string" calcext:value-type="string">
            <text:p>[ˈflætə(r)] </text:p>
          </table:table-cell>
          <table:table-cell office:value-type="string" calcext:value-type="string">
            <text:p>:</text:p>
          </table:table-cell>
          <table:table-cell office:value-type="string" calcext:value-type="string">
            <text:p>1.동사 아첨하다, 알랑거리다Are you trying to flatter me?너 나한테 아첨하는 거니?2.동사 자기가 잘난 줄 착각하다‘How will you manage without me?’ ‘Don’t flatter yourself.’“나 없이 어떡할 거야?” “착각하지 마.”3.동사 (실제보다) 돋보이게 하다That colour doesn’t flatter many people.그 색깔이 많은 사람들을 돋보이게 하는 건 아니다[그 색깔을 입어서 돋보이는 사람이 많은 것은 아니다].</text:p>
          </table:table-cell>
          <table:table-cell table:number-columns-repeated="2"/>
          <table:table-cell table:style-name="ce1"/>
        </table:table-row>
        <table:table-row table:style-name="ro1">
          <table:table-cell office:value-type="string" calcext:value-type="string">
            <text:p><text:a xlink:href="https://en.dict.naver.com/#/entry/enko/4ea2ae7ae3a342adb524cf8535165278" xlink:type="simple">|grown-|up</text:a> </text:p>
          </table:table-cell>
          <table:table-cell table:style-name="Default"/>
          <table:table-cell office:value-type="string" calcext:value-type="string">
            <text:p>:</text:p>
          </table:table-cell>
          <table:table-cell office:value-type="string" calcext:value-type="string">
            <text:p>1.형용사 다 큰, 장성한, 어른[성인]이 된What do you want to be when you’re grown-up?넌 크면 뭐가 되고 싶니?2.형용사 성인[어른]에게 맞는The child was clearly puzzled at being addressed in such a grown-up way.그렇게 어른을 대하듯 말을 걸어오는 것에 그 아이는 표가 나게 어리둥절해 했다.</text:p>
          </table:table-cell>
          <table:table-cell/>
          <table:table-cell table:style-name="ce1"/>
          <table:table-cell/>
        </table:table-row>
        <table:table-row table:style-name="ro2">
          <table:table-cell office:value-type="string" calcext:value-type="string">
            <text:p><text:a xlink:href="https://en.dict.naver.com/#/entry/enko/3f1988e9c37e416d8d4bb6f1905a135c" xlink:type="simple">home·room</text:a> </text:p>
          </table:table-cell>
          <table:table-cell office:value-type="string" calcext:value-type="string">
            <text:p>[|hoʊmruːm] </text:p>
          </table:table-cell>
          <table:table-cell office:value-type="string" calcext:value-type="string">
            <text:p>:</text:p>
          </table:table-cell>
          <table:table-cell office:value-type="string" calcext:value-type="string">
            <text:p>1. 명사 홈룸(학생들이 출석 점호 등을 위해 등교하면 모이는 교실. 또는 그 교실에서 보내는 시간)</text:p>
          </table:table-cell>
          <table:table-cell/>
          <table:table-cell table:style-name="ce1" table:number-columns-repeated="2"/>
        </table:table-row>
        <table:table-row table:style-name="ro1">
          <table:table-cell office:value-type="string" calcext:value-type="string">
            <text:p><text:a xlink:href="https://en.dict.naver.com/#/entry/enko/2b163403ae874e89979130e6e18e6fe2" xlink:type="simple">spoil</text:a> </text:p>
          </table:table-cell>
          <table:table-cell office:value-type="string" calcext:value-type="string">
            <text:p>[spɔɪl] </text:p>
          </table:table-cell>
          <table:table-cell office:value-type="string" calcext:value-type="string">
            <text:p>:</text:p>
          </table:table-cell>
          <table:table-cell office:value-type="string" calcext:value-type="string">
            <text:p>1.동사 망치다, 버려 놓다, 못쓰게 만들다Our camping trip was spoilt by bad weather.우리의 캠핑 여행은 날씨가 안 좋아서 망쳐 버렸다.2.동사 (아이를) 응석받이로[버릇없게] 키우다She spoils those kids of hers.그녀는 자녀들을 응석받이로 키운다.3.동사 (특별한 일로) 행복하게 하다Why not spoil yourself with a weekend in a top hotel?최고급 호텔에서 주말을 보내는 행복을 누려 보시지 않으시겠습니까?</text:p>
          </table:table-cell>
          <table:table-cell/>
          <table:table-cell table:style-name="ce1" table:number-columns-repeated="2"/>
        </table:table-row>
        <table:table-row table:style-name="ro1">
          <table:table-cell table:style-name="Default" office:value-type="string" calcext:value-type="string">
            <text:p>deep |down</text:p>
          </table:table-cell>
          <table:table-cell table:style-name="Default"/>
          <table:table-cell office:value-type="string" calcext:value-type="string">
            <text:p>:</text:p>
          </table:table-cell>
          <table:table-cell office:value-type="string" calcext:value-type="string">
            <text:p>1.마음속으로는[내심]Deep down I still loved him.마음속으로는 난 아직도 그를 사랑하고 있었다.2.본심은[사실은]He seems confident but deep down he’s quite insecure.그가 (겉으로는) 자신감이 있어 보이지만 사실은 상당히 자신감이 부족하다.</text:p>
          </table:table-cell>
          <table:table-cell table:number-columns-repeated="3"/>
        </table:table-row>
        <table:table-row table:style-name="ro1">
          <table:table-cell office:value-type="string" calcext:value-type="string">
            <text:p><text:a xlink:href="https://en.dict.naver.com/#/entry/enko/b22470da6753457d94cdeeb6c41145b0" xlink:type="simple">|well |off</text:a> </text:p>
          </table:table-cell>
          <table:table-cell table:style-name="Default"/>
          <table:table-cell office:value-type="string" calcext:value-type="string">
            <text:p>:</text:p>
          </table:table-cell>
          <table:table-cell office:value-type="string" calcext:value-type="string">
            <text:p>1.형용사 부유한, 잘사는a well-off family부유한 가문2.형용사 사정[형편]이 좋은I’ve got my own room so I’m well off.나는 나만의 방이 있어서 형편이 좋다.</text:p>
          </table:table-cell>
          <table:table-cell/>
          <table:table-cell table:style-name="ce1"/>
          <table:table-cell/>
        </table:table-row>
        <table:table-row table:style-name="ro1">
          <table:table-cell office:value-type="string" calcext:value-type="string">
            <text:p><text:a xlink:href="https://en.dict.naver.com/#/entry/enko/3a37e01ad7b54b9ea8c93989c817756f" xlink:type="simple">better off</text:a> </text:p>
          </table:table-cell>
          <table:table-cell table:style-name="Default"/>
          <table:table-cell office:value-type="string" calcext:value-type="string">
            <text:p>:</text:p>
          </table:table-cell>
          <table:table-cell office:value-type="string" calcext:value-type="string">
            <text:p>1. 형편이 더 나은</text:p>
          </table:table-cell>
          <table:table-cell/>
          <table:table-cell table:style-name="ce1"/>
          <table:table-cell/>
        </table:table-row>
        <table:table-row table:style-name="ro1">
          <table:table-cell table:style-name="Default" office:value-type="string" calcext:value-type="string">
            <text:p>birds of a |feather (flock to|gether)</text:p>
          </table:table-cell>
          <table:table-cell table:style-name="Default"/>
          <table:table-cell office:value-type="string" calcext:value-type="string">
            <text:p>:</text:p>
          </table:table-cell>
          <table:table-cell office:value-type="string" calcext:value-type="string">
            <text:p>1. 같은 성향의 사람들(은 함께 모인다), 유유상종</text:p>
          </table:table-cell>
          <table:table-cell table:number-columns-repeated="3"/>
        </table:table-row>
        <table:table-row table:style-name="ro1">
          <table:table-cell table:style-name="Default" office:value-type="string" calcext:value-type="string">
            <text:p>whack</text:p>
          </table:table-cell>
          <table:table-cell office:value-type="string" calcext:value-type="string">
            <text:p>[wæk] </text:p>
          </table:table-cell>
          <table:table-cell office:value-type="string" calcext:value-type="string">
            <text:p>:</text:p>
          </table:table-cell>
          <table:table-cell office:value-type="string" calcext:value-type="string">
            <text:p>1.동사 세게 치다, 후려치다She whacked him with her handbag.그녀가 핸드백으로 그를 후려쳤다.2.동사 (되는대로) 툭 놓다[던지다]Just whack your bags in the corner.네 가방들은 그냥 구석에 던져 놔.3.동사 (사람을) 살해하다[해치우다]</text:p>
          </table:table-cell>
          <table:table-cell table:number-columns-repeated="2"/>
          <table:table-cell table:style-name="ce1"/>
        </table:table-row>
        <table:table-row table:style-name="ro1">
          <table:table-cell table:style-name="Default" office:value-type="string" calcext:value-type="string">
            <text:p>meanie</text:p>
          </table:table-cell>
          <table:table-cell table:style-name="Default" office:value-type="string" calcext:value-type="string">
            <text:p>[ˈmiːni]</text:p>
          </table:table-cell>
          <table:table-cell office:value-type="string" calcext:value-type="string">
            <text:p>:</text:p>
          </table:table-cell>
          <table:table-cell office:value-type="string" calcext:value-type="string">
            <text:p>1. 명사 (특히 아이들 말로) 쩨쩨한 사람</text:p>
          </table:table-cell>
          <table:table-cell table:number-columns-repeated="3"/>
        </table:table-row>
        <table:table-row table:style-name="ro1">
          <table:table-cell office:value-type="string" calcext:value-type="string">
            <text:p><text:a xlink:href="https://en.dict.naver.com/#/entry/enko/131cb71c58394a55ab3d4fbbee809d76" xlink:type="simple">snitch</text:a></text:p>
          </table:table-cell>
          <table:table-cell office:value-type="string" calcext:value-type="string">
            <text:p>[snɪtʃ] </text:p>
          </table:table-cell>
          <table:table-cell office:value-type="string" calcext:value-type="string">
            <text:p>:</text:p>
          </table:table-cell>
          <table:table-cell office:value-type="string" calcext:value-type="string">
            <text:p>1.동사 (아이가 부모님·선생님에게) 일러바치다[고자질하다]Johnnie snitched on me to his mom.조니가 나를 자기 엄마한테 일러바쳤다.2.명사You little snitch I’ll never tell you anything again이 고자질쟁이 새끼 내가 다시 너한테 무슨 말을 하나 봐라</text:p>
          </table:table-cell>
          <table:table-cell/>
          <table:table-cell table:style-name="ce1" table:number-columns-repeated="2"/>
        </table:table-row>
        <table:table-row table:style-name="ro1">
          <table:table-cell office:value-type="string" calcext:value-type="string">
            <text:p><text:a xlink:href="https://en.dict.naver.com/#/entry/enko/ca04bc7623604b59bff8fb8e89e90f7d" xlink:type="simple">smirk</text:a> </text:p>
          </table:table-cell>
          <table:table-cell office:value-type="string" calcext:value-type="string">
            <text:p>[smɜːrk] </text:p>
          </table:table-cell>
          <table:table-cell office:value-type="string" calcext:value-type="string">
            <text:p>:</text:p>
          </table:table-cell>
          <table:table-cell office:value-type="string" calcext:value-type="string">
            <text:p>1.동사 히죽히죽[능글맞게] 웃다It was hard not to smirk.히죽히죽 웃음이 나오는 걸 참기가 힘들었다.2.명사She had a self-satisfied smirk on her face.그녀는 흡족해서 헤벌쭉한 얼굴을 하고 있었다.</text:p>
          </table:table-cell>
          <table:table-cell/>
          <table:table-cell table:style-name="ce1" table:number-columns-repeated="2"/>
        </table:table-row>
        <table:table-row table:style-name="ro1">
          <table:table-cell office:value-type="string" calcext:value-type="string">
            <text:p><text:a xlink:href="https://en.dict.naver.com/#/entry/enko/08d0032080fb444d9094aae887f466cb" xlink:type="simple">pluck</text:a></text:p>
          </table:table-cell>
          <table:table-cell office:value-type="string" calcext:value-type="string">
            <text:p>[plʌk] </text:p>
          </table:table-cell>
          <table:table-cell office:value-type="string" calcext:value-type="string">
            <text:p>:</text:p>
          </table:table-cell>
          <table:table-cell office:value-type="string" calcext:value-type="string">
            <text:p>1.동사 (머리카락눈썹 등을) 뽑다She plucked out a grey hair.그녀는 흰 머리카락 한 올을 뽑아내었다.2.동사 (요리하기 위해 닭 등의) 털을 뽑다3.동사 (기타 등의 현을) 뜯다[퉁기다]to pluck the strings of a violin바이올린의 현을 뜯어 소리를 내다</text:p>
          </table:table-cell>
          <table:table-cell/>
          <table:table-cell table:style-name="ce1" table:number-columns-repeated="2"/>
        </table:table-row>
        <table:table-row table:style-name="ro1">
          <table:table-cell office:value-type="string" calcext:value-type="string">
            <text:p><text:a xlink:href="https://en.dict.naver.com/#/entry/enko/98e99f72c6034ad69886d6bb06a09c9a" xlink:type="simple">mean</text:a> </text:p>
          </table:table-cell>
          <table:table-cell office:value-type="string" calcext:value-type="string">
            <text:p>[miːn] </text:p>
          </table:table-cell>
          <table:table-cell office:value-type="string" calcext:value-type="string">
            <text:p>:</text:p>
          </table:table-cell>
          <table:table-cell office:value-type="string" calcext:value-type="string">
            <text:p>1.동사 …라는 뜻[의미]이다, …을 뜻하다[의미하다]What does this sentence mean?이 문장은 무슨 뜻인가요?2.동사 (특별한 의도를 담아) … 뜻으로 말하다What did he mean by that remark?그가 무슨 뜻으로 그런 말을 한 거지?3.동사 …을 의도하다[뜻하다/작정하다]What did she mean by leaving so early?그녀는 왜 그렇게 일찍 떠난 거지?</text:p>
          </table:table-cell>
          <table:table-cell/>
          <table:table-cell table:style-name="ce1" table:number-columns-repeated="2"/>
        </table:table-row>
        <table:table-row table:style-name="ro2">
          <table:table-cell office:value-type="string" calcext:value-type="string">
            <text:p><text:a xlink:href="https://en.dict.naver.com/#/entry/enko/4b28dc0815ba478f9f071c12eb6bf5b1" xlink:type="simple">resort to violence</text:a> </text:p>
          </table:table-cell>
          <table:table-cell table:style-name="Default"/>
          <table:table-cell office:value-type="string" calcext:value-type="string">
            <text:p>:</text:p>
          </table:table-cell>
          <table:table-cell office:value-type="string" calcext:value-type="string">
            <text:p>1. 폭력을 쓰다</text:p>
          </table:table-cell>
          <table:table-cell/>
          <table:table-cell table:style-name="ce1"/>
          <table:table-cell/>
        </table:table-row>
        <table:table-row table:style-name="ro3">
          <table:table-cell office:value-type="string" calcext:value-type="string">
            <text:p><text:a xlink:href="https://en.dict.naver.com/#/entry/enko/ad76254162f344d29c120b21c4b2d542" xlink:type="simple">fuss</text:a> </text:p>
          </table:table-cell>
          <table:table-cell office:value-type="string" calcext:value-type="string">
            <text:p>[fʌs] </text:p>
          </table:table-cell>
          <table:table-cell office:value-type="string" calcext:value-type="string">
            <text:p>:</text:p>
          </table:table-cell>
          <table:table-cell office:value-type="string" calcext:value-type="string">
            <text:p>1.명사 호들갑, 법석, 야단<text:line-break/>He does what he’s told without any fuss.<text:line-break/><text:line-break/>그는 호들갑 떨지 않고 시키는 대로 한다.<text:line-break/><text:line-break/>2.명사 (특히 하찮은 것에 대한) 화[불평]<text:line-break/>I’m sorry for making such a fuss about the noise.<text:line-break/><text:line-break/>그 소음을 두고 그렇게 불평해서 미안해요.<text:line-break/><text:line-break/>3.동사 법석[야단/호들갑]을 떨다<text:line-break/>Stop fussing around and find something useful to do<text:line-break/><text:line-break/>법석 그만 떨고 뭔가 좀 유용한 일거리를 찾아 봐</text:p>
          </table:table-cell>
          <table:table-cell table:number-columns-repeated="3"/>
        </table:table-row>
        <table:table-row table:style-name="ro4">
          <table:table-cell office:value-type="string" calcext:value-type="string">
            <text:p><text:a xlink:href="https://en.dict.naver.com/#/entry/enko/f45b96a8222b457c9245f5bdcae9b1ef" xlink:type="simple">break the news</text:a> </text:p>
          </table:table-cell>
          <table:table-cell table:style-name="Default"/>
          <table:table-cell office:value-type="string" calcext:value-type="string">
            <text:p>:</text:p>
          </table:table-cell>
          <table:table-cell table:style-name="ce1" office:value-type="string" calcext:value-type="string">
            <text:p>소식을 전하다 </text:p>
          </table:table-cell>
          <table:table-cell table:number-columns-repeated="3"/>
        </table:table-row>
        <table:table-row table:style-name="ro5">
          <table:table-cell office:value-type="string" calcext:value-type="string">
            <text:p><text:a xlink:href="https://en.dict.naver.com/#/entry/enko/435d898dfbc749f1a9bd51afbca5cb16" xlink:type="simple">beep</text:a> </text:p>
          </table:table-cell>
          <table:table-cell office:value-type="string" calcext:value-type="string">
            <text:p>[biːp] </text:p>
          </table:table-cell>
          <table:table-cell office:value-type="string" calcext:value-type="string">
            <text:p>:</text:p>
          </table:table-cell>
          <table:table-cell office:value-type="string" calcext:value-type="string">
            <text:p>1.명사 (전자 기기나 자동차 경적에서 나는) 삐[빵] 소리<text:line-break/>2.동사 삐 소리를 내다<text:line-break/>The microwave beeps to let you know when it has finished.<text:line-break/><text:line-break/>그 전자렌지는 작동이 끝나면 삐 소리로 알려준다.<text:line-break/><text:line-break/>3.동사 (자동차 경적이[을]) 빵 소리를 내다[울리다]<text:line-break/>The car behind started beeping at us.<text:line-break/><text:line-break/>뒤차가 우리에게 빵빵거리기 시작했다.</text:p>
          </table:table-cell>
          <table:table-cell table:number-columns-repeated="3"/>
        </table:table-row>
        <table:table-row table:style-name="ro3">
          <table:table-cell office:value-type="string" calcext:value-type="string">
            <text:p><text:a xlink:href="https://en.dict.naver.com/#/entry/enko/411d672579054d50bd3dc1875c6e9934" xlink:type="simple">screech</text:a> </text:p>
          </table:table-cell>
          <table:table-cell office:value-type="string" calcext:value-type="string">
            <text:p>[skriːtʃ] </text:p>
          </table:table-cell>
          <table:table-cell office:value-type="string" calcext:value-type="string">
            <text:p>:</text:p>
          </table:table-cell>
          <table:table-cell office:value-type="string" calcext:value-type="string">
            <text:p>1.동사 꽥[빽/끼익/쌩] 하는 소리를 내다(귀에 거슬리는 날카로운 소리를 냄을 나타냄)<text:line-break/>Monkeys were screeching in the trees.<text:line-break/><text:line-break/>원숭이들이 나무에서 꽥꽥거리고 있었다.<text:line-break/><text:line-break/>2.동사 쌩[끼익] 하는 소리를 내다<text:line-break/>The car screeched to a halt outside the hospital.<text:line-break/><text:line-break/>그 차가 끼익 하는 소리를 내며 병원 밖에 멈춰 섰다.<text:line-break/><text:line-break/>3.명사 끼익; 빽, 꽥; 쌩쌩(귀에 거슬리는 날카로운 소리)<text:line-break/>a screech of brakes/tyres<text:line-break/><text:line-break/>브레이크/타이어가 끼익 하는 소리</text:p>
          </table:table-cell>
          <table:table-cell table:number-columns-repeated="3"/>
        </table:table-row>
        <table:table-row table:style-name="ro3">
          <table:table-cell office:value-type="string" calcext:value-type="string">
            <text:p><text:a xlink:href="https://en.dict.naver.com/#/entry/enko/5a708714165f4690a4f8b59a1bf7ce71" xlink:type="simple">wail</text:a> </text:p>
          </table:table-cell>
          <table:table-cell office:value-type="string" calcext:value-type="string">
            <text:p>[weɪl] </text:p>
          </table:table-cell>
          <table:table-cell office:value-type="string" calcext:value-type="string">
            <text:p>:</text:p>
          </table:table-cell>
          <table:table-cell office:value-type="string" calcext:value-type="string">
            <text:p>1.동사 (슬픔통증 때문에) 울부짖다, 통곡하다, 흐느끼다<text:line-break/>The little girl was wailing miserably.<text:line-break/><text:line-break/>그 어린 여자 애는 구슬피 흐느끼고 있었다.<text:line-break/><text:line-break/>2.동사 (큰소리로) 투덜거리다[불평하다]<text:line-break/>‘It’s broken,’ she wailed.<text:line-break/><text:line-break/>“이게 깨져 버렸어.” 그녀가 큰소리로 투덜거렸다.<text:line-break/><text:line-break/>3.동사 (길고 높은) 소리를 내다[울리다]<text:line-break/>Ambulances raced by with sirens wailing.<text:line-break/><text:line-break/>구급차들이 사이렌 소리를 울리며 질주했다.</text:p>
          </table:table-cell>
          <table:table-cell table:number-columns-repeated="3"/>
        </table:table-row>
        <table:table-row table:style-name="ro6">
          <table:table-cell office:value-type="string" calcext:value-type="string">
            <text:p><text:a xlink:href="https://en.dict.naver.com/#/entry/enko/80a857719ca6472e9997c16dfb7cbd44" xlink:type="simple">chat·ter</text:a> </text:p>
          </table:table-cell>
          <table:table-cell office:value-type="string" calcext:value-type="string">
            <text:p>[ˈtʃætə(r)] </text:p>
          </table:table-cell>
          <table:table-cell office:value-type="string" calcext:value-type="string">
            <text:p>:</text:p>
          </table:table-cell>
          <table:table-cell office:value-type="string" calcext:value-type="string">
            <text:p>1.동사 수다를 떨다, 재잘거리다<text:line-break/>They chattered away happily for a while.<text:line-break/><text:line-break/>그들은 한참 동안 기분 좋게 재잘거렸다.<text:line-break/><text:line-break/>2.동사 딱딱 맞부딪치다<text:line-break/>3.동사 (요란하게) 지저귀다[깩깩거리다]</text:p>
          </table:table-cell>
          <table:table-cell table:number-columns-repeated="3"/>
        </table:table-row>
        <table:table-row table:style-name="ro3">
          <table:table-cell office:value-type="string" calcext:value-type="string">
            <text:p><text:a xlink:href="https://en.dict.naver.com/#/entry/enko/741a09ca309a4471ba399a4748b6516a" xlink:type="simple">sus·pect</text:a> </text:p>
          </table:table-cell>
          <table:table-cell table:style-name="Default"/>
          <table:table-cell office:value-type="string" calcext:value-type="string">
            <text:p>:</text:p>
          </table:table-cell>
          <table:table-cell office:value-type="string" calcext:value-type="string">
            <text:p>1.동사 (확실하지는 않지만 특히 좋지 않은 일이 있다고있을 것으로) 의심하다<text:line-break/>If you suspect a gas leak, do not strike a match or even turn on an electric light.<text:line-break/><text:line-break/>가스 누출이 의심되면 성냥을 켜지 말고 심지어 전깃불도 켜지 말아라.<text:line-break/><text:line-break/>2.동사 (믿지 못하고) 수상쩍어[의심쩍어] 하다<text:line-break/>I suspected her motives in offering to help.<text:line-break/><text:line-break/>나는 도와주겠다는 그녀의 동기가 수상쩍었다.<text:line-break/><text:line-break/>3.동사 (어떤 범죄를 저지른 것으로) 의심하다[혐의를 두다]<text:line-break/>He resigned after being suspected of theft.<text:line-break/><text:line-break/>그는 절도 혐의를 받은 후 사직했다.</text:p>
          </table:table-cell>
          <table:table-cell table:number-columns-repeated="3"/>
        </table:table-row>
        <table:table-row table:style-name="ro1">
          <table:table-cell office:value-type="string" calcext:value-type="string">
            <text:p><text:a xlink:href="https://en.dict.naver.com/#/entry/enko/8e52aa7c8901491b888628e2f1083f1b" xlink:type="simple">mean to</text:a> </text:p>
          </table:table-cell>
          <table:table-cell/>
          <table:table-cell office:value-type="string" calcext:value-type="string">
            <text:p>:</text:p>
          </table:table-cell>
          <table:table-cell office:value-type="string" calcext:value-type="string">
            <text:p><text:s/>…할 셈이다</text:p>
          </table:table-cell>
          <table:table-cell table:number-columns-repeated="3"/>
        </table:table-row>
        <table:table-row table:style-name="ro1">
          <table:table-cell office:value-type="string" calcext:value-type="string">
            <text:p><text:a xlink:href="https://en.dict.naver.com/#/entry/enko/514ddb1090b0426da0e77a079c28422e" xlink:type="simple">resort to</text:a> </text:p>
          </table:table-cell>
          <table:table-cell/>
          <table:table-cell office:value-type="string" calcext:value-type="string">
            <text:p>:</text:p>
          </table:table-cell>
          <table:table-cell office:value-type="string" calcext:value-type="string">
            <text:p>~에 의지하다</text:p>
          </table:table-cell>
          <table:table-cell table:number-columns-repeated="3"/>
        </table:table-row>
        <table:table-row table:style-name="ro3">
          <table:table-cell office:value-type="string" calcext:value-type="string">
            <text:p><text:a xlink:href="https://en.dict.naver.com/#/entry/enko/99014bd6cde24778a6edc3b77bda8027" xlink:type="simple">re·sort</text:a> </text:p>
          </table:table-cell>
          <table:table-cell office:value-type="string" calcext:value-type="string">
            <text:p>[rɪˈzɔːrt] </text:p>
          </table:table-cell>
          <table:table-cell office:value-type="string" calcext:value-type="string">
            <text:p>:</text:p>
          </table:table-cell>
          <table:table-cell office:value-type="string" calcext:value-type="string">
            <text:p>1.명사 휴양지, 리조트<text:line-break/>seaside/ski/mountain, etc. resorts<text:line-break/><text:line-break/>해안/스키/산간 휴양지 등<text:line-break/><text:line-break/>2.명사 의지, 의존(다른 대안이 없어서, 특히 좋지 못한 것에 기대게 됨을 나타냄)<text:line-break/>There are hopes that the conflict can be resolved without resort to violence.<text:line-break/><text:line-break/>폭력에 의지하지 않고 그 갈등이 해결될 수 있을 것이라는 희망이 있다.<text:line-break/><text:line-break/>3.명사 (특정 상황에서의) 제1/마지막/최후의 수단<text:line-break/>Strike action should be regarded as a last resort, when all attempts to negotiate have failed.<text:line-break/><text:line-break/>파업 행위는 협상을 하려는 모든 시도가 실패했을 때 취할 마지막 수단으로 여겨야 한다.</text:p>
          </table:table-cell>
          <table:table-cell table:number-columns-repeated="3"/>
        </table:table-row>
        <table:table-row table:style-name="ro3">
          <table:table-cell office:value-type="string" calcext:value-type="string">
            <text:p><text:a xlink:href="https://en.dict.naver.com/#/entry/enko/07561f64ac9446e3a7ea227800e785d3" xlink:type="simple">slump</text:a> </text:p>
          </table:table-cell>
          <table:table-cell office:value-type="string" calcext:value-type="string">
            <text:p>[slʌmp] </text:p>
          </table:table-cell>
          <table:table-cell office:value-type="string" calcext:value-type="string">
            <text:p>:</text:p>
          </table:table-cell>
          <table:table-cell office:value-type="string" calcext:value-type="string">
            <text:p>1.동사 (가치수량가격 등이) 급감[급락/폭락]하다<text:line-break/>Sales have slumped this year.<text:line-break/><text:line-break/>올해에는 매출이 급감했다.<text:line-break/><text:line-break/>2.동사 털썩 앉다; 푹 쓰러지다<text:line-break/>The old man slumped down in his chair.<text:line-break/><text:line-break/>그 노인은 자기 의자에 털썩 앉았다.<text:line-break/><text:line-break/>3.명사 (가치수량가격 등의) 급감[급락/폭락]<text:line-break/>a slump in profits<text:line-break/><text:line-break/>수익 급감</text:p>
          </table:table-cell>
          <table:table-cell table:number-columns-repeated="3"/>
        </table:table-row>
        <table:table-row table:style-name="ro7">
          <table:table-cell office:value-type="string" calcext:value-type="string">
            <text:p><text:a xlink:href="https://en.dict.naver.com/#/entry/enko/5016b9e52d314f1ead87d495201b1498" xlink:type="simple">|blend |in (with something/somebody)</text:a> </text:p>
          </table:table-cell>
          <table:table-cell table:style-name="Default"/>
          <table:table-cell office:value-type="string" calcext:value-type="string">
            <text:p>:</text:p>
          </table:table-cell>
          <table:table-cell office:value-type="string" calcext:value-type="string">
            <text:p>1.조화를 이루다; (주위 환경에) 섞여들다<text:line-break/>Choose curtains that blend in with your decor.<text:line-break/><text:line-break/>실내 장식과 조화를 이루는 커튼을 골라라.</text:p>
          </table:table-cell>
          <table:table-cell table:number-columns-repeated="3"/>
        </table:table-row>
        <table:table-row table:style-name="ro1">
          <table:table-cell office:value-type="string" calcext:value-type="string">
            <text:p><text:a xlink:href="https://en.dict.naver.com/#/entry/enko/6ddaf37cc0614b81aa5858de3898b0c1" xlink:type="simple">stand out</text:a> </text:p>
          </table:table-cell>
          <table:table-cell table:style-name="Default"/>
          <table:table-cell office:value-type="string" calcext:value-type="string">
            <text:p>:</text:p>
          </table:table-cell>
          <table:table-cell office:value-type="string" calcext:value-type="string">
            <text:p>동사 튀어나오다; 눈에 띄다, 빼어나다; 견디다; 주장하다.</text:p>
          </table:table-cell>
          <table:table-cell table:number-columns-repeated="3"/>
        </table:table-row>
        <table:table-row table:style-name="ro3">
          <table:table-cell office:value-type="string" calcext:value-type="string">
            <text:p><text:a xlink:href="https://en.dict.naver.com/#/entry/enko/17fb47160adc492da1ae67e2bc9e92ac" xlink:type="simple">crowd</text:a></text:p>
          </table:table-cell>
          <table:table-cell office:value-type="string" calcext:value-type="string">
            <text:p>[kraʊd] </text:p>
          </table:table-cell>
          <table:table-cell office:value-type="string" calcext:value-type="string">
            <text:p>:</text:p>
          </table:table-cell>
          <table:table-cell office:value-type="string" calcext:value-type="string">
            <text:p>1.명사 (길거리나 스포츠 경기장 등에 모인) 사람들, 군중, 무리<text:line-break/>He pushed his way through the crowd.<text:line-break/><text:line-break/>그는 사람들 사이를 밀치고 앞으로 나아갔다.<text:line-break/><text:line-break/>2.명사 (특정한) 집단[사람들]<text:line-break/>Bob introduced her to some of the usual crowd.<text:line-break/><text:line-break/>보브가 늘 만나는 사람들 몇 명에게 그녀를 소개했다.<text:line-break/><text:line-break/>3.명사 일반 대중, 보통 사람들<text:line-break/>We all like to think we stand out from the crowd.<text:line-break/><text:line-break/>우리는 모두 자기가 일반 대중들하고는 다르다고 생각하고 싶어 한다.</text:p>
          </table:table-cell>
          <table:table-cell table:number-columns-repeated="3"/>
        </table:table-row>
        <table:table-row table:style-name="ro8">
          <table:table-cell office:value-type="string" calcext:value-type="string">
            <text:p><text:a xlink:href="https://en.dict.naver.com/#/userEntry/enko/353acd7293d32cc95e34408ad114d017" xlink:type="simple">associate manager</text:a> </text:p>
          </table:table-cell>
          <table:table-cell table:style-name="Default"/>
          <table:table-cell office:value-type="string" calcext:value-type="string">
            <text:p>:</text:p>
          </table:table-cell>
          <table:table-cell office:value-type="string" calcext:value-type="string">
            <text:p>1.대리<text:line-break/>2.부매니저<text:line-break/>3.과장</text:p>
          </table:table-cell>
          <table:table-cell table:number-columns-repeated="3"/>
        </table:table-row>
        <table:table-row table:style-name="ro7">
          <table:table-cell office:value-type="string" calcext:value-type="string">
            <text:p><text:a xlink:href="https://en.dict.naver.com/#/entry/enko/1e7bd5092f2f4970b2f239c7e8638afd" xlink:type="simple">head·hunt</text:a> </text:p>
          </table:table-cell>
          <table:table-cell office:value-type="string" calcext:value-type="string">
            <text:p>[ˈhedhʌnt] </text:p>
          </table:table-cell>
          <table:table-cell office:value-type="string" calcext:value-type="string">
            <text:p>:</text:p>
          </table:table-cell>
          <table:table-cell office:value-type="string" calcext:value-type="string">
            <text:p>1.동사 (인재를 찾아서) 스카우트하다<text:line-break/>I was headhunted by a marketing agency.<text:line-break/><text:line-break/>나는 한 마케팅 회사에 스카우트되었었다.</text:p>
          </table:table-cell>
          <table:table-cell table:number-columns-repeated="3"/>
        </table:table-row>
        <table:table-row table:style-name="ro9">
          <table:table-cell office:value-type="string" calcext:value-type="string">
            <text:p><text:a xlink:href="https://en.dict.naver.com/#/entry/enko/1eba73d6e77941b8a10df207986000b0" xlink:type="simple">to boot</text:a> </text:p>
          </table:table-cell>
          <table:table-cell/>
          <table:table-cell office:value-type="string" calcext:value-type="string">
            <text:p>:</text:p>
          </table:table-cell>
          <table:table-cell office:value-type="string" calcext:value-type="string">
            <text:p>1.그것도(앞서 한 말에 대해 다른 말을 덧붙일 때)<text:line-break/>He was a vegetarian, and a fussy one to boot.<text:line-break/><text:line-break/>그는 채식주의자였다. 그것도 아주 까다로운.<text:line-break/></text:p>
          </table:table-cell>
          <table:table-cell table:number-columns-repeated="3"/>
        </table:table-row>
        <table:table-row table:style-name="ro10">
          <table:table-cell office:value-type="string" calcext:value-type="string">
            <text:p><text:a xlink:href="https://en.dict.naver.com/#/entry/enko/9169ecc47a6143d69831180ff86c57ed" xlink:type="simple">gor·geous</text:a> </text:p>
          </table:table-cell>
          <table:table-cell office:value-type="string" calcext:value-type="string">
            <text:p>[ˈɡɔːrdʒəs] </text:p>
          </table:table-cell>
          <table:table-cell office:value-type="string" calcext:value-type="string">
            <text:p>:</text:p>
          </table:table-cell>
          <table:table-cell office:value-type="string" calcext:value-type="string">
            <text:p>1.형용사 아주 멋진[아름다운/좋은]<text:line-break/>a gorgeous girl / man<text:line-break/><text:line-break/>아주 멋진 아가씨/남자<text:line-break/><text:line-break/>2.형용사 선명한, 화려한<text:line-break/>exotic birds with feathers of gorgeous colours<text:line-break/><text:line-break/>화려한 색상의 깃털을 가진 이국적인 새들</text:p>
          </table:table-cell>
          <table:table-cell table:number-columns-repeated="3"/>
        </table:table-row>
        <table:table-row table:style-name="ro10">
          <table:table-cell office:value-type="string" calcext:value-type="string">
            <text:p><text:a xlink:href="https://en.dict.naver.com/#/entry/enko/d744a477515f409f8613eebc00166862" xlink:type="simple">seem·ing·ly</text:a> </text:p>
          </table:table-cell>
          <table:table-cell office:value-type="string" calcext:value-type="string">
            <text:p>[ˈsiːmɪŋli] </text:p>
          </table:table-cell>
          <table:table-cell office:value-type="string" calcext:value-type="string">
            <text:p>:</text:p>
          </table:table-cell>
          <table:table-cell office:value-type="string" calcext:value-type="string">
            <text:p>1.부사 외견상으로, 겉보기에는<text:line-break/>a seemingly stupid question<text:line-break/><text:line-break/>외견상 어리석은 듯한 질문<text:line-break/><text:line-break/>2.부사 보아하니<text:line-break/>Seemingly, he borrowed the money from the bank.<text:line-break/><text:line-break/>보아하니, 그가 은행에서 그 돈을 빌린 모양이다.</text:p>
          </table:table-cell>
          <table:table-cell table:number-columns-repeated="3"/>
        </table:table-row>
        <table:table-row table:style-name="ro2">
          <table:table-cell office:value-type="string" calcext:value-type="string">
            <text:p><text:a xlink:href="https://en.dict.naver.com/#/entry/enko/92effb2a28064fd48371b4bc8cfc920c" xlink:type="simple">in·sur·mount·able</text:a> </text:p>
          </table:table-cell>
          <table:table-cell office:value-type="string" calcext:value-type="string">
            <text:p>[|ɪnsər|maʊntəbl] </text:p>
          </table:table-cell>
          <table:table-cell office:value-type="string" calcext:value-type="string">
            <text:p>:</text:p>
          </table:table-cell>
          <table:table-cell office:value-type="string" calcext:value-type="string">
            <text:p>1. 형용사 대처[극복]할 수 없는</text:p>
          </table:table-cell>
          <table:table-cell table:number-columns-repeated="3"/>
        </table:table-row>
        <table:table-row table:style-name="ro10">
          <table:table-cell office:value-type="string" calcext:value-type="string">
            <text:p><text:a xlink:href="https://en.dict.naver.com/#/entry/enko/0384d356ff3848c0a13b9138ba811289" xlink:type="simple">obs·tacle</text:a> </text:p>
          </table:table-cell>
          <table:table-cell table:style-name="Default" office:value-type="string" calcext:value-type="string">
            <text:p>[|ɑːbstəkl]</text:p>
          </table:table-cell>
          <table:table-cell office:value-type="string" calcext:value-type="string">
            <text:p>:</text:p>
          </table:table-cell>
          <table:table-cell office:value-type="string" calcext:value-type="string">
            <text:p>1.명사 장애<text:line-break/>A lack of qualifications can be a major obstacle to finding a job.<text:line-break/><text:line-break/>자격 부족은 직장을 구하는 데 주요한 장애가 될 수 있다.<text:line-break/><text:line-break/>2.명사 장애물<text:line-break/>The area was full of streams and bogs and other natural obstacles.<text:line-break/><text:line-break/>그 지역에는 냇물, 습지, 또 다른 천연 장애물들이 가득했다.</text:p>
          </table:table-cell>
          <table:table-cell table:number-columns-repeated="3"/>
        </table:table-row>
        <table:table-row table:style-name="ro10">
          <table:table-cell office:value-type="string" calcext:value-type="string">
            <text:p><text:a xlink:href="https://en.dict.naver.com/#/entry/enko/dc073cdd6d00489b9f5faf1a4f1ad42c" xlink:type="simple">pov·erty</text:a> </text:p>
          </table:table-cell>
          <table:table-cell office:value-type="string" calcext:value-type="string">
            <text:p>[ˈpɑːvərti] </text:p>
          </table:table-cell>
          <table:table-cell office:value-type="string" calcext:value-type="string">
            <text:p>:</text:p>
          </table:table-cell>
          <table:table-cell office:value-type="string" calcext:value-type="string">
            <text:p>1.명사 가난, 빈곤<text:line-break/>conditions of abject/extreme poverty<text:line-break/><text:line-break/>비참하게 가난한/극빈 상태<text:line-break/><text:line-break/>2.명사 (질적인) 부족[빈곤]<text:line-break/>There is a poverty of colour in her work.<text:line-break/><text:line-break/>그녀의 작품에는 색채가 부족하다.</text:p>
          </table:table-cell>
          <table:table-cell table:number-columns-repeated="3"/>
        </table:table-row>
        <table:table-row table:style-name="ro2">
          <table:table-cell office:value-type="string" calcext:value-type="string">
            <text:p><text:a xlink:href="https://en.dict.naver.com/#/entry/enko/cbf05782dcc74128a599419a66d4eb64" xlink:type="simple">two-story house</text:a> </text:p>
          </table:table-cell>
          <table:table-cell table:style-name="Default"/>
          <table:table-cell office:value-type="string" calcext:value-type="string">
            <text:p>:</text:p>
          </table:table-cell>
          <table:table-cell office:value-type="string" calcext:value-type="string">
            <text:p>1. 명사 이층집</text:p>
          </table:table-cell>
          <table:table-cell table:number-columns-repeated="3"/>
        </table:table-row>
        <table:table-row table:style-name="ro10">
          <table:table-cell office:value-type="string" calcext:value-type="string">
            <text:p><text:a xlink:href="https://en.dict.naver.com/#/entry/enko/d0aded7fc5ae4c04bb8f33106c6effe7" xlink:type="simple">man·sion</text:a> </text:p>
          </table:table-cell>
          <table:table-cell office:value-type="string" calcext:value-type="string">
            <text:p>[ˈmænʃn] </text:p>
          </table:table-cell>
          <table:table-cell office:value-type="string" calcext:value-type="string">
            <text:p>:</text:p>
          </table:table-cell>
          <table:table-cell office:value-type="string" calcext:value-type="string">
            <text:p>1.명사 (인상적인) 대저택<text:line-break/>an 18th century country mansion<text:line-break/><text:line-break/>18세기 때의 시골 대저택<text:line-break/><text:line-break/>2.명사 (아파트·연립 주택 건물 이름에 쓰여) 맨션<text:line-break/>2 Moscow Mansions, Cromwell Road<text:line-break/><text:line-break/>크롬웰 가, 모스크바 맨션 2호</text:p>
          </table:table-cell>
          <table:table-cell table:number-columns-repeated="3"/>
        </table:table-row>
        <table:table-row table:style-name="ro11">
          <table:table-cell office:value-type="string" calcext:value-type="string">
            <text:p><text:a xlink:href="https://en.dict.naver.com/#/entry/enko/11ea47a497684a82aef7f2a797d7f807" xlink:type="simple">dump</text:a> </text:p>
          </table:table-cell>
          <table:table-cell office:value-type="string" calcext:value-type="string">
            <text:p>[dʌmp] </text:p>
          </table:table-cell>
          <table:table-cell office:value-type="string" calcext:value-type="string">
            <text:p>:</text:p>
          </table:table-cell>
          <table:table-cell office:value-type="string" calcext:value-type="string">
            <text:p>1.동사 (특히 적절치 않은 곳에 쓰레기 같은 것을) 버리다<text:line-break/>Too much toxic waste is being dumped at sea.<text:line-break/><text:line-break/>너무나 많은 유독성 폐기물이 바다에 버려지고 있다.<text:line-break/><text:line-break/>2.동사 ~을 (~에게) 떠넘기다<text:line-break/>He’s got no right to keep dumping his problems on me.<text:line-break/><text:line-break/>그가 계속 자기 문제를 나한테 떠넘길 권리는 없어.<text:line-break/><text:line-break/>3.동사 (무엇을 아주 낮은 가격에, 흔히 다른 나라에) 팔아 치우다</text:p>
          </table:table-cell>
          <table:table-cell table:number-columns-repeated="3"/>
        </table:table-row>
        <table:table-row table:style-name="ro7">
          <table:table-cell office:value-type="string" calcext:value-type="string">
            <text:p><text:a xlink:href="https://en.dict.naver.com/#/entry/enko/5d7545cc5d8b4ebb81acc069b3939d6e" xlink:type="simple">roof·top</text:a> </text:p>
          </table:table-cell>
          <table:table-cell office:value-type="string" calcext:value-type="string">
            <text:p>[|ruːftɑːp] </text:p>
          </table:table-cell>
          <table:table-cell office:value-type="string" calcext:value-type="string">
            <text:p>:</text:p>
          </table:table-cell>
          <table:table-cell office:value-type="string" calcext:value-type="string">
            <text:p>1.명사 (건물의) 옥상<text:line-break/>From the hill we looked out over the rooftops of Athens.<text:line-break/><text:line-break/>우리는 그 언덕에서 아테네 건물들의 옥상을 내려다 보았다.</text:p>
          </table:table-cell>
          <table:table-cell table:number-columns-repeated="3"/>
        </table:table-row>
        <table:table-row table:style-name="ro7">
          <table:table-cell office:value-type="string" calcext:value-type="string">
            <text:p><text:a xlink:href="https://en.dict.naver.com/#/entry/enko/83b527750cfd4d5883a01fae7bb4d641" xlink:type="simple">most of all</text:a> </text:p>
          </table:table-cell>
          <table:table-cell table:style-name="Default"/>
          <table:table-cell office:value-type="string" calcext:value-type="string">
            <text:p>:</text:p>
          </table:table-cell>
          <table:table-cell office:value-type="string" calcext:value-type="string">
            <text:p>1.그 중에서도, 무엇보다도<text:line-break/>But most of all, she loves to bring buyers and sellers together.<text:line-break/><text:line-break/>하지만 그녀가 무엇보다도 사랑하는 것은 구매자와 매도자를 이곳에서 함께 만나게 하는 일인데요</text:p>
          </table:table-cell>
          <table:table-cell table:number-columns-repeated="3"/>
        </table:table-row>
        <table:table-row table:style-name="ro12">
          <table:table-cell office:value-type="string" calcext:value-type="string">
            <text:p><text:a xlink:href="https://en.dict.naver.com/#/entry/enko/8d79727e5db94df09862a19b9bc8da94" xlink:type="simple">hone</text:a> </text:p>
          </table:table-cell>
          <table:table-cell office:value-type="string" calcext:value-type="string">
            <text:p>[hoʊn] </text:p>
          </table:table-cell>
          <table:table-cell office:value-type="string" calcext:value-type="string">
            <text:p>:</text:p>
          </table:table-cell>
          <table:table-cell office:value-type="string" calcext:value-type="string">
            <text:p>1.동사 (특히 기술을) 연마하다<text:line-break/>His body was honed to perfection.<text:line-break/><text:line-break/>그의 몸은 완벽할 정도로 가꾸어져 있었다.<text:line-break/><text:line-break/>2.동사 (도구를 날카롭게) 갈다</text:p>
          </table:table-cell>
          <table:table-cell table:number-columns-repeated="3"/>
        </table:table-row>
        <table:table-row table:style-name="ro7">
          <table:table-cell office:value-type="string" calcext:value-type="string">
            <text:p><text:a xlink:href="https://en.dict.naver.com/#/entry/enko/87d5a83650474178a93d8e3e0a031f1a" xlink:type="simple">prod·igy</text:a> </text:p>
          </table:table-cell>
          <table:table-cell office:value-type="string" calcext:value-type="string">
            <text:p>[|prɑːdədʒi] </text:p>
          </table:table-cell>
          <table:table-cell office:value-type="string" calcext:value-type="string">
            <text:p>:</text:p>
          </table:table-cell>
          <table:table-cell office:value-type="string" calcext:value-type="string">
            <text:p>1.명사 영재<text:line-break/>a child/an infant prodigy<text:line-break/><text:line-break/>신동</text:p>
          </table:table-cell>
          <table:table-cell table:number-columns-repeated="3"/>
        </table:table-row>
        <table:table-row table:style-name="ro11">
          <table:table-cell office:value-type="string" calcext:value-type="string">
            <text:p><text:a xlink:href="https://en.dict.naver.com/#/entry/enko/5494563846b0448cb8abecbd6ea2b813" xlink:type="simple">halt</text:a> </text:p>
          </table:table-cell>
          <table:table-cell office:value-type="string" calcext:value-type="string">
            <text:p>[hɔːlt] </text:p>
          </table:table-cell>
          <table:table-cell office:value-type="string" calcext:value-type="string">
            <text:p>:</text:p>
          </table:table-cell>
          <table:table-cell office:value-type="string" calcext:value-type="string">
            <text:p>1.동사 멈추다, 서다; 세우다, 중단시키다<text:line-break/>She walked towards him and then halted.<text:line-break/><text:line-break/>그녀가 그 사람이 있는 쪽으로 걸어가더니 섰다.<text:line-break/><text:line-break/>2.명사 멈춤, 중단<text:line-break/>Work came to a halt when the machine broke down.<text:line-break/><text:line-break/>기계가 고장나서 작업이 중단되었다.<text:line-break/><text:line-break/>3.명사 (시골의) 간이역</text:p>
          </table:table-cell>
          <table:table-cell table:number-columns-repeated="3"/>
        </table:table-row>
        <table:table-row table:style-name="ro3">
          <table:table-cell office:value-type="string" calcext:value-type="string">
            <text:p><text:a xlink:href="https://en.dict.naver.com/#/entry/enko/7799f40942c54c84a65c95673efa9492" xlink:type="simple">prop·er·ly</text:a> </text:p>
          </table:table-cell>
          <table:table-cell office:value-type="string" calcext:value-type="string">
            <text:p>[ˈprɑːpərli] </text:p>
          </table:table-cell>
          <table:table-cell office:value-type="string" calcext:value-type="string">
            <text:p>:</text:p>
          </table:table-cell>
          <table:table-cell office:value-type="string" calcext:value-type="string">
            <text:p>1.부사 제대로, 적절히<text:line-break/>How much money do we need to do the job properly?<text:line-break/><text:line-break/>우리가 그 일을 제대로 하려면 돈이 얼마나 필요하죠?<text:line-break/><text:line-break/>2.부사 (사회적·도덕적으로) 올바로[제대로/예의 바르게]<text:line-break/>You acted perfectly properly in approaching me first.<text:line-break/><text:line-break/>당신은 처음 내게 다가올 때 전적으로 예의 바르게 행동했어요.<text:line-break/><text:line-break/>3.부사 실은, 사실<text:line-break/>He had usurped powers that properly belonged to parliament.<text:line-break/><text:line-break/>그가 실은 의회에 속해 있던 권력을 찬탈했었다.</text:p>
          </table:table-cell>
          <table:table-cell table:number-columns-repeated="3"/>
        </table:table-row>
        <table:table-row table:style-name="ro9">
          <table:table-cell office:value-type="string" calcext:value-type="string">
            <text:p><text:a xlink:href="https://en.dict.naver.com/#/entry/enko/16b8cdb723404bc7a1d6baec0b21e6b5" xlink:type="simple">chair·man</text:a> </text:p>
          </table:table-cell>
          <table:table-cell office:value-type="string" calcext:value-type="string">
            <text:p>[|tʃermən] </text:p>
          </table:table-cell>
          <table:table-cell office:value-type="string" calcext:value-type="string">
            <text:p>:</text:p>
          </table:table-cell>
          <table:table-cell office:value-type="string" calcext:value-type="string">
            <text:p>1.명사 (회의의) 의장<text:line-break/>2.명사 (회사·위원회 등의) 회장<text:line-break/>the chairman of the board of governors<text:line-break/><text:line-break/>(학교) 이사회 회장</text:p>
          </table:table-cell>
          <table:table-cell table:number-columns-repeated="3"/>
        </table:table-row>
        <table:table-row table:style-name="ro11">
          <table:table-cell office:value-type="string" calcext:value-type="string">
            <text:p><text:a xlink:href="https://en.dict.naver.com/#/entry/enko/d889b643a22041d0af5ec3fec51864b4" xlink:type="simple">se·nior</text:a> </text:p>
          </table:table-cell>
          <table:table-cell office:value-type="string" calcext:value-type="string">
            <text:p>[ˈsiːniə(r)] </text:p>
          </table:table-cell>
          <table:table-cell office:value-type="string" calcext:value-type="string">
            <text:p>:</text:p>
          </table:table-cell>
          <table:table-cell office:value-type="string" calcext:value-type="string">
            <text:p>1.형용사 (계급지위가) 고위[고급/상급/상위]의<text:line-break/>a senior officer/manager/lecturer, etc.<text:line-break/><text:line-break/>고급 장교/고위 경영자/(조교수급에 해당하는) 교수<text:line-break/><text:line-break/>2.형용사 (스포츠에서 상급 수준에 이른) 성인[일반인/고급 실력자]을 위한<text:line-break/>to take part in senior competitions<text:line-break/><text:line-break/>성인 대회에 참가하다<text:line-break/><text:line-break/>3.형용사 시니어, 아버지(아들과 이름이 같은 남자의 이름 뒤에, 혼동을 피하기 위해 붙임)</text:p>
          </table:table-cell>
          <table:table-cell table:number-columns-repeated="3"/>
        </table:table-row>
        <table:table-row table:style-name="ro10">
          <table:table-cell office:value-type="string" calcext:value-type="string">
            <text:p><text:a xlink:href="https://en.dict.naver.com/#/entry/enko/96460dca765d4f66b6e8ca07340ac4aa" xlink:type="simple">ob·ses·sion</text:a> </text:p>
          </table:table-cell>
          <table:table-cell office:value-type="string" calcext:value-type="string">
            <text:p>[əbˈseʃn] </text:p>
          </table:table-cell>
          <table:table-cell office:value-type="string" calcext:value-type="string">
            <text:p>:</text:p>
          </table:table-cell>
          <table:table-cell office:value-type="string" calcext:value-type="string">
            <text:p>1.명사 강박 상태; 집착<text:line-break/>Her fear of flying is bordering on obsession.<text:line-break/><text:line-break/>그녀의 비행 공포증이 거의 강박 상태 수준이다.<text:line-break/><text:line-break/>2.명사 강박 관념<text:line-break/>Fitness has become an obsession with him.<text:line-break/><text:line-break/>건강 관리가 그에게는 강박 관념이 되었다.</text:p>
          </table:table-cell>
          <table:table-cell table:number-columns-repeated="3"/>
        </table:table-row>
        <table:table-row table:style-name="ro1">
          <table:table-cell office:value-type="string" calcext:value-type="string">
            <text:p><text:a xlink:href="https://en.dict.naver.com/#/entry/enko/b458a57687ef49d29cf6735b559c9fe9" xlink:type="simple">deal with</text:a> </text:p>
          </table:table-cell>
          <table:table-cell table:style-name="Default"/>
          <table:table-cell office:value-type="string" calcext:value-type="string">
            <text:p>:</text:p>
          </table:table-cell>
          <table:table-cell office:value-type="string" calcext:value-type="string">
            <text:p>1. ~을 다루다</text:p>
          </table:table-cell>
          <table:table-cell table:number-columns-repeated="3"/>
        </table:table-row>
        <table:table-row table:style-name="ro7">
          <table:table-cell office:value-type="string" calcext:value-type="string">
            <text:p><text:a xlink:href="https://en.dict.naver.com/#/entry/enko/e20c249b02dc4074b4bb58ae40461bb2" xlink:type="simple">in·timi·date</text:a> </text:p>
          </table:table-cell>
          <table:table-cell office:value-type="string" calcext:value-type="string">
            <text:p>[ɪnˈtɪmɪdeɪt] </text:p>
          </table:table-cell>
          <table:table-cell office:value-type="string" calcext:value-type="string">
            <text:p>:</text:p>
          </table:table-cell>
          <table:table-cell office:value-type="string" calcext:value-type="string">
            <text:p>1.동사 (시키는 대로 하도록) 겁을 주다[위협하다]<text:line-break/>They were accused of intimidating people into voting for them.<text:line-break/><text:line-break/>그들은 자기들에게 투표를 하도록 사람들을 위협했다는 비난을 받았다.</text:p>
          </table:table-cell>
          <table:table-cell table:number-columns-repeated="3"/>
        </table:table-row>
        <table:table-row table:style-name="ro11">
          <table:table-cell office:value-type="string" calcext:value-type="string">
            <text:p><text:a xlink:href="https://en.dict.naver.com/#/entry/enko/ef80334424894c2c9d222e263a3b3c82" xlink:type="simple">roy·alty</text:a> </text:p>
          </table:table-cell>
          <table:table-cell office:value-type="string" calcext:value-type="string">
            <text:p>[ˈrɔɪəlti] </text:p>
          </table:table-cell>
          <table:table-cell office:value-type="string" calcext:value-type="string">
            <text:p>:</text:p>
          </table:table-cell>
          <table:table-cell office:value-type="string" calcext:value-type="string">
            <text:p>1.명사 왕족(들)<text:line-break/>The gala evening was attended by royalty and politicians.<text:line-break/><text:line-break/>그 야간 경축 행사에는 왕족들과 정치인들이 참석했다.<text:line-break/><text:line-break/>2.명사 (책의) 인세, (음악 작품 등의) 저작권 사용료[수익금]<text:line-break/>All royalties from the album will go to charity.<text:line-break/><text:line-break/>그 앨범에서 나오는 모든 수익금은 자선기금으로 들어간다.<text:line-break/><text:line-break/>3.명사 (유정·광산) 사용료[특허권]</text:p>
          </table:table-cell>
          <table:table-cell table:number-columns-repeated="3"/>
        </table:table-row>
        <table:table-row table:style-name="ro11">
          <table:table-cell office:value-type="string" calcext:value-type="string">
            <text:p><text:a xlink:href="https://en.dict.naver.com/#/entry/enko/5e015668b6c34413a1d7262a29b8e504" xlink:type="simple">sigh</text:a> </text:p>
          </table:table-cell>
          <table:table-cell office:value-type="string" calcext:value-type="string">
            <text:p>[saɪ] </text:p>
          </table:table-cell>
          <table:table-cell office:value-type="string" calcext:value-type="string">
            <text:p>:</text:p>
          </table:table-cell>
          <table:table-cell office:value-type="string" calcext:value-type="string">
            <text:p>1.동사 한숨을 쉬다, 한숨짓다<text:line-break/>He sighed deeply at the thought.<text:line-break/><text:line-break/>그는 그 생각을 하며 깊은 한숨을 쉬었다.<text:line-break/><text:line-break/>2.동사 한숨을 쉬며[탄식하듯] 말하다<text:line-break/>‘Oh well, better luck next time,’ she sighed.<text:line-break/><text:line-break/>“뭐 저, 다음번에는 운이 더 좋겠지.” 그녀가 한숨을 쉬며 말했다.<text:line-break/><text:line-break/>3.동사 탄식하듯 불다</text:p>
          </table:table-cell>
          <table:table-cell table:number-columns-repeated="3"/>
        </table:table-row>
        <table:table-row table:style-name="ro3">
          <table:table-cell office:value-type="string" calcext:value-type="string">
            <text:p><text:a xlink:href="https://en.dict.naver.com/#/entry/enko/f13b9b384ec4497aa65f3733c589e944" xlink:type="simple">no·tice</text:a> </text:p>
          </table:table-cell>
          <table:table-cell office:value-type="string" calcext:value-type="string">
            <text:p>[|noʊtɪs] </text:p>
          </table:table-cell>
          <table:table-cell office:value-type="string" calcext:value-type="string">
            <text:p>:</text:p>
          </table:table-cell>
          <table:table-cell office:value-type="string" calcext:value-type="string">
            <text:p>1.명사 신경씀, 주목, 알아챔<text:line-break/>Don’t take any notice of what you read in the papers.<text:line-break/><text:line-break/>신문에서 읽는 내용에는 전혀 신경쓰지 마세요.<text:line-break/><text:line-break/>2.명사 (보통 공공장소에 붙이는) 공고문[안내문]<text:line-break/>There was a notice on the board saying the class had been cancelled.<text:line-break/><text:line-break/>게시판에 수업이 취소되었다는 안내문이 붙어 있었다.<text:line-break/><text:line-break/>3.명사 안내판, 표지판<text:line-break/>a notice saying ‘Keep off the Grass’<text:line-break/><text:line-break/>‘잔디밭에 들어가지 마시오’라는 표지판</text:p>
          </table:table-cell>
          <table:table-cell table:number-columns-repeated="3"/>
        </table:table-row>
        <table:table-row table:style-name="ro1">
          <table:table-cell office:value-type="string" calcext:value-type="string">
            <text:p><text:a xlink:href="https://en.dict.naver.com/#/entry/enen/8456aa8fb0e64e91a4027a3b42848e33" xlink:type="simple">hand in</text:a> </text:p>
          </table:table-cell>
          <table:table-cell table:style-name="Default"/>
          <table:table-cell office:value-type="string" calcext:value-type="string">
            <text:p>:</text:p>
          </table:table-cell>
          <table:table-cell office:value-type="string" calcext:value-type="string">
            <text:p>1. 동사 to return or submit (something, such as an examination paper)</text:p>
          </table:table-cell>
          <table:table-cell table:number-columns-repeated="3"/>
        </table:table-row>
        <table:table-row table:style-name="ro1">
          <table:table-cell office:value-type="string" calcext:value-type="string">
            <text:p><text:a xlink:href="https://en.dict.naver.com/#/entry/enko/4d730382c4b545ecb8d21b0e01024361" xlink:type="simple">run into</text:a> </text:p>
          </table:table-cell>
          <table:table-cell table:style-name="Default"/>
          <table:table-cell office:value-type="string" calcext:value-type="string">
            <text:p>:</text:p>
          </table:table-cell>
          <table:table-cell office:value-type="string" calcext:value-type="string">
            <text:p>1. 동사 뛰어들어가다; …와 충돌하다; …와 우연히 만나다; 합계 …이 되다.</text:p>
          </table:table-cell>
          <table:table-cell table:number-columns-repeated="3"/>
        </table:table-row>
        <table:table-row table:style-name="ro3">
          <table:table-cell office:value-type="string" calcext:value-type="string">
            <text:p><text:a xlink:href="https://en.dict.naver.com/#/entry/enko/5fc2a777c46c481e9662cb40c5e365c6" xlink:type="simple">man·age</text:a> </text:p>
          </table:table-cell>
          <table:table-cell office:value-type="string" calcext:value-type="string">
            <text:p>[ˈmænɪdʒ] </text:p>
          </table:table-cell>
          <table:table-cell office:value-type="string" calcext:value-type="string">
            <text:p>:</text:p>
          </table:table-cell>
          <table:table-cell office:value-type="string" calcext:value-type="string">
            <text:p>1.동사 (힘든 일을) 간신히[용케] 해내다, (어떻게든) …하다[해내다]<text:line-break/>In spite of his disappointment, he managed a weak smile.<text:line-break/><text:line-break/>그는 실망감에도 불구하고 간신히 희미한 미소를 지어 보였다.<text:line-break/><text:line-break/>2.동사 (문제·곤경을 헤치며) 살아 나가다[지내다]<text:line-break/>I don’t know how she manages on her own with four kids.<text:line-break/><text:line-break/>난 그녀가 혼자서 아이들 네 명과 어떻게 살아 나가는지 모르겠어.<text:line-break/><text:line-break/>3.동사 (많지 않은 돈으로) 살아 내다<text:line-break/>He has to manage on less than £100 a week.<text:line-break/><text:line-break/>그는 일주일에 100파운드가 못 되는 돈으로 살아 내야 한다.</text:p>
          </table:table-cell>
          <table:table-cell table:number-columns-repeated="3"/>
        </table:table-row>
        <table:table-row table:style-name="ro10">
          <table:table-cell office:value-type="string" calcext:value-type="string">
            <text:p><text:a xlink:href="https://en.dict.naver.com/#/entry/enko/ae2b7d77120446f0b5f1d481c26c3225" xlink:type="simple">|all the |way</text:a> </text:p>
          </table:table-cell>
          <table:table-cell table:style-name="Default"/>
          <table:table-cell office:value-type="string" calcext:value-type="string">
            <text:p>:</text:p>
          </table:table-cell>
          <table:table-cell office:value-type="string" calcext:value-type="string">
            <text:p>1.내내[시종]<text:line-break/>She didn’t speak a word to me all the way back home.<text:line-break/><text:line-break/>그녀는 집으로 돌아오는 내내 나에게 한 마디 말도 하지 않았다.<text:line-break/><text:line-break/>2.완전히; 온 힘을 다해<text:line-break/>I’m fighting him all the way.<text:line-break/><text:line-break/>나는 그와 온 힘을 다해 싸우고 있다.</text:p>
          </table:table-cell>
          <table:table-cell table:number-columns-repeated="3"/>
        </table:table-row>
        <table:table-row table:style-name="ro3">
          <table:table-cell office:value-type="string" calcext:value-type="string">
            <text:p><text:a xlink:href="https://en.dict.naver.com/#/entry/enko/33f9c87005654715802cdc55dc749be7" xlink:type="simple">an·nounce</text:a> </text:p>
          </table:table-cell>
          <table:table-cell office:value-type="string" calcext:value-type="string">
            <text:p>[əˈnaʊns] </text:p>
          </table:table-cell>
          <table:table-cell office:value-type="string" calcext:value-type="string">
            <text:p>:</text:p>
          </table:table-cell>
          <table:table-cell office:value-type="string" calcext:value-type="string">
            <text:p>1.동사 발표하다, 알리다<text:line-break/>They haven’t formally announced their engagement yet.<text:line-break/><text:line-break/>그들이 약혼을 아직 공식적으로 발표하지는 않았다.<text:line-break/><text:line-break/>2.동사 (공공장소에서) 방송으로 알리다<text:line-break/>Has our flight been announced yet?<text:line-break/><text:line-break/>우리가 탈 비행기에 대한 안내 방송이 이미 나왔니?<text:line-break/><text:line-break/>3.동사 (큰 소리로 진지하게) 선언[단언]하다<text:line-break/>‘I’ve given up smoking,’ she announced.<text:line-break/><text:line-break/>‘나 담배 끊었어.’ 그녀가 단언했다</text:p>
          </table:table-cell>
          <table:table-cell table:number-columns-repeated="3"/>
        </table:table-row>
        <table:table-row table:style-name="ro10">
          <table:table-cell office:value-type="string" calcext:value-type="string">
            <text:p><text:a xlink:href="https://en.dict.naver.com/#/entry/enko/44f7078018ed4d27a88b15cd53e105a7" xlink:type="simple">tempt</text:a> </text:p>
          </table:table-cell>
          <table:table-cell office:value-type="string" calcext:value-type="string">
            <text:p>[tempt] </text:p>
          </table:table-cell>
          <table:table-cell office:value-type="string" calcext:value-type="string">
            <text:p>:</text:p>
          </table:table-cell>
          <table:table-cell office:value-type="string" calcext:value-type="string">
            <text:p>1.동사 (좋지 않은 일을 하도록) 유혹하다[부추기다]<text:line-break/>I was tempted by the dessert menu.<text:line-break/><text:line-break/>나는 디저트 메뉴에 유혹당했다.<text:line-break/><text:line-break/>2.동사 (어떤 것을 제의하거나 하여) 유도[설득]하다<text:line-break/>How can we tempt young people into engineering?<text:line-break/><text:line-break/>우리가 어떻게 젊은이들이 공학 분야로 들어오도록 유도할 수 있을까요?</text:p>
          </table:table-cell>
          <table:table-cell table:number-columns-repeated="3"/>
        </table:table-row>
        <table:table-row table:style-name="ro2">
          <table:table-cell office:value-type="string" calcext:value-type="string">
            <text:p><text:a xlink:href="https://en.dict.naver.com/#/entry/enko/7c40daee84d04c2d87d323ecd45fb3f0" xlink:type="simple">right under your nose</text:a> </text:p>
          </table:table-cell>
          <table:table-cell table:style-name="Default"/>
          <table:table-cell office:value-type="string" calcext:value-type="string">
            <text:p>:</text:p>
          </table:table-cell>
          <table:table-cell office:value-type="string" calcext:value-type="string">
            <text:p>1. 바로 네 앞에서.</text:p>
          </table:table-cell>
          <table:table-cell table:number-columns-repeated="3"/>
        </table:table-row>
        <table:table-row table:style-name="ro10">
          <table:table-cell office:value-type="string" calcext:value-type="string">
            <text:p><text:a xlink:href="https://en.dict.naver.com/#/entry/enko/092aecdc3e114cfda1071e77c11dd388" xlink:type="simple">ex·cep·tion·al</text:a> </text:p>
          </table:table-cell>
          <table:table-cell office:value-type="string" calcext:value-type="string">
            <text:p>[ɪkˈsepʃənl] </text:p>
          </table:table-cell>
          <table:table-cell office:value-type="string" calcext:value-type="string">
            <text:p>:</text:p>
          </table:table-cell>
          <table:table-cell office:value-type="string" calcext:value-type="string">
            <text:p>1.형용사 이례적일 정도로 우수한, 특출한<text:line-break/>At the age of five he showed exceptional talent as a musician.<text:line-break/><text:line-break/>그는 다섯 살의 나이에 음악에 특출한 재능을 보였다.<text:line-break/><text:line-break/>2.형용사 극히 예외적인<text:line-break/>This deadline will be extended only in exceptional circumstances.<text:line-break/><text:line-break/>이 기한은 오직 극히 예외적인 상황에서만 연장될 것이다.</text:p>
          </table:table-cell>
          <table:table-cell table:number-columns-repeated="3"/>
        </table:table-row>
        <table:table-row table:style-name="ro3">
          <table:table-cell office:value-type="string" calcext:value-type="string">
            <text:p><text:a xlink:href="https://en.dict.naver.com/#/entry/enko/8c356bbfb2db4e5ca7a504d91d61cc95" xlink:type="simple">buzz</text:a> </text:p>
          </table:table-cell>
          <table:table-cell office:value-type="string" calcext:value-type="string">
            <text:p>[bʌz] </text:p>
          </table:table-cell>
          <table:table-cell office:value-type="string" calcext:value-type="string">
            <text:p>:</text:p>
          </table:table-cell>
          <table:table-cell office:value-type="string" calcext:value-type="string">
            <text:p>1.동사 윙윙거리다<text:line-break/>Bees buzzed lazily among the flowers.<text:line-break/><text:line-break/>벌들이 꽃들 사이로 한가로이 윙윙거렸다.<text:line-break/><text:line-break/>2.동사 윙하는 소리를 내다<text:line-break/>The doorbell buzzed loudly.<text:line-break/><text:line-break/>초인종이 윙하고 크게 울렸다.<text:line-break/><text:line-break/>3.동사 부산스럽다, 활기가 넘치다<text:line-break/>The place was buzzing with journalists.<text:line-break/><text:line-break/>그 장소는 기자들로 부산스러웠다.</text:p>
          </table:table-cell>
          <table:table-cell table:number-columns-repeated="3"/>
        </table:table-row>
        <table:table-row table:style-name="ro3">
          <table:table-cell office:value-type="string" calcext:value-type="string">
            <text:p><text:a xlink:href="https://en.dict.naver.com/#/entry/enko/50952f4512b447dbb681c508d42d8b97" xlink:type="simple">res·ig·na·tion</text:a> </text:p>
          </table:table-cell>
          <table:table-cell office:value-type="string" calcext:value-type="string">
            <text:p>[ˌrezɪɡˈneɪʃn] </text:p>
          </table:table-cell>
          <table:table-cell office:value-type="string" calcext:value-type="string">
            <text:p>:</text:p>
          </table:table-cell>
          <table:table-cell office:value-type="string" calcext:value-type="string">
            <text:p>1.명사 사직, 사임<text:line-break/>a letter of resignation<text:line-break/><text:line-break/>사직서[원]<text:line-break/><text:line-break/>2.명사 사직서[원]<text:line-break/>to offer/hand in/tender your resignation<text:line-break/><text:line-break/>사직서를 제출하다[내다]<text:line-break/><text:line-break/>3.명사 (괴롭거나 힘든 일을) 받아들임, 감수(甘受), 체념<text:line-break/>They accepted their defeat with resignation.<text:line-break/><text:line-break/>그들은 체념을 하고 받아들였다.</text:p>
          </table:table-cell>
          <table:table-cell table:number-columns-repeated="3"/>
        </table:table-row>
        <table:table-row table:style-name="ro11">
          <table:table-cell office:value-type="string" calcext:value-type="string">
            <text:p><text:a xlink:href="https://en.dict.naver.com/#/entry/enko/26ccf143602c4047a236f36a8189ecef" xlink:type="simple">af·fili·ate</text:a> </text:p>
          </table:table-cell>
          <table:table-cell table:style-name="Default"/>
          <table:table-cell office:value-type="string" calcext:value-type="string">
            <text:p>:</text:p>
          </table:table-cell>
          <table:table-cell office:value-type="string" calcext:value-type="string">
            <text:p>1.동사 (더 큰 회사기관 등과) 제휴[연계]하다<text:line-break/>The hospital is affiliated with the local university.<text:line-break/><text:line-break/>그 병원은 지역 대학과 제휴하고 있다.<text:line-break/><text:line-break/>2.동사 가입하다, 연계되다<text:line-break/>The majority of people questioned affiliated themselves with a religious group.<text:line-break/><text:line-break/>설문에 응한 사람들 대부분이 종교 단체에 가입해 있었다.[also V<text:line-break/><text:line-break/>3.명사 계열(회)사</text:p>
          </table:table-cell>
          <table:table-cell table:number-columns-repeated="3"/>
        </table:table-row>
        <table:table-row table:style-name="ro7">
          <table:table-cell office:value-type="string" calcext:value-type="string">
            <text:p><text:a xlink:href="https://en.dict.naver.com/#/entry/enko/049680e372bd4e959af9674ed19e009e" xlink:type="simple">for |good</text:a> </text:p>
          </table:table-cell>
          <table:table-cell table:style-name="Default"/>
          <table:table-cell office:value-type="string" calcext:value-type="string">
            <text:p>:</text:p>
          </table:table-cell>
          <table:table-cell office:value-type="string" calcext:value-type="string">
            <text:p>1.영원히<text:line-break/>This time she’s leaving for good.<text:line-break/><text:line-break/>이번에는 그녀가 영원히 떠난다.</text:p>
          </table:table-cell>
          <table:table-cell table:number-columns-repeated="3"/>
        </table:table-row>
        <table:table-row table:style-name="ro7">
          <table:table-cell office:value-type="string" calcext:value-type="string">
            <text:p><text:a xlink:href="https://en.dict.naver.com/#/entry/enko/021f729d4e824f14bba9a21c3a09c877" xlink:type="simple">rain·fall</text:a> </text:p>
          </table:table-cell>
          <table:table-cell office:value-type="string" calcext:value-type="string">
            <text:p>[ˈreɪnfɔːl] </text:p>
          </table:table-cell>
          <table:table-cell office:value-type="string" calcext:value-type="string">
            <text:p>:</text:p>
          </table:table-cell>
          <table:table-cell office:value-type="string" calcext:value-type="string">
            <text:p>1.명사 강우(량)<text:line-break/>There has been below average rainfall this month.<text:line-break/><text:line-break/>이번 달에는 강우량이 평균 미만이었다.</text:p>
          </table:table-cell>
          <table:table-cell table:number-columns-repeated="3"/>
        </table:table-row>
        <table:table-row table:style-name="ro3">
          <table:table-cell office:value-type="string" calcext:value-type="string">
            <text:p><text:a xlink:href="https://en.dict.naver.com/#/entry/enko/b975239cff644241ba8dbdeeb5466a3b" xlink:type="simple">ad·dress</text:a> </text:p>
          </table:table-cell>
          <table:table-cell table:style-name="Default"/>
          <table:table-cell office:value-type="string" calcext:value-type="string">
            <text:p>:</text:p>
          </table:table-cell>
          <table:table-cell office:value-type="string" office:string-value="1.명사 주소&#10;What’s your name and address?&#10;&#10;성함과 주소가 어떻게 되세요?&#10;&#10;2.명사 (인터넷상의) 주소, 어드레스&#10;What’s your email address?&#10;&#10;이메일 주소가 어떻게 되세요?&#10;&#10;3.명사 연설&#10;tonight’s televised presidential address&#10;&#10;오늘밤에 있을 대통령의 텔레비전 연설" calcext:value-type="string">
            <text:p>1.명사 주소</text:p>
            <text:p>What’s your name and address?</text:p>
            <text:p/>
            <text:p>성함과 주소가 어떻게 되세요?</text:p>
            <text:p/>
            <text:p>2.명사 (인터넷상의) 주소, 어드레스</text:p>
            <text:p>What’s your email address?</text:p>
            <text:p/>
            <text:p>이메일 주소가 어떻게 되세요?</text:p>
            <text:p/>
            <text:p>3.명사 연설</text:p>
            <text:p>tonight’s televised presidential address</text:p>
            <text:p/>
            <text:p>오늘밤에 있을 대통령의 텔레비전 연설</text:p>
          </table:table-cell>
          <table:table-cell table:number-columns-repeated="3"/>
        </table:table-row>
        <table:table-row table:style-name="ro8">
          <table:table-cell office:value-type="string" calcext:value-type="string">
            <text:p><text:a xlink:href="https://en.dict.naver.com/#/entry/enko/cf6fa5d3ac11498498d08410dcfcebc8" xlink:type="simple">high·fli·er</text:a> </text:p>
          </table:table-cell>
          <table:table-cell office:value-type="string" calcext:value-type="string">
            <text:p>[-fláiər] </text:p>
          </table:table-cell>
          <table:table-cell office:value-type="string" calcext:value-type="string">
            <text:p>:</text:p>
          </table:table-cell>
          <table:table-cell office:value-type="string" office:string-value="1.명사 높이 나는 사람[새]&#10;2.명사 야망[포부]이 큰 사람, 야심가&#10;3.명사 우수한 인재, 수완가" calcext:value-type="string">
            <text:p>1.명사 높이 나는 사람[새]</text:p>
            <text:p>2.명사 야망[포부]이 큰 사람, 야심가</text:p>
            <text:p>3.명사 우수한 인재, 수완가</text:p>
          </table:table-cell>
          <table:table-cell table:number-columns-repeated="3"/>
        </table:table-row>
        <table:table-row table:style-name="ro2">
          <table:table-cell office:value-type="string" calcext:value-type="string">
            <text:p><text:a xlink:href="https://en.dict.naver.com/#/entry/enko/67f134ecd85b48df8dbb9e8e4e1eae26" xlink:type="simple">|managing di|rector</text:a> </text:p>
          </table:table-cell>
          <table:table-cell table:style-name="Default"/>
          <table:table-cell office:value-type="string" calcext:value-type="string">
            <text:p>:</text:p>
          </table:table-cell>
          <table:table-cell office:value-type="string" calcext:value-type="string">
            <text:p>1. 명사 상무이사</text:p>
          </table:table-cell>
          <table:table-cell table:number-columns-repeated="3"/>
        </table:table-row>
        <table:table-row table:style-name="ro10">
          <table:table-cell table:style-name="Default" office:value-type="string" calcext:value-type="string">
            <text:p>dis·abil·ity</text:p>
          </table:table-cell>
          <table:table-cell office:value-type="string" calcext:value-type="string">
            <text:p>[ˌdɪsəˈbɪləti] </text:p>
          </table:table-cell>
          <table:table-cell office:value-type="string" calcext:value-type="string">
            <text:p>:</text:p>
          </table:table-cell>
          <table:table-cell office:value-type="string" office:string-value="1.명사 (신체적·정신적) 장애&#10;a physical/mental disability&#10;&#10;신체/정신 장애&#10;&#10;2.명사 (신체적·정신적) 장애(가 있는 상태)&#10;He qualifies for help on the grounds of disability.&#10;&#10;그는 장애가 있어서 도움을 청할 자격이 있다." calcext:value-type="string">
            <text:p>1.명사 (신체적·정신적) 장애</text:p>
            <text:p>a physical/mental disability</text:p>
            <text:p/>
            <text:p>신체/정신 장애</text:p>
            <text:p/>
            <text:p>2.명사 (신체적·정신적) 장애(가 있는 상태)</text:p>
            <text:p>He qualifies for help on the grounds of disability.</text:p>
            <text:p/>
            <text:p>그는 장애가 있어서 도움을 청할 자격이 있다.</text:p>
          </table:table-cell>
          <table:table-cell table:number-columns-repeated="3"/>
        </table:table-row>
        <table:table-row table:style-name="ro1">
          <table:table-cell office:value-type="string" calcext:value-type="string">
            <text:p><text:a xlink:href="https://en.dict.naver.com/#/entry/enko/16b5c7d4325a4d959a22c8cff1142a80" xlink:type="simple">end up with</text:a> </text:p>
          </table:table-cell>
          <table:table-cell table:style-name="Default"/>
          <table:table-cell office:value-type="string" calcext:value-type="string">
            <text:p>:</text:p>
          </table:table-cell>
          <table:table-cell office:value-type="string" calcext:value-type="string">
            <text:p>1. 결국 ~하게 되다</text:p>
          </table:table-cell>
          <table:table-cell table:number-columns-repeated="3"/>
        </table:table-row>
        <table:table-row table:style-name="ro3">
          <table:table-cell office:value-type="string" calcext:value-type="string">
            <text:p><text:a xlink:href="https://en.dict.naver.com/#/entry/enko/dec25cc4d06548a180ae45b369210cf8" xlink:type="simple">paper</text:a> </text:p>
          </table:table-cell>
          <table:table-cell office:value-type="string" calcext:value-type="string">
            <text:p>[ˈpeɪpə(r)] </text:p>
          </table:table-cell>
          <table:table-cell office:value-type="string" calcext:value-type="string">
            <text:p>:</text:p>
          </table:table-cell>
          <table:table-cell office:value-type="string" office:string-value="1.명사 종이&#10;a piece/sheet of paper&#10;&#10;종이 한 장&#10;&#10;2.명사 신문&#10;a local/national paper&#10;&#10;지방지/전국지&#10;&#10;3.명사 (편지개인적인 자료 등의) 서류&#10;His desk was covered with books and papers.&#10;&#10;그의 책상은 책과 서류로 뒤덮여 있었다." calcext:value-type="string">
            <text:p>1.명사 종이</text:p>
            <text:p>a piece/sheet of paper</text:p>
            <text:p/>
            <text:p>종이 한 장</text:p>
            <text:p/>
            <text:p>2.명사 신문</text:p>
            <text:p>a local/national paper</text:p>
            <text:p/>
            <text:p>지방지/전국지</text:p>
            <text:p/>
            <text:p>3.명사 (편지개인적인 자료 등의) 서류</text:p>
            <text:p>His desk was covered with books and papers.</text:p>
            <text:p/>
            <text:p>그의 책상은 책과 서류로 뒤덮여 있었다.</text:p>
          </table:table-cell>
          <table:table-cell table:number-columns-repeated="3"/>
        </table:table-row>
        <table:table-row table:style-name="ro12">
          <table:table-cell office:value-type="string" calcext:value-type="string">
            <text:p><text:a xlink:href="https://en.dict.naver.com/#/entry/enko/a9190f531e8d4091a314b9203d8f7d4a" xlink:type="simple">|write something⇄|off</text:a> </text:p>
          </table:table-cell>
          <table:table-cell table:style-name="Default"/>
          <table:table-cell office:value-type="string" calcext:value-type="string">
            <text:p>:</text:p>
          </table:table-cell>
          <table:table-cell office:value-type="string" office:string-value="1.(부채를) 탕감하다; ~을 실패한[무가치한] 것으로 보다[인식하다]&#10;to write off a debt / an investment&#10;&#10;부채를 탕감하다/투자를 실패한 것으로 보다&#10;&#10;2.(특히 차량을) 완전히 박살을 내다" calcext:value-type="string">
            <text:p>1.(부채를) 탕감하다; ~을 실패한[무가치한] 것으로 보다[인식하다]</text:p>
            <text:p>to write off a debt / an investment</text:p>
            <text:p/>
            <text:p>부채를 탕감하다/투자를 실패한 것으로 보다</text:p>
            <text:p/>
            <text:p>2.(특히 차량을) 완전히 박살을 내다</text:p>
          </table:table-cell>
          <table:table-cell table:number-columns-repeated="3"/>
        </table:table-row>
        <table:table-row table:style-name="ro3">
          <table:table-cell office:value-type="string" calcext:value-type="string">
            <text:p><text:a xlink:href="https://en.dict.naver.com/#/entry/enko/b0faf07719d0426db28a416b8a7ffb48" xlink:type="simple">mor·tal</text:a> </text:p>
          </table:table-cell>
          <table:table-cell office:value-type="string" calcext:value-type="string">
            <text:p>[ˈmɔːrtl] </text:p>
          </table:table-cell>
          <table:table-cell office:value-type="string" calcext:value-type="string">
            <text:p>:</text:p>
          </table:table-cell>
          <table:table-cell office:value-type="string" office:string-value="1.형용사 영원히 살 수는 없는, 언젠가는 반드시 죽는&#10;We are all mortal.&#10;&#10;우리 모두 언젠가는 반드시 죽는다.&#10;&#10;2.형용사 치명적인, 대단히 심각한&#10;a mortal blow/wound&#10;&#10;치명적인 타격[치명타]/치명상&#10;&#10;3.형용사 목숨을 건, 필사적인&#10;mortal enemies&#10;&#10;필사적인 적들" calcext:value-type="string">
            <text:p>1.형용사 영원히 살 수는 없는, 언젠가는 반드시 죽는</text:p>
            <text:p>We are all mortal.</text:p>
            <text:p/>
            <text:p>우리 모두 언젠가는 반드시 죽는다.</text:p>
            <text:p/>
            <text:p>2.형용사 치명적인, 대단히 심각한</text:p>
            <text:p>a mortal blow/wound</text:p>
            <text:p/>
            <text:p>치명적인 타격[치명타]/치명상</text:p>
            <text:p/>
            <text:p>3.형용사 목숨을 건, 필사적인</text:p>
            <text:p>mortal enemies</text:p>
            <text:p/>
            <text:p>필사적인 적들</text:p>
          </table:table-cell>
          <table:table-cell table:number-columns-repeated="3"/>
        </table:table-row>
        <table:table-row table:style-name="ro11">
          <table:table-cell office:value-type="string" calcext:value-type="string">
            <text:p><text:a xlink:href="https://en.dict.naver.com/#/entry/enko/96ce2e2f43964dfd85687364d887b945" xlink:type="simple">mere</text:a> </text:p>
          </table:table-cell>
          <table:table-cell office:value-type="string" calcext:value-type="string">
            <text:p>[mɪr] </text:p>
          </table:table-cell>
          <table:table-cell office:value-type="string" calcext:value-type="string">
            <text:p>:</text:p>
          </table:table-cell>
          <table:table-cell office:value-type="string" office:string-value="1.형용사 겨우 …의, (한낱) …에 불과한&#10;It took her a mere 20 minutes to win.&#10;&#10;그녀가 이기는 데는 겨우 20분밖에 안 걸렸다.&#10;&#10;2.형용사 단지 …만의(무엇이 있다는 사실 자체가 뚜렷한 영향을 미치기에 충분하다는 뜻을 나타낼 때 씀)&#10;His mere presence made her feel afraid.&#10;&#10;단지 그가 거기 있다는 사실만으로도 그녀는 두려웠다.&#10;&#10;3.명사 작은 호수" calcext:value-type="string">
            <text:p>1.형용사 겨우 …의, (한낱) …에 불과한</text:p>
            <text:p>It took her a mere 20 minutes to win.</text:p>
            <text:p/>
            <text:p>그녀가 이기는 데는 겨우 20분밖에 안 걸렸다.</text:p>
            <text:p/>
            <text:p>2.형용사 단지 …만의(무엇이 있다는 사실 자체가 뚜렷한 영향을 미치기에 충분하다는 뜻을 나타낼 때 씀)</text:p>
            <text:p>His mere presence made her feel afraid.</text:p>
            <text:p/>
            <text:p>단지 그가 거기 있다는 사실만으로도 그녀는 두려웠다.</text:p>
            <text:p/>
            <text:p>3.명사 작은 호수</text:p>
          </table:table-cell>
          <table:table-cell table:number-columns-repeated="3"/>
        </table:table-row>
        <table:table-row table:style-name="ro3">
          <table:table-cell office:value-type="string" calcext:value-type="string">
            <text:p><text:a xlink:href="https://en.dict.naver.com/#/entry/enko/b1d460486b6543bf9616db38433aa58e" xlink:type="simple">ge·nius</text:a> </text:p>
          </table:table-cell>
          <table:table-cell office:value-type="string" calcext:value-type="string">
            <text:p>[ˈdʒiːniəs] </text:p>
          </table:table-cell>
          <table:table-cell office:value-type="string" calcext:value-type="string">
            <text:p>:</text:p>
          </table:table-cell>
          <table:table-cell office:value-type="string" office:string-value="1.명사 천재성&#10;the genius of Shakespeare&#10;&#10;셰익스피어의 천재성&#10;&#10;2.명사 천재, 귀재&#10;a mathematical/comic, etc. genius&#10;&#10;수학/코미디의 천재&#10;&#10;3.명사 특별한 재능&#10;He had a genius for making people feel at home.&#10;&#10;그는 사람을 편하게 해 주는 데 특별한 재능이 있었다." calcext:value-type="string">
            <text:p>1.명사 천재성</text:p>
            <text:p>the genius of Shakespeare</text:p>
            <text:p/>
            <text:p>셰익스피어의 천재성</text:p>
            <text:p/>
            <text:p>2.명사 천재, 귀재</text:p>
            <text:p>a mathematical/comic, etc. genius</text:p>
            <text:p/>
            <text:p>수학/코미디의 천재</text:p>
            <text:p/>
            <text:p>3.명사 특별한 재능</text:p>
            <text:p>He had a genius for making people feel at home.</text:p>
            <text:p/>
            <text:p>그는 사람을 편하게 해 주는 데 특별한 재능이 있었다.</text:p>
          </table:table-cell>
          <table:table-cell table:number-columns-repeated="3"/>
        </table:table-row>
        <table:table-row table:style-name="ro1">
          <table:table-cell office:value-type="string" calcext:value-type="string">
            <text:p><text:a xlink:href="https://en.dict.naver.com/#/entry/enko/0455c07772f745bab4fc49a81786cd64" xlink:type="simple">de·mo·tion</text:a> </text:p>
          </table:table-cell>
          <table:table-cell office:value-type="string" calcext:value-type="string">
            <text:p>[dimóuʃən] </text:p>
          </table:table-cell>
          <table:table-cell office:value-type="string" calcext:value-type="string">
            <text:p>:</text:p>
          </table:table-cell>
          <table:table-cell office:value-type="string" calcext:value-type="string">
            <text:p>1. 명사 [U] 좌천; 강등, 격하</text:p>
          </table:table-cell>
          <table:table-cell table:number-columns-repeated="3"/>
        </table:table-row>
        <table:table-row table:style-name="ro1">
          <table:table-cell office:value-type="string" calcext:value-type="string">
            <text:p><text:a xlink:href="https://en.dict.naver.com/#/entry/enko/3a37e01ad7b54b9ea8c93989c817756f" xlink:type="simple">better off</text:a> </text:p>
          </table:table-cell>
          <table:table-cell table:style-name="Default"/>
          <table:table-cell office:value-type="string" calcext:value-type="string">
            <text:p>:</text:p>
          </table:table-cell>
          <table:table-cell office:value-type="string" calcext:value-type="string">
            <text:p>1. 형편이 더 나은</text:p>
          </table:table-cell>
          <table:table-cell table:number-columns-repeated="3"/>
        </table:table-row>
        <table:table-row table:style-name="ro2">
          <table:table-cell office:value-type="string" calcext:value-type="string">
            <text:p><text:a xlink:href="https://en.dict.naver.com/#/entry/enko/3b7bba54120f4f1280da91405e3b64f7" xlink:type="simple">ride |shotgun</text:a> </text:p>
          </table:table-cell>
          <table:table-cell table:style-name="Default"/>
          <table:table-cell office:value-type="string" calcext:value-type="string">
            <text:p>:</text:p>
          </table:table-cell>
          <table:table-cell office:value-type="string" calcext:value-type="string">
            <text:p>1. (승용차·트럭의) 조수석에 타다</text:p>
          </table:table-cell>
          <table:table-cell table:number-columns-repeated="3"/>
        </table:table-row>
        <table:table-row table:style-name="ro7">
          <table:table-cell table:style-name="Default" office:value-type="string" calcext:value-type="string">
            <text:p>pay a visit[call]</text:p>
          </table:table-cell>
          <table:table-cell table:style-name="Default"/>
          <table:table-cell office:value-type="string" calcext:value-type="string">
            <text:p>:</text:p>
          </table:table-cell>
          <table:table-cell office:value-type="string" office:string-value="1.방문하다&#10;I must pay a visit to the doctor.&#10;&#10;나는 의사 선생님을 방문해야 한다." calcext:value-type="string">
            <text:p>1.방문하다</text:p>
            <text:p>I must pay a visit to the doctor.</text:p>
            <text:p/>
            <text:p>나는 의사 선생님을 방문해야 한다.</text:p>
          </table:table-cell>
          <table:table-cell table:number-columns-repeated="3"/>
        </table:table-row>
        <table:table-row table:style-name="ro5">
          <table:table-cell office:value-type="string" calcext:value-type="string">
            <text:p><text:a xlink:href="https://en.dict.naver.com/#/entry/enko/68550ff3c7a44ddc82c5ace7455c3a1c" xlink:type="simple">|after |all</text:a> </text:p>
          </table:table-cell>
          <table:table-cell table:style-name="Default"/>
          <table:table-cell office:value-type="string" calcext:value-type="string">
            <text:p>:</text:p>
          </table:table-cell>
          <table:table-cell office:value-type="string" office:string-value="1.(예상과는 달리) 결국에는&#10;So you made it after all&#10;&#10;그래 네가 결국에는 (그것을) 해냈구나&#10;&#10;2.어쨌든(설명·이유를 덧붙일 때)&#10;He should have paid. He suggested it, after all.&#10;&#10;그가 돈을 냈어야지. 어쨌든 그가 제안을 한 거니까.&#10;" calcext:value-type="string">
            <text:p>1.(예상과는 달리) 결국에는</text:p>
            <text:p>So you made it after all</text:p>
            <text:p/>
            <text:p>그래 네가 결국에는 (그것을) 해냈구나</text:p>
            <text:p/>
            <text:p>2.어쨌든(설명·이유를 덧붙일 때)</text:p>
            <text:p>He should have paid. He suggested it, after all.</text:p>
            <text:p/>
            <text:p>그가 돈을 냈어야지. 어쨌든 그가 제안을 한 거니까.</text:p>
            <text:p/>
          </table:table-cell>
          <table:table-cell table:number-columns-repeated="3"/>
        </table:table-row>
        <table:table-row table:style-name="ro9">
          <table:table-cell office:value-type="string" calcext:value-type="string">
            <text:p><text:a xlink:href="https://en.dict.naver.com/#/entry/enko/16b8cdb723404bc7a1d6baec0b21e6b5" xlink:type="simple">chair·man</text:a> </text:p>
          </table:table-cell>
          <table:table-cell office:value-type="string" calcext:value-type="string">
            <text:p>[|tʃermən] </text:p>
          </table:table-cell>
          <table:table-cell office:value-type="string" calcext:value-type="string">
            <text:p>:</text:p>
          </table:table-cell>
          <table:table-cell office:value-type="string" office:string-value="1.명사 (회의의) 의장&#10;2.명사 (회사·위원회 등의) 회장&#10;the chairman of the board of governors&#10;&#10;(학교) 이사회 회장" calcext:value-type="string">
            <text:p>1.명사 (회의의) 의장</text:p>
            <text:p>2.명사 (회사·위원회 등의) 회장</text:p>
            <text:p>the chairman of the board of governors</text:p>
            <text:p/>
            <text:p>(학교) 이사회 회장</text:p>
          </table:table-cell>
          <table:table-cell table:number-columns-repeated="3"/>
        </table:table-row>
        <table:table-row table:style-name="ro3">
          <table:table-cell office:value-type="string" calcext:value-type="string">
            <text:p><text:a xlink:href="https://en.dict.naver.com/#/entry/enko/dfd1482b76de443383a25d8a6469ed9d" xlink:type="simple">trem·ble</text:a> </text:p>
          </table:table-cell>
          <table:table-cell office:value-type="string" calcext:value-type="string">
            <text:p>[ˈtrembl] </text:p>
          </table:table-cell>
          <table:table-cell office:value-type="string" calcext:value-type="string">
            <text:p>:</text:p>
          </table:table-cell>
          <table:table-cell office:value-type="string" office:string-value="1.동사 (몸을) 떨다, 떨리다&#10;My legs were trembling with fear.&#10;&#10;나는 겁이 나서 다리가 떨렸다.&#10;&#10;2.동사 (가볍게) 흔들리다[떨리다]&#10;leaves trembling in the breeze&#10;&#10;미풍에 흔들리는 나뭇잎들&#10;&#10;3.동사 (걱정두려움으로 가슴이) 떨리다&#10;I trembled at the thought of having to make a speech.&#10;&#10;나는 연설을 해야 한다는 생각에 가슴이 떨렸다." calcext:value-type="string">
            <text:p>1.동사 (몸을) 떨다, 떨리다</text:p>
            <text:p>My legs were trembling with fear.</text:p>
            <text:p/>
            <text:p>나는 겁이 나서 다리가 떨렸다.</text:p>
            <text:p/>
            <text:p>2.동사 (가볍게) 흔들리다[떨리다]</text:p>
            <text:p>leaves trembling in the breeze</text:p>
            <text:p/>
            <text:p>미풍에 흔들리는 나뭇잎들</text:p>
            <text:p/>
            <text:p>3.동사 (걱정두려움으로 가슴이) 떨리다</text:p>
            <text:p>I trembled at the thought of having to make a speech.</text:p>
            <text:p/>
            <text:p>나는 연설을 해야 한다는 생각에 가슴이 떨렸다.</text:p>
          </table:table-cell>
          <table:table-cell table:number-columns-repeated="3"/>
        </table:table-row>
        <table:table-row table:style-name="ro5">
          <table:table-cell office:value-type="string" calcext:value-type="string">
            <text:p><text:a xlink:href="https://en.dict.naver.com/#/entry/enko/2592d06cbdd149c9991d12baf1542811" xlink:type="simple">plot</text:a> </text:p>
          </table:table-cell>
          <table:table-cell office:value-type="string" calcext:value-type="string">
            <text:p>[plɑːt] </text:p>
          </table:table-cell>
          <table:table-cell office:value-type="string" calcext:value-type="string">
            <text:p>:</text:p>
          </table:table-cell>
          <table:table-cell office:value-type="string" office:string-value="1.명사 (소설극영화 등의) 구성[플롯/줄거리]&#10;a conventional plot about love and marriage&#10;&#10;사랑과 결혼에 대한 전통적인 구성&#10;&#10;2.명사 음모&#10;3.명사 (특정 용도의) 작은 땅 조각, 터, 대지&#10;She bought a small plot of land to build a house on.&#10;&#10;그녀는 집을 지으려고 작은 대지를 하나 샀다" calcext:value-type="string">
            <text:p>1.명사 (소설극영화 등의) 구성[플롯/줄거리]</text:p>
            <text:p>a conventional plot about love and marriage</text:p>
            <text:p/>
            <text:p>사랑과 결혼에 대한 전통적인 구성</text:p>
            <text:p/>
            <text:p>2.명사 음모</text:p>
            <text:p>3.명사 (특정 용도의) 작은 땅 조각, 터, 대지</text:p>
            <text:p>She bought a small plot of land to build a house on.</text:p>
            <text:p/>
            <text:p>그녀는 집을 지으려고 작은 대지를 하나 샀다</text:p>
          </table:table-cell>
          <table:table-cell table:number-columns-repeated="3"/>
        </table:table-row>
        <table:table-row table:style-name="ro1">
          <table:table-cell office:value-type="string" calcext:value-type="string">
            <text:p><text:a xlink:href="https://en.dict.naver.com/#/entry/enko/5cf9bf14bf0e4e8c8d034194bd4acce9" xlink:type="simple">be after</text:a> </text:p>
          </table:table-cell>
          <table:table-cell table:style-name="Default"/>
          <table:table-cell office:value-type="string" calcext:value-type="string">
            <text:p>:</text:p>
          </table:table-cell>
          <table:table-cell office:value-type="string" calcext:value-type="string">
            <text:p>1. …을 추구하다, …을 찾다</text:p>
          </table:table-cell>
          <table:table-cell table:number-columns-repeated="3"/>
        </table:table-row>
        <table:table-row table:style-name="ro7">
          <table:table-cell office:value-type="string" calcext:value-type="string">
            <text:p><text:a xlink:href="https://en.dict.naver.com/#/entry/enko/197bbeca1dd9417eb317f89308dfae4c" xlink:type="simple">go bust</text:a> </text:p>
          </table:table-cell>
          <table:table-cell table:style-name="Default"/>
          <table:table-cell office:value-type="string" calcext:value-type="string">
            <text:p>:</text:p>
          </table:table-cell>
          <table:table-cell office:value-type="string" office:string-value="1.파산하다&#10;The country had watched its oil- fueled boom go bust.&#10;&#10;그 나라는 석유 경기가 파탄하는 꼴을 보게 되었다." calcext:value-type="string">
            <text:p>1.파산하다</text:p>
            <text:p>The country had watched its oil- fueled boom go bust.</text:p>
            <text:p/>
            <text:p>그 나라는 석유 경기가 파탄하는 꼴을 보게 되었다.</text:p>
          </table:table-cell>
          <table:table-cell table:number-columns-repeated="3"/>
        </table:table-row>
        <table:table-row table:style-name="ro7">
          <table:table-cell table:style-name="Default" office:value-type="string" calcext:value-type="string">
            <text:p>be about to do something</text:p>
          </table:table-cell>
          <table:table-cell table:style-name="Default"/>
          <table:table-cell office:value-type="string" calcext:value-type="string">
            <text:p>:</text:p>
          </table:table-cell>
          <table:table-cell office:value-type="string" office:string-value="1.막 …하려는 참이다&#10;I was just about to ask you the same thing.&#10;&#10;나도 네게 똑같은 걸 막 물어보려던 참이었어." calcext:value-type="string">
            <text:p>1.막 …하려는 참이다</text:p>
            <text:p>I was just about to ask you the same thing.</text:p>
            <text:p/>
            <text:p>나도 네게 똑같은 걸 막 물어보려던 참이었어.</text:p>
          </table:table-cell>
          <table:table-cell table:number-columns-repeated="3"/>
        </table:table-row>
        <table:table-row table:style-name="ro9">
          <table:table-cell table:style-name="Default" office:value-type="string" calcext:value-type="string">
            <text:p>|go |under</text:p>
          </table:table-cell>
          <table:table-cell table:style-name="Default"/>
          <table:table-cell office:value-type="string" calcext:value-type="string">
            <text:p>:</text:p>
          </table:table-cell>
          <table:table-cell office:value-type="string" office:string-value="1.가라앉다&#10;2.도산[파산]하다&#10;The firm will go under unless business improves.&#10;&#10;영업이 개선되지 않으면 그 회사는 도산할 것이다." calcext:value-type="string">
            <text:p>1.가라앉다</text:p>
            <text:p>2.도산[파산]하다</text:p>
            <text:p>The firm will go under unless business improves.</text:p>
            <text:p/>
            <text:p>영업이 개선되지 않으면 그 회사는 도산할 것이다.</text:p>
          </table:table-cell>
          <table:table-cell table:number-columns-repeated="3"/>
        </table:table-row>
        <table:table-row table:style-name="ro3">
          <table:table-cell table:style-name="Default" office:value-type="string" calcext:value-type="string">
            <text:p>pro·spect</text:p>
          </table:table-cell>
          <table:table-cell table:style-name="Default"/>
          <table:table-cell office:value-type="string" calcext:value-type="string">
            <text:p>:</text:p>
          </table:table-cell>
          <table:table-cell office:value-type="string" office:string-value="1.명사 (어떤 일이 있을) 가망[가능성]&#10;There is no immediate prospect of peace.&#10;&#10;즉시 평화가 찾아올 가망은 없다.&#10;&#10;2.명사 예상&#10;an exciting prospect&#10;&#10;신나는 예상&#10;&#10;3.명사 (성공할) 전망&#10;good job/employment/career prospects&#10;&#10;좋은 일자리/취직/출세 전망" calcext:value-type="string">
            <text:p>1.명사 (어떤 일이 있을) 가망[가능성]</text:p>
            <text:p>There is no immediate prospect of peace.</text:p>
            <text:p/>
            <text:p>즉시 평화가 찾아올 가망은 없다.</text:p>
            <text:p/>
            <text:p>2.명사 예상</text:p>
            <text:p>an exciting prospect</text:p>
            <text:p/>
            <text:p>신나는 예상</text:p>
            <text:p/>
            <text:p>3.명사 (성공할) 전망</text:p>
            <text:p>good job/employment/career prospects</text:p>
            <text:p/>
            <text:p>좋은 일자리/취직/출세 전망</text:p>
          </table:table-cell>
          <table:table-cell table:number-columns-repeated="3"/>
        </table:table-row>
        <table:table-row table:style-name="ro7">
          <table:table-cell office:value-type="string" calcext:value-type="string">
            <text:p><text:a xlink:href="https://en.dict.naver.com/#/entry/enko/bb787e898aff450693ece8eb3663c663" xlink:type="simple">back·lash</text:a> </text:p>
          </table:table-cell>
          <table:table-cell office:value-type="string" calcext:value-type="string">
            <text:p>[ˈbæklæʃ] </text:p>
          </table:table-cell>
          <table:table-cell office:value-type="string" calcext:value-type="string">
            <text:p>:</text:p>
          </table:table-cell>
          <table:table-cell office:value-type="string" office:string-value="1.명사 (사회 변화 등에 대한 대중의) 반발&#10;The government is facing an angry backlash from voters over the new tax.&#10;&#10;그 새로 생긴 세금 때문에 정부가 유권자들의 심한 반발에 직면해 있다." calcext:value-type="string">
            <text:p>1.명사 (사회 변화 등에 대한 대중의) 반발</text:p>
            <text:p>The government is facing an angry backlash from voters over the new tax.</text:p>
            <text:p/>
            <text:p>그 새로 생긴 세금 때문에 정부가 유권자들의 심한 반발에 직면해 있다.</text:p>
          </table:table-cell>
          <table:table-cell table:number-columns-repeated="3"/>
        </table:table-row>
        <table:table-row table:style-name="ro11">
          <table:table-cell office:value-type="string" calcext:value-type="string">
            <text:p><text:a xlink:href="https://en.dict.naver.com/#/entry/enko/01bd1580ba0943a0a384e79b76f0f968" xlink:type="simple">dub</text:a> </text:p>
          </table:table-cell>
          <table:table-cell office:value-type="string" calcext:value-type="string">
            <text:p>[dʌb] </text:p>
          </table:table-cell>
          <table:table-cell office:value-type="string" calcext:value-type="string">
            <text:p>:</text:p>
          </table:table-cell>
          <table:table-cell office:value-type="string" office:string-value="1.동사 별명을 붙이다&#10;The Belgian actor Jean Claude Van Damme has been dubbed ‘Muscles from Brussels’.&#10;&#10;벨기에 출신 배우인 장 클로드 반담은 ‘브뤼셀에서 온 근육질’이라는 별명으로 불려 왔다.&#10;&#10;2.동사 (영화 등을 다른 언어로) 재녹음하다[더빙하다]&#10;an American movie dubbed into Italian&#10;&#10;이탈리아어로 더빙된 미국 영화&#10;&#10;3.동사 믹싱[더빙]하다(여러 녹음에서 음을 따 섞어 곡을 만드는 것)" calcext:value-type="string">
            <text:p>1.동사 별명을 붙이다</text:p>
            <text:p>The Belgian actor Jean Claude Van Damme has been dubbed ‘Muscles from Brussels’.</text:p>
            <text:p/>
            <text:p>벨기에 출신 배우인 장 클로드 반담은 ‘브뤼셀에서 온 근육질’이라는 별명으로 불려 왔다.</text:p>
            <text:p/>
            <text:p>2.동사 (영화 등을 다른 언어로) 재녹음하다[더빙하다]</text:p>
            <text:p>an American movie dubbed into Italian</text:p>
            <text:p/>
            <text:p>이탈리아어로 더빙된 미국 영화</text:p>
            <text:p/>
            <text:p>3.동사 믹싱[더빙]하다(여러 녹음에서 음을 따 섞어 곡을 만드는 것)</text:p>
          </table:table-cell>
          <table:table-cell table:number-columns-repeated="3"/>
        </table:table-row>
        <table:table-row table:style-name="ro9">
          <table:table-cell office:value-type="string" calcext:value-type="string">
            <text:p><text:a xlink:href="https://en.dict.naver.com/#/entry/enko/d9d05a1c2b284153b9b4fad62ba6d093" xlink:type="simple">odd·ball</text:a> </text:p>
          </table:table-cell>
          <table:table-cell office:value-type="string" calcext:value-type="string">
            <text:p>[|ɑːdbɔːl] </text:p>
          </table:table-cell>
          <table:table-cell office:value-type="string" calcext:value-type="string">
            <text:p>:</text:p>
          </table:table-cell>
          <table:table-cell office:value-type="string" office:string-value="1.명사 괴짜&#10;2.형용사&#10;oddball characters&#10;&#10;괴짜인 사람들" calcext:value-type="string">
            <text:p>1.명사 괴짜</text:p>
            <text:p>2.형용사</text:p>
            <text:p>oddball characters</text:p>
            <text:p/>
            <text:p>괴짜인 사람들</text:p>
          </table:table-cell>
          <table:table-cell table:number-columns-repeated="3"/>
        </table:table-row>
        <table:table-row table:style-name="ro1">
          <table:table-cell table:style-name="Default" office:value-type="string" calcext:value-type="string">
            <text:p>go on to</text:p>
          </table:table-cell>
          <table:table-cell table:style-name="Default"/>
          <table:table-cell office:value-type="string" calcext:value-type="string">
            <text:p>:</text:p>
          </table:table-cell>
          <table:table-cell office:value-type="string" calcext:value-type="string">
            <text:p>1. …으로 나아가다.</text:p>
          </table:table-cell>
          <table:table-cell table:number-columns-repeated="3"/>
        </table:table-row>
        <table:table-row table:style-name="ro7">
          <table:table-cell table:style-name="Default" office:value-type="string" calcext:value-type="string">
            <text:p>|go |on to something</text:p>
          </table:table-cell>
          <table:table-cell table:style-name="Default"/>
          <table:table-cell office:value-type="string" calcext:value-type="string">
            <text:p>:</text:p>
          </table:table-cell>
          <table:table-cell office:value-type="string" office:string-value="1.(다음 항목으로) 넘어가다&#10;Let’s go on to the next item on the agenda.&#10;&#10;다음 안건으로 넘어가기로 하죠." calcext:value-type="string">
            <text:p>1.(다음 항목으로) 넘어가다</text:p>
            <text:p>Let’s go on to the next item on the agenda.</text:p>
            <text:p/>
            <text:p>다음 안건으로 넘어가기로 하죠.</text:p>
          </table:table-cell>
          <table:table-cell table:number-columns-repeated="3"/>
        </table:table-row>
        <table:table-row table:style-name="ro7">
          <table:table-cell table:style-name="Default" office:value-type="string" calcext:value-type="string">
            <text:p>|go |on to do something</text:p>
          </table:table-cell>
          <table:table-cell table:style-name="Default"/>
          <table:table-cell office:value-type="string" calcext:value-type="string">
            <text:p>:</text:p>
          </table:table-cell>
          <table:table-cell office:value-type="string" office:string-value="1.(무엇을 끝마친 뒤에) 이어서 ~을 하기 시작하다&#10;The book goes on to describe his experiences in the army.&#10;&#10;그 책은 이어서 그의 군대 경험을 묘사하기 시작한다." calcext:value-type="string">
            <text:p>1.(무엇을 끝마친 뒤에) 이어서 ~을 하기 시작하다</text:p>
            <text:p>The book goes on to describe his experiences in the army.</text:p>
            <text:p/>
            <text:p>그 책은 이어서 그의 군대 경험을 묘사하기 시작한다.</text:p>
          </table:table-cell>
          <table:table-cell table:number-columns-repeated="3"/>
        </table:table-row>
        <table:table-row table:style-name="ro3">
          <table:table-cell office:value-type="string" calcext:value-type="string">
            <text:p><text:a xlink:href="https://en.dict.naver.com/#/entry/enko/c904e3620b55459cbbf840dbf6cfdc79" xlink:type="simple">as·so·ci·ate</text:a> </text:p>
          </table:table-cell>
          <table:table-cell table:style-name="Default"/>
          <table:table-cell office:value-type="string" calcext:value-type="string">
            <text:p>:</text:p>
          </table:table-cell>
          <table:table-cell office:value-type="string" office:string-value="1.동사 연상하다, 결부[연관]짓다&#10;I always associate the smell of baking with my childhood.&#10;&#10;나는 빵 굽는 냄새를 맡으면 항상 어린 시절이 연상된다.&#10;&#10;2.동사 (좋지 않은 사람들과) 어울리다&#10;I don’t like you associating with those people.&#10;&#10;난 네가 저 사람들과 어울리는 거 안 좋아.&#10;&#10;3.동사 찬동[지지]을 표하다&#10;May I associate myself with the Prime Minister’s remarks?&#10;&#10;총리님 발언에 제가 찬동을 표해도 될까요?" calcext:value-type="string">
            <text:p>1.동사 연상하다, 결부[연관]짓다</text:p>
            <text:p>I always associate the smell of baking with my childhood.</text:p>
            <text:p/>
            <text:p>나는 빵 굽는 냄새를 맡으면 항상 어린 시절이 연상된다.</text:p>
            <text:p/>
            <text:p>2.동사 (좋지 않은 사람들과) 어울리다</text:p>
            <text:p>I don’t like you associating with those people.</text:p>
            <text:p/>
            <text:p>난 네가 저 사람들과 어울리는 거 안 좋아.</text:p>
            <text:p/>
            <text:p>3.동사 찬동[지지]을 표하다</text:p>
            <text:p>May I associate myself with the Prime Minister’s remarks?</text:p>
            <text:p/>
            <text:p>총리님 발언에 제가 찬동을 표해도 될까요?</text:p>
          </table:table-cell>
          <table:table-cell table:number-columns-repeated="3"/>
        </table:table-row>
        <table:table-row table:style-name="ro8">
          <table:table-cell office:value-type="string" calcext:value-type="string">
            <text:p><text:a xlink:href="https://en.dict.naver.com/#/userEntry/enko/353acd7293d32cc95e34408ad114d017" xlink:type="simple">associate manager</text:a> </text:p>
          </table:table-cell>
          <table:table-cell table:style-name="Default"/>
          <table:table-cell office:value-type="string" calcext:value-type="string">
            <text:p>:</text:p>
          </table:table-cell>
          <table:table-cell office:value-type="string" office:string-value="1.대리&#10;2.부매니저&#10;3.과장" calcext:value-type="string">
            <text:p>1.대리</text:p>
            <text:p>2.부매니저</text:p>
            <text:p>3.과장</text:p>
          </table:table-cell>
          <table:table-cell table:number-columns-repeated="3"/>
        </table:table-row>
        <table:table-row table:style-name="ro1">
          <table:table-cell office:value-type="string" calcext:value-type="string">
            <text:p><text:a xlink:href="https://en.dict.naver.com/#/entry/enko/7b0981e8b9914bf79bc106e4dfdddd67" xlink:type="simple">insist on</text:a> </text:p>
          </table:table-cell>
          <table:table-cell table:style-name="Default"/>
          <table:table-cell office:value-type="string" calcext:value-type="string">
            <text:p>:</text:p>
          </table:table-cell>
          <table:table-cell office:value-type="string" calcext:value-type="string">
            <text:p>1. 동사 …을 주장하다, …을 역설하다; …을 강요하다; …을 강조하다.</text:p>
          </table:table-cell>
          <table:table-cell table:number-columns-repeated="3"/>
        </table:table-row>
        <table:table-row table:style-name="ro7">
          <table:table-cell table:style-name="Default" office:value-type="string" calcext:value-type="string">
            <text:p>in|sist on/upon something</text:p>
          </table:table-cell>
          <table:table-cell table:style-name="Default"/>
          <table:table-cell office:value-type="string" calcext:value-type="string">
            <text:p>:</text:p>
          </table:table-cell>
          <table:table-cell office:value-type="string" office:string-value="1.~을 (강력히) 고집[요구]하다&#10;We insisted on a refund of the full amount.&#10;&#10;우리는 전액 환불을 고집했다." calcext:value-type="string">
            <text:p>1.~을 (강력히) 고집[요구]하다</text:p>
            <text:p>We insisted on a refund of the full amount.</text:p>
            <text:p/>
            <text:p>우리는 전액 환불을 고집했다.</text:p>
          </table:table-cell>
          <table:table-cell table:number-columns-repeated="3"/>
        </table:table-row>
        <table:table-row table:style-name="ro8">
          <table:table-cell office:value-type="string" calcext:value-type="string">
            <text:p><text:a xlink:href="https://en.dict.naver.com/#/entry/enko/b9eccdfa178b49ce8ae50e725b0546ee" xlink:type="simple">ask for</text:a> </text:p>
          </table:table-cell>
          <table:table-cell table:style-name="Default"/>
          <table:table-cell office:value-type="string" calcext:value-type="string">
            <text:p>:</text:p>
          </table:table-cell>
          <table:table-cell office:value-type="string" office:string-value="1.…을 찾아오다&#10;2.&lt;물건을&gt; 청하다, 청구하다&#10;3.필요로 하다" calcext:value-type="string">
            <text:p>1.…을 찾아오다</text:p>
            <text:p>2.&lt;물건을&gt; 청하다, 청구하다</text:p>
            <text:p>3.필요로 하다</text:p>
          </table:table-cell>
          <table:table-cell table:number-columns-repeated="3"/>
        </table:table-row>
        <table:table-row table:style-name="ro11">
          <table:table-cell office:value-type="string" calcext:value-type="string">
            <text:p><text:a xlink:href="https://en.dict.naver.com/#/entry/enko/df7d821424ba4881b505b47be9edb624" xlink:type="simple">as·sist·ant</text:a> </text:p>
          </table:table-cell>
          <table:table-cell office:value-type="string" calcext:value-type="string">
            <text:p>[əˈsɪstənt] </text:p>
          </table:table-cell>
          <table:table-cell office:value-type="string" calcext:value-type="string">
            <text:p>:</text:p>
          </table:table-cell>
          <table:table-cell office:value-type="string" office:string-value="1.명사 조수, 보조원&#10;My assistant will now demonstrate the machine in action.&#10;&#10;이제 제 보조원이 그 기계의 작동을 시범으로 보여 드리겠습니다.&#10;&#10;2.명사&#10;a sales assistant in a department store&#10;&#10;백화점의 판매원&#10;&#10;3.명사 대학생 어학 교사(외국에 나가 그 나라 학교에서 자기 나라 언어를 가르치는 대학생)" calcext:value-type="string">
            <text:p>1.명사 조수, 보조원</text:p>
            <text:p>My assistant will now demonstrate the machine in action.</text:p>
            <text:p/>
            <text:p>이제 제 보조원이 그 기계의 작동을 시범으로 보여 드리겠습니다.</text:p>
            <text:p/>
            <text:p>2.명사</text:p>
            <text:p>a sales assistant in a department store</text:p>
            <text:p/>
            <text:p>백화점의 판매원</text:p>
            <text:p/>
            <text:p>3.명사 대학생 어학 교사(외국에 나가 그 나라 학교에서 자기 나라 언어를 가르치는 대학생)</text:p>
          </table:table-cell>
          <table:table-cell table:number-columns-repeated="3"/>
        </table:table-row>
        <table:table-row table:style-name="ro11">
          <table:table-cell office:value-type="string" calcext:value-type="string">
            <text:p><text:a xlink:href="https://en.dict.naver.com/#/entry/enko/6c4ef129dc084d50874181e0dc6362a8" xlink:type="simple">ex·ecu·tive</text:a> </text:p>
          </table:table-cell>
          <table:table-cell office:value-type="string" calcext:value-type="string">
            <text:p>[ɪɡˈzekjətɪv] </text:p>
          </table:table-cell>
          <table:table-cell office:value-type="string" calcext:value-type="string">
            <text:p>:</text:p>
          </table:table-cell>
          <table:table-cell office:value-type="string" office:string-value="1.명사 (기업이나 조직의) 경영[운영] 간부[이사/중역]&#10;advertising/business/sales, etc. executives&#10;&#10;홍보/영업/판매 등의 이사&#10;&#10;2.명사 (기업이나 조직의) 경영[운영]진&#10;The union’s executive has / have yet to reach a decision.&#10;&#10;노조 집행부에서 아직 결정을 내리지 못했다.&#10;&#10;3.명사 행정부" calcext:value-type="string">
            <text:p>1.명사 (기업이나 조직의) 경영[운영] 간부[이사/중역]</text:p>
            <text:p>advertising/business/sales, etc. executives</text:p>
            <text:p/>
            <text:p>홍보/영업/판매 등의 이사</text:p>
            <text:p/>
            <text:p>2.명사 (기업이나 조직의) 경영[운영]진</text:p>
            <text:p>The union’s executive has / have yet to reach a decision.</text:p>
            <text:p/>
            <text:p>노조 집행부에서 아직 결정을 내리지 못했다.</text:p>
            <text:p/>
            <text:p>3.명사 행정부</text:p>
          </table:table-cell>
          <table:table-cell table:number-columns-repeated="3"/>
        </table:table-row>
        <table:table-row table:style-name="ro2">
          <table:table-cell office:value-type="string" calcext:value-type="string">
            <text:p><text:a xlink:href="https://en.dict.naver.com/#/entry/enko/43b97fc9519b44edb7e3844ba913123d" xlink:type="simple">executive assistant</text:a> </text:p>
          </table:table-cell>
          <table:table-cell table:style-name="Default"/>
          <table:table-cell office:value-type="string" calcext:value-type="string">
            <text:p>:</text:p>
          </table:table-cell>
          <table:table-cell office:value-type="string" calcext:value-type="string">
            <text:p>1. 명사 비서, 보좌관.</text:p>
          </table:table-cell>
          <table:table-cell table:number-columns-repeated="3"/>
        </table:table-row>
        <table:table-row table:style-name="ro3">
          <table:table-cell office:value-type="string" calcext:value-type="string">
            <text:p><text:a xlink:href="https://en.dict.naver.com/#/entry/enko/bb1146d13bdb413c9e26987bd1ddac4c" xlink:type="simple">ra·ther</text:a> </text:p>
          </table:table-cell>
          <table:table-cell office:value-type="string" calcext:value-type="string">
            <text:p>[ˈræðər] </text:p>
          </table:table-cell>
          <table:table-cell office:value-type="string" calcext:value-type="string">
            <text:p>:</text:p>
          </table:table-cell>
          <table:table-cell office:value-type="string" office:string-value="1.부사 (흔히 비판실망놀람을 나타내는 표현에서) 꽤, 약간, 상당히&#10;The instructions were rather complicated.&#10;&#10;그 사용 설명서는 약간 복잡했다.&#10;&#10;2.부사 좀, 약간(동사와 함께 써서 진술의 강도를 완화시킬 때)&#10;I rather suspect we’re making a mistake.&#10;&#10;나는 우리가 실수를 하고 있는 것이 아닌가 하는 의심이 좀 든다.&#10;&#10;3.부사 더 정확히 말하면&#10;She worked as a secretary, or rather, a personal assistant.&#10;&#10;그녀는 비서로, 더 정확히 말하면, 개인 조수로 일했다." calcext:value-type="string">
            <text:p>1.부사 (흔히 비판실망놀람을 나타내는 표현에서) 꽤, 약간, 상당히</text:p>
            <text:p>The instructions were rather complicated.</text:p>
            <text:p/>
            <text:p>그 사용 설명서는 약간 복잡했다.</text:p>
            <text:p/>
            <text:p>2.부사 좀, 약간(동사와 함께 써서 진술의 강도를 완화시킬 때)</text:p>
            <text:p>I rather suspect we’re making a mistake.</text:p>
            <text:p/>
            <text:p>나는 우리가 실수를 하고 있는 것이 아닌가 하는 의심이 좀 든다.</text:p>
            <text:p/>
            <text:p>3.부사 더 정확히 말하면</text:p>
            <text:p>She worked as a secretary, or rather, a personal assistant.</text:p>
            <text:p/>
            <text:p>그녀는 비서로, 더 정확히 말하면, 개인 조수로 일했다.</text:p>
          </table:table-cell>
          <table:table-cell table:number-columns-repeated="3"/>
        </table:table-row>
        <table:table-row table:style-name="ro3">
          <table:table-cell office:value-type="string" calcext:value-type="string">
            <text:p><text:a xlink:href="https://en.dict.naver.com/#/entry/enko/0ae83d3b7a41408ca28b52256ed01570" xlink:type="simple">lead</text:a> </text:p>
          </table:table-cell>
          <table:table-cell office:value-type="string" calcext:value-type="string">
            <text:p>[liːd] </text:p>
          </table:table-cell>
          <table:table-cell office:value-type="string" calcext:value-type="string">
            <text:p>:</text:p>
          </table:table-cell>
          <table:table-cell office:value-type="string" office:string-value="1.동사 (앞장서서) 안내하다[이끌다/데리고 가다]&#10;He led us out into the grounds.&#10;&#10;그가 우리를 이끌고 운동장으로 나갔다.&#10;&#10;2.동사 (사물∙장소로) 연결되다&#10;the pipe leading from the top of the water tank&#10;&#10;물탱크 꼭대기에서 연결되는 파이프&#10;&#10;3.동사 (도로가 특정 방향∙장소로) 이어지다[통하다]&#10;A path led up the hill.&#10;&#10;언덕 위로 오솔길이 하나 나 있었다." calcext:value-type="string">
            <text:p>1.동사 (앞장서서) 안내하다[이끌다/데리고 가다]</text:p>
            <text:p>He led us out into the grounds.</text:p>
            <text:p/>
            <text:p>그가 우리를 이끌고 운동장으로 나갔다.</text:p>
            <text:p/>
            <text:p>2.동사 (사물∙장소로) 연결되다</text:p>
            <text:p>the pipe leading from the top of the water tank</text:p>
            <text:p/>
            <text:p>물탱크 꼭대기에서 연결되는 파이프</text:p>
            <text:p/>
            <text:p>3.동사 (도로가 특정 방향∙장소로) 이어지다[통하다]</text:p>
            <text:p>A path led up the hill.</text:p>
            <text:p/>
            <text:p>언덕 위로 오솔길이 하나 나 있었다.</text:p>
          </table:table-cell>
          <table:table-cell table:number-columns-repeated="3"/>
        </table:table-row>
        <table:table-row table:style-name="ro3">
          <table:table-cell office:value-type="string" calcext:value-type="string">
            <text:p><text:a xlink:href="https://en.dict.naver.com/#/entry/enko/ce99cd78e03143c4b2f24b691f2772f3" xlink:type="simple">quan·tity</text:a> </text:p>
          </table:table-cell>
          <table:table-cell office:value-type="string" calcext:value-type="string">
            <text:p>[|kwɑːntəti] </text:p>
          </table:table-cell>
          <table:table-cell office:value-type="string" calcext:value-type="string">
            <text:p>:</text:p>
          </table:table-cell>
          <table:table-cell office:value-type="string" office:string-value="1.명사 (세거나 잴 수 있는) 양, 수량, 분량&#10;a large/small quantity of sth&#10;&#10;많은/적은 양[분량]&#10;&#10;2.명사 (일정한 단위로 측정한) 양&#10;The data is limited in terms of both quality and quantity.&#10;&#10;그 데이터는 질과 양 두 가지 측면에서 다 제한적이다.&#10;&#10;3.명사 다량, 다수&#10;The police found a quantity of drugs at his home.&#10;&#10;경찰이 그의 집에서 다량의 마약을 발견했다." calcext:value-type="string">
            <text:p>1.명사 (세거나 잴 수 있는) 양, 수량, 분량</text:p>
            <text:p>a large/small quantity of sth</text:p>
            <text:p/>
            <text:p>많은/적은 양[분량]</text:p>
            <text:p/>
            <text:p>2.명사 (일정한 단위로 측정한) 양</text:p>
            <text:p>The data is limited in terms of both quality and quantity.</text:p>
            <text:p/>
            <text:p>그 데이터는 질과 양 두 가지 측면에서 다 제한적이다.</text:p>
            <text:p/>
            <text:p>3.명사 다량, 다수</text:p>
            <text:p>The police found a quantity of drugs at his home.</text:p>
            <text:p/>
            <text:p>경찰이 그의 집에서 다량의 마약을 발견했다.</text:p>
          </table:table-cell>
          <table:table-cell table:number-columns-repeated="3"/>
        </table:table-row>
        <table:table-row table:style-name="ro8">
          <table:table-cell office:value-type="string" calcext:value-type="string">
            <text:p><text:a xlink:href="https://en.dict.naver.com/#/entry/enko/b0e6e1966a9f4f6ebdea1bce95c8fb1a" xlink:type="simple">new·comer</text:a> </text:p>
          </table:table-cell>
          <table:table-cell office:value-type="string" calcext:value-type="string">
            <text:p>[|nuːkʌmə(r)] </text:p>
          </table:table-cell>
          <table:table-cell office:value-type="string" calcext:value-type="string">
            <text:p>:</text:p>
          </table:table-cell>
          <table:table-cell office:value-type="string" calcext:value-type="string">
            <text:p>1. 명사 신입자, 신참자</text:p>
          </table:table-cell>
          <table:table-cell table:number-columns-repeated="3"/>
        </table:table-row>
        <table:table-row table:style-name="ro7">
          <table:table-cell office:value-type="string" calcext:value-type="string">
            <text:p><text:a xlink:href="https://en.dict.naver.com/#/entry/enko/d1488b3cdc144b8aab405cb36f677b4a" xlink:type="simple">loathe</text:a> </text:p>
          </table:table-cell>
          <table:table-cell office:value-type="string" calcext:value-type="string">
            <text:p>[loʊð] </text:p>
          </table:table-cell>
          <table:table-cell office:value-type="string" calcext:value-type="string">
            <text:p>:</text:p>
          </table:table-cell>
          <table:table-cell office:value-type="string" office:string-value="1.동사 혐오하다&#10;I loathe modern art.&#10;&#10;난 현대 미술을 혐오한다." calcext:value-type="string">
            <text:p>1.동사 혐오하다</text:p>
            <text:p>I loathe modern art.</text:p>
            <text:p/>
            <text:p>난 현대 미술을 혐오한다.</text:p>
          </table:table-cell>
          <table:table-cell table:number-columns-repeated="3"/>
        </table:table-row>
        <table:table-row table:style-name="ro7">
          <table:table-cell office:value-type="string" calcext:value-type="string">
            <text:p><text:a xlink:href="https://en.dict.naver.com/#/entry/enko/abeb0b1642ec45ca94534cb2934b2178" xlink:type="simple">loath·ing</text:a> </text:p>
          </table:table-cell>
          <table:table-cell office:value-type="string" calcext:value-type="string">
            <text:p>[|loʊðɪŋ] </text:p>
          </table:table-cell>
          <table:table-cell office:value-type="string" calcext:value-type="string">
            <text:p>:</text:p>
          </table:table-cell>
          <table:table-cell office:value-type="string" office:string-value="1.명사 혐오(감), 증오(심)&#10;She looked at her attacker with fear and loathing.&#10;&#10;그녀는 자기를 공격하는 자를 공포와 증오심에 가득 차서 바라보았다" calcext:value-type="string">
            <text:p>1.명사 혐오(감), 증오(심)</text:p>
            <text:p>She looked at her attacker with fear and loathing.</text:p>
            <text:p/>
            <text:p>그녀는 자기를 공격하는 자를 공포와 증오심에 가득 차서 바라보았다</text:p>
          </table:table-cell>
          <table:table-cell table:number-columns-repeated="3"/>
        </table:table-row>
        <table:table-row table:style-name="ro7">
          <table:table-cell office:value-type="string" calcext:value-type="string">
            <text:p><text:a xlink:href="https://en.dict.naver.com/#/entry/enko/4d7025cc9da949f4b33ff9e28b875fef" xlink:type="simple">ob·nox·ious</text:a> </text:p>
          </table:table-cell>
          <table:table-cell office:value-type="string" calcext:value-type="string">
            <text:p>[əb|nɑːkʃəs] </text:p>
          </table:table-cell>
          <table:table-cell office:value-type="string" calcext:value-type="string">
            <text:p>:</text:p>
          </table:table-cell>
          <table:table-cell office:value-type="string" office:string-value="1.형용사 아주 불쾌한, 몹시 기분 나쁜&#10;obnoxious behaviour&#10;&#10;아주 불쾌한 행동" calcext:value-type="string">
            <text:p>1.형용사 아주 불쾌한, 몹시 기분 나쁜</text:p>
            <text:p>obnoxious behaviour</text:p>
            <text:p/>
            <text:p>아주 불쾌한 행동</text:p>
          </table:table-cell>
          <table:table-cell table:number-columns-repeated="3"/>
        </table:table-row>
        <table:table-row table:style-name="ro1">
          <table:table-cell office:value-type="string" calcext:value-type="string">
            <text:p><text:a xlink:href="https://en.dict.naver.com/#/entry/enko/5d751bae79d34cb8b147d822ed3b5789" xlink:type="simple">put up with</text:a> </text:p>
          </table:table-cell>
          <table:table-cell table:style-name="Default"/>
          <table:table-cell office:value-type="string" calcext:value-type="string">
            <text:p>:</text:p>
          </table:table-cell>
          <table:table-cell office:value-type="string" calcext:value-type="string">
            <text:p>1. 동사 참다, 참고 견디다.</text:p>
          </table:table-cell>
          <table:table-cell table:number-columns-repeated="3"/>
        </table:table-row>
        <table:table-row table:style-name="ro3">
          <table:table-cell office:value-type="string" calcext:value-type="string">
            <text:p><text:a xlink:href="https://en.dict.naver.com/#/entry/enko/b0f863fe4e8b4c85a34d78491c12f37e" xlink:type="simple">com·prom·ise</text:a> </text:p>
          </table:table-cell>
          <table:table-cell office:value-type="string" calcext:value-type="string">
            <text:p>[|kɑːmprəmaɪz] </text:p>
          </table:table-cell>
          <table:table-cell office:value-type="string" calcext:value-type="string">
            <text:p>:</text:p>
          </table:table-cell>
          <table:table-cell office:value-type="string" office:string-value="1.명사 타협[절충](내용)&#10;After lengthy talks the two sides finally reached a compromise.&#10;&#10;오랜 회담 끝에 양측이 마침내 타협에 이르렀다.&#10;&#10;2.명사 절충해서 나온 것[중간물]&#10;This model represents the best compromise between price and quality.&#10;&#10;이 모델은 가격과 품질을 최고로 절충해 놓은 것이다.&#10;&#10;3.명사 타협[절충](행위)&#10;Compromise is an inevitable part of life.&#10;&#10;타협은 삶의 불가피한 요소이다." calcext:value-type="string">
            <text:p>1.명사 타협[절충](내용)</text:p>
            <text:p>After lengthy talks the two sides finally reached a compromise.</text:p>
            <text:p/>
            <text:p>오랜 회담 끝에 양측이 마침내 타협에 이르렀다.</text:p>
            <text:p/>
            <text:p>2.명사 절충해서 나온 것[중간물]</text:p>
            <text:p>This model represents the best compromise between price and quality.</text:p>
            <text:p/>
            <text:p>이 모델은 가격과 품질을 최고로 절충해 놓은 것이다.</text:p>
            <text:p/>
            <text:p>3.명사 타협[절충](행위)</text:p>
            <text:p>Compromise is an inevitable part of life.</text:p>
            <text:p/>
            <text:p>타협은 삶의 불가피한 요소이다.</text:p>
          </table:table-cell>
          <table:table-cell table:number-columns-repeated="3"/>
        </table:table-row>
        <table:table-row table:style-name="ro5">
          <table:table-cell office:value-type="string" calcext:value-type="string">
            <text:p><text:a xlink:href="https://en.dict.naver.com/#/entry/enko/a0037542ab854fda84433c319314f8a2" xlink:type="simple">snatch</text:a> </text:p>
          </table:table-cell>
          <table:table-cell office:value-type="string" calcext:value-type="string">
            <text:p>[snӕtʃ] </text:p>
          </table:table-cell>
          <table:table-cell office:value-type="string" calcext:value-type="string">
            <text:p>:</text:p>
          </table:table-cell>
          <table:table-cell office:value-type="string" office:string-value="1.타동사&#10;2.타동사 와락 붙잡다, 잡아채다, 잡아뺏다, 움켜쥐다, 강탈하다 ((up, down, away, off, from))&#10;The cat snatched the chicken and ran away.&#10;&#10;고양이가 병아리를 잡아채어 도망쳤다.&#10;&#10;3.타동사 (이 세상으로부터) 급히 빼앗아 가다, 자취를 없애다, 죽이다 ((away, from))&#10;He was snatched away by premature death.&#10;&#10;그는 갑자기 요절했다." calcext:value-type="string">
            <text:p>1.타동사</text:p>
            <text:p>2.타동사 와락 붙잡다, 잡아채다, 잡아뺏다, 움켜쥐다, 강탈하다 ((up, down, away, off, from))</text:p>
            <text:p>The cat snatched the chicken and ran away.</text:p>
            <text:p/>
            <text:p>고양이가 병아리를 잡아채어 도망쳤다.</text:p>
            <text:p/>
            <text:p>3.타동사 (이 세상으로부터) 급히 빼앗아 가다, 자취를 없애다, 죽이다 ((away, from))</text:p>
            <text:p>He was snatched away by premature death.</text:p>
            <text:p/>
            <text:p>그는 갑자기 요절했다.</text:p>
          </table:table-cell>
          <table:table-cell table:number-columns-repeated="3"/>
        </table:table-row>
        <table:table-row table:style-name="ro5">
          <table:table-cell office:value-type="string" calcext:value-type="string">
            <text:p><text:a xlink:href="https://en.dict.naver.com/#/entry/enko/fddfc3bccb4c4af8a75419b675a9d915" xlink:type="simple">bleep</text:a> </text:p>
          </table:table-cell>
          <table:table-cell office:value-type="string" calcext:value-type="string">
            <text:p>[bliːp] </text:p>
          </table:table-cell>
          <table:table-cell office:value-type="string" calcext:value-type="string">
            <text:p>:</text:p>
          </table:table-cell>
          <table:table-cell office:value-type="string" office:string-value="1.명사 (전자 장치에서 나는) 삐 소리&#10;2.동사 삐 소리를 내다&#10;The microwave will bleep when your meal is ready.&#10;&#10;요리가 다 되면 전자 렌지가 삐 소리를 낸다.&#10;&#10;3.동사 호출기로 호출하다, 삐삐를 치다&#10;Please bleep the doctor on duty immediately.&#10;&#10;즉시 당직 의사를 호출해요." calcext:value-type="string">
            <text:p>1.명사 (전자 장치에서 나는) 삐 소리</text:p>
            <text:p>2.동사 삐 소리를 내다</text:p>
            <text:p>The microwave will bleep when your meal is ready.</text:p>
            <text:p/>
            <text:p>요리가 다 되면 전자 렌지가 삐 소리를 낸다.</text:p>
            <text:p/>
            <text:p>3.동사 호출기로 호출하다, 삐삐를 치다</text:p>
            <text:p>Please bleep the doctor on duty immediately.</text:p>
            <text:p/>
            <text:p>즉시 당직 의사를 호출해요.</text:p>
          </table:table-cell>
          <table:table-cell table:number-columns-repeated="3"/>
        </table:table-row>
        <table:table-row table:style-name="ro1">
          <table:table-cell office:value-type="string" calcext:value-type="string">
            <text:p><text:a xlink:href="https://en.dict.naver.com/#/entry/enko/1faa647faf334ef28b8dc5916b8b6b2a" xlink:type="simple">|jet lag</text:a> </text:p>
          </table:table-cell>
          <table:table-cell table:style-name="Default"/>
          <table:table-cell office:value-type="string" calcext:value-type="string">
            <text:p>:</text:p>
          </table:table-cell>
          <table:table-cell office:value-type="string" calcext:value-type="string">
            <text:p>1. 명사 시차증(비행기를 이용한 장거리 여행 시 시차로 인한 피로감)</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돋움" svg:font-family="돋움"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styles>
    <style:default-style style:family="table-cell">
      <style:paragraph-properties style:tab-stop-distance="12.5mm"/>
      <style:text-properties style:font-name="Liberation Sans" fo:language="en" fo:country="US" style:font-name-asian="돋움1" style:language-asian="ko" style:country-asian="KR" style:font-name-complex="Lucida Sans" style:language-complex="hi" style:country-complex="IN"/>
    </style:default-style>
    <number:number-style style:name="N0">
      <number:number number:min-integer-digits="1"/>
    </number:number-style>
    <style:style style:name="Default" style:family="table-cell">
      <style:text-properties style:font-name="돋움" fo:font-family="돋움" style:font-family-generic="swiss" style:font-pitch="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20:09:02.486000000">00:00:00</text:time></text:p>
        </style:region-right>
      </style:header>
      <style:header-left style:display="false"/>
      <style:footer>
        <text:p>페이지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30T19:19:00.704000000</meta:creation-date>
    <dc:date>2021-02-14T20:21:45.050000000</dc:date>
    <meta:editing-duration>PT16H41M3S</meta:editing-duration>
    <meta:editing-cycles>45</meta:editing-cycles>
    <meta:generator>Ultra_Office/6.2.3.2$Windows_x86 LibreOffice_project/</meta:generator>
    <meta:document-statistic meta:table-count="1" meta:cell-count="646" meta:object-count="0"/>
  </office:meta>
</office:document-meta>
</file>